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B8F39AAC2.jpg" manifest:media-type="image/jpeg"/>
  <manifest:file-entry manifest:full-path="Pictures/10000000000000430000027DC394D09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Microsoft Sans Serif" svg:font-family="'Microsoft Sans Serif'"/>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83in" style:page-number="auto"/>
      <style:text-properties fo:font-size="7.40000009536743pt" style:font-size-asian="7.40000009536743pt" style:font-size-complex="7.40000009536743pt"/>
    </style:style>
    <style:style style:name="P3" style:family="paragraph" style:parent-style-name="Standard" style:master-page-name="">
      <style:paragraph-properties fo:line-height="0.0709in" style:page-number="auto"/>
      <style:text-properties fo:font-size="4.09999990463257pt" style:font-size-asian="4.09999990463257pt" style:font-size-complex="4.09999990463257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43in"/>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4" style:family="paragraph" style:parent-style-name="Body_20_text_20__28_12_29_" style:master-page-name="">
      <style:paragraph-properties fo:margin-left="0in" fo:margin-right="0in" fo:margin-top="0in" fo:margin-bottom="0in" loext:contextual-spacing="false" fo:line-height="0.1043in" fo:text-indent="0in" style:auto-text-indent="false" style:page-number="auto"/>
    </style:style>
    <style:style style:name="P25" style:family="paragraph" style:parent-style-name="Body_20_text_20__28_8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6" style:family="paragraph" style:parent-style-name="Body_20_text_20__28_7_29_" style:master-page-name="">
      <style:paragraph-properties fo:margin-left="0in" fo:margin-right="0in" fo:margin-top="0in" fo:margin-bottom="0in" loext:contextual-spacing="false" fo:line-height="0.0866in" fo:text-indent="0in" style:auto-text-indent="false" style:page-number="auto"/>
    </style:style>
    <style:style style:name="P27" style:family="paragraph" style:parent-style-name="Body_20_text_20__28_11_29_" style:master-page-name="">
      <style:paragraph-properties fo:margin-left="0in" fo:margin-right="0in" fo:margin-top="0in" fo:margin-bottom="0in" loext:contextual-spacing="false" fo:text-indent="0in" style:auto-text-indent="false" style:page-number="auto"/>
    </style:style>
    <style:style style:name="P28"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9" style:family="paragraph" style:parent-style-name="Body_20_text_20__28_8_29_" style:master-page-name="">
      <style:paragraph-properties fo:margin-left="0in" fo:margin-right="0in" fo:margin-top="0in" fo:margin-bottom="0.0516in" loext:contextual-spacing="false" fo:line-height="0.1299in" fo:text-align="justify"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0598in" loext:contextual-spacing="false" fo:line-height="0.1181in" fo:text-align="center" style:justify-single-word="false" fo:text-indent="0in" style:auto-text-indent="false" style:page-number="auto"/>
    </style:style>
    <style:style style:name="P3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style:style>
    <style:style style:name="P33"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34"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35" style:family="paragraph" style:parent-style-name="Body_20_text_20__28_10_29_" style:master-page-name="">
      <style:paragraph-properties fo:margin-left="0.1807in" fo:margin-right="0in" fo:margin-top="0in" fo:margin-bottom="0in" loext:contextual-spacing="false" fo:line-height="100%" fo:text-indent="0in" style:auto-text-indent="false" style:page-number="auto">
        <style:tab-stops>
          <style:tab-stop style:position="0.6035in"/>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7"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1.8862in"/>
        </style:tab-stops>
      </style:paragraph-properties>
    </style:style>
    <style:style style:name="P39" style:family="paragraph" style:parent-style-name="Body_20_text_20__28_5_29_" style:master-page-name="">
      <style:paragraph-properties fo:margin-left="0in" fo:margin-right="0in" fo:margin-top="0in" fo:margin-bottom="0in" loext:contextual-spacing="false" fo:line-height="0.1335in" fo:text-align="justify" style:justify-single-word="false" fo:text-indent="0.1528in" style:auto-text-indent="false" style:page-number="auto"/>
    </style:style>
    <style:style style:name="P40"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41" style:family="paragraph" style:parent-style-name="Body_20_text_20__28_12_29_" style:master-page-name="">
      <style:paragraph-properties fo:margin-left="0in" fo:margin-right="0in" fo:margin-top="0in" fo:margin-bottom="0in" loext:contextual-spacing="false" fo:line-height="0.0929in" fo:text-align="start" style:justify-single-word="false" fo:text-indent="0.1528in" style:auto-text-indent="false" style:page-number="auto"/>
    </style:style>
    <style:style style:name="P42" style:family="paragraph" style:parent-style-name="Body_20_text_20__28_7_29_" style:master-page-name="">
      <style:paragraph-properties fo:margin-left="0in" fo:margin-right="0in" fo:margin-top="0in" fo:margin-bottom="0in" loext:contextual-spacing="false" fo:line-height="0.0866in" fo:text-indent="0.1528in" style:auto-text-indent="false" style:page-number="auto"/>
    </style:style>
    <style:style style:name="P43"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44" style:family="paragraph" style:parent-style-name="Body_20_text_20__28_2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45" style:family="paragraph" style:parent-style-name="Body_20_text_20__28_2_29_" style:master-page-name="">
      <style:paragraph-properties fo:margin-left="0.528in" fo:margin-right="0in" fo:margin-top="0in" fo:margin-bottom="0in" loext:contextual-spacing="false" fo:line-height="0.1299in" fo:text-align="justify" style:justify-single-word="false" fo:text-indent="0in" style:auto-text-indent="false" style:page-number="auto"/>
    </style:style>
    <style:style style:name="P46" style:family="paragraph" style:parent-style-name="Body_20_text_20__28_5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47" style:family="paragraph" style:parent-style-name="Body_20_text_20__28_2_29_" style:master-page-name="">
      <style:paragraph-properties fo:margin-left="0.4165in" fo:margin-right="0in" fo:margin-top="0in" fo:margin-bottom="0in" loext:contextual-spacing="false" fo:text-align="justify" style:justify-single-word="false" fo:text-indent="-0.0972in" style:auto-text-indent="false" style:page-number="auto"/>
    </style:style>
    <style:style style:name="P48" style:family="paragraph" style:parent-style-name="Body_20_text_20__28_5_29_" style:master-page-name="">
      <style:paragraph-properties fo:margin-left="0in" fo:margin-right="0in" fo:margin-top="0in" fo:margin-bottom="0in" loext:contextual-spacing="false" fo:text-align="start" style:justify-single-word="false" fo:text-indent="0.2917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start" style:justify-single-word="false" fo:text-indent="0.2917in" style:auto-text-indent="false" style:page-number="auto"/>
    </style:style>
    <style:style style:name="P50"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51" style:family="paragraph" style:parent-style-name="Body_20_text_20__28_5_29_" style:master-page-name="">
      <style:paragraph-properties fo:margin-left="0.2917in" fo:margin-right="0in" fo:margin-top="0in" fo:margin-bottom="0in" loext:contextual-spacing="false" fo:text-align="start" style:justify-single-word="false" fo:text-indent="-0.2917in" style:auto-text-indent="false" style:page-number="auto"/>
    </style:style>
    <style:style style:name="P52" style:family="paragraph" style:parent-style-name="Body_20_text_20__28_5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53"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54" style:family="paragraph" style:parent-style-name="Body_20_text_20__28_2_29_" style:master-page-name="">
      <style:paragraph-properties fo:margin-left="0.528in" fo:margin-right="0in" fo:margin-top="0in" fo:margin-bottom="0in" loext:contextual-spacing="false" fo:line-height="0.1299in" fo:text-align="start" style:justify-single-word="false" fo:text-indent="-0.111in" style:auto-text-indent="false" style:page-number="auto"/>
    </style:style>
    <style:style style:name="P55"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56" style:family="paragraph" style:parent-style-name="Body_20_text_20__28_2_29_" style:master-page-name="">
      <style:paragraph-properties fo:margin-left="0.4165in" fo:margin-right="0in" fo:margin-top="0in" fo:margin-bottom="0in" loext:contextual-spacing="false" fo:text-align="justify" style:justify-single-word="false" fo:text-indent="0in" style:auto-text-indent="false" style:page-number="auto"/>
    </style:style>
    <style:style style:name="P57" style:family="paragraph" style:parent-style-name="Body_20_text_20__28_2_29_" style:master-page-name="">
      <style:paragraph-properties fo:margin-left="0.5138in" fo:margin-right="0in" fo:margin-top="0in" fo:margin-bottom="0in" loext:contextual-spacing="false" fo:text-align="justify" style:justify-single-word="false" fo:text-indent="-0.111in" style:auto-text-indent="false" style:page-number="auto"/>
    </style:style>
    <style:style style:name="P58" style:family="paragraph" style:parent-style-name="Body_20_text_20__28_6_29_" style:master-page-name="">
      <style:paragraph-properties fo:margin-left="0.5138in" fo:margin-right="0in" fo:margin-top="0in" fo:margin-bottom="0in" loext:contextual-spacing="false" fo:text-indent="-0.111in" style:auto-text-indent="false" style:page-number="auto"/>
    </style:style>
    <style:style style:name="P59" style:family="paragraph" style:parent-style-name="Body_20_text_20__28_6_29_" style:master-page-name="">
      <style:paragraph-properties fo:margin-left="0.5138in" fo:margin-right="0in" fo:margin-top="0in" fo:margin-bottom="0in" loext:contextual-spacing="false" fo:text-align="start" style:justify-single-word="false" fo:text-indent="-0.111in" style:auto-text-indent="false" style:page-number="auto"/>
    </style:style>
    <style:style style:name="P60" style:family="paragraph" style:parent-style-name="Body_20_text_20__28_5_29_" style:master-page-name="">
      <style:paragraph-properties fo:margin-left="0.5138in" fo:margin-right="0in" fo:margin-top="0in" fo:margin-bottom="0in" loext:contextual-spacing="false" fo:text-align="justify" style:justify-single-word="false" fo:text-indent="-0.111in" style:auto-text-indent="false" style:page-number="auto"/>
    </style:style>
    <style:style style:name="P61"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62"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7335in"/>
        </style:tab-stops>
      </style:paragraph-properties>
    </style:style>
    <style:style style:name="P6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4"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66" style:family="paragraph" style:parent-style-name="Body_20_text_20__28_8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7" style:family="paragraph" style:parent-style-name="Body_20_text_20__28_7_29_" style:master-page-name="">
      <style:paragraph-properties fo:margin-left="0in" fo:margin-right="0in" fo:margin-top="0in" fo:margin-bottom="0in" loext:contextual-spacing="false" fo:line-height="0.0866in" fo:text-align="start" style:justify-single-word="false" fo:text-indent="0.139in" style:auto-text-indent="false" style:page-number="auto">
        <style:tab-stops>
          <style:tab-stop style:position="1.0165in"/>
        </style:tab-stops>
      </style:paragraph-properties>
    </style:style>
    <style:style style:name="P68"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69" style:family="paragraph" style:parent-style-name="Body_20_text_20__28_6_29_" style:master-page-name="">
      <style:paragraph-properties fo:margin-left="0in" fo:margin-right="0.139in" fo:margin-top="0in" fo:margin-bottom="0.0201in" loext:contextual-spacing="false" fo:line-height="0.1181in" fo:text-align="center" style:justify-single-word="false" fo:text-indent="0in" style:auto-text-indent="false" style:page-number="auto"/>
    </style:style>
    <style:style style:name="P70" style:family="paragraph" style:parent-style-name="Body_20_text_20__28_5_29_" style:master-page-name="">
      <style:paragraph-properties fo:margin-left="0.5in" fo:margin-right="0in" fo:margin-top="0in" fo:margin-bottom="0in" loext:contextual-spacing="false" fo:text-align="start" style:justify-single-word="false" fo:text-indent="-0.1252in" style:auto-text-indent="false" style:page-number="auto"/>
    </style:style>
    <style:style style:name="P71" style:family="paragraph" style:parent-style-name="Body_20_text_20__28_2_29_" style:master-page-name="">
      <style:paragraph-properties fo:margin-left="0.361in" fo:margin-right="0.1945in" fo:margin-top="0in" fo:margin-bottom="0in" loext:contextual-spacing="false" fo:text-align="justify" style:justify-single-word="false" fo:text-indent="-0.111in" style:auto-text-indent="false" style:page-number="auto"/>
    </style:style>
    <style:style style:name="P72" style:family="paragraph" style:parent-style-name="Body_20_text_20__28_2_29_" style:master-page-name="">
      <style:paragraph-properties fo:margin-left="0.5138in" fo:margin-right="0in" fo:margin-top="0in" fo:margin-bottom="0in" loext:contextual-spacing="false" fo:text-align="start" style:justify-single-word="false" fo:text-indent="-0.222in" style:auto-text-indent="false" style:page-number="auto"/>
    </style:style>
    <style:style style:name="P73"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74" style:family="paragraph" style:parent-style-name="Body_20_text_20__28_5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75" style:family="paragraph" style:parent-style-name="Body_20_text_20__28_2_29_" style:master-page-name="">
      <style:paragraph-properties fo:margin-left="0.639in" fo:margin-right="0in" fo:margin-top="0in" fo:margin-bottom="0in" loext:contextual-spacing="false" fo:text-align="justify" style:justify-single-word="false" fo:text-indent="-0.111in" style:auto-text-indent="false" style:page-number="auto"/>
    </style:style>
    <style:style style:name="P76" style:family="paragraph" style:parent-style-name="Body_20_text_20__28_7_29_" style:master-page-name="">
      <style:paragraph-properties fo:margin-left="0in" fo:margin-right="0in" fo:margin-top="0in" fo:margin-bottom="0in" loext:contextual-spacing="false" fo:line-height="100%" fo:text-indent="0.1945in" style:auto-text-indent="false" style:page-number="auto"/>
    </style:style>
    <style:style style:name="P77" style:family="paragraph" style:parent-style-name="Body_20_text_20__28_7_29_" style:master-page-name="">
      <style:paragraph-properties fo:margin-left="0in" fo:margin-right="0in" fo:margin-top="0in" fo:margin-bottom="0in" loext:contextual-spacing="false" fo:line-height="100%" fo:text-align="start" style:justify-single-word="false" fo:text-indent="0.1945in" style:auto-text-indent="false" style:page-number="auto"/>
    </style:style>
    <style:style style:name="P78" style:family="paragraph" style:parent-style-name="Body_20_text_20__28_2_29_" style:master-page-name="">
      <style:paragraph-properties fo:margin-left="0.25in" fo:margin-right="0.1945in" fo:margin-top="0in" fo:margin-bottom="0in" loext:contextual-spacing="false" fo:text-align="justify" style:justify-single-word="false" fo:text-indent="-0.111in" style:auto-text-indent="false" style:page-number="auto"/>
    </style:style>
    <style:style style:name="P79"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80"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81" style:family="paragraph" style:parent-style-name="Body_20_text_20__28_5_29_" style:master-page-name="">
      <style:paragraph-properties fo:margin-left="0.4307in" fo:margin-right="0in" fo:margin-top="0in" fo:margin-bottom="0in" loext:contextual-spacing="false" fo:text-align="start" style:justify-single-word="false" fo:text-indent="-0.1252in" style:auto-text-indent="false" style:page-number="auto"/>
    </style:style>
    <style:style style:name="P82" style:family="paragraph" style:parent-style-name="Body_20_text_20__28_2_29_" style:master-page-name="">
      <style:paragraph-properties fo:margin-left="0.4307in" fo:margin-right="0in" fo:margin-top="0in" fo:margin-bottom="0in" loext:contextual-spacing="false" fo:text-align="start" style:justify-single-word="false" fo:text-indent="-0.1252in" style:auto-text-indent="false" style:page-number="auto"/>
    </style:style>
    <style:style style:name="P83" style:family="paragraph" style:parent-style-name="Body_20_text_20__28_2_29_" style:master-page-name="">
      <style:paragraph-properties fo:margin-left="0.528in" fo:margin-right="0in" fo:margin-top="0in" fo:margin-bottom="0in" loext:contextual-spacing="false" fo:line-height="0.1299in" fo:text-align="justify" style:justify-single-word="false" fo:text-indent="-0.222in" style:auto-text-indent="false" style:page-number="auto"/>
    </style:style>
    <style:style style:name="P84" style:family="paragraph" style:parent-style-name="Body_20_text_20__28_5_29_" style:master-page-name="">
      <style:paragraph-properties fo:margin-left="0.389in" fo:margin-right="0in" fo:margin-top="0in" fo:margin-bottom="0in" loext:contextual-spacing="false" fo:text-align="start" style:justify-single-word="false" fo:text-indent="-0.111in" style:auto-text-indent="false" style:page-number="auto"/>
    </style:style>
    <style:style style:name="P85" style:family="paragraph" style:parent-style-name="Body_20_text_20__28_2_29_" style:master-page-name="">
      <style:paragraph-properties fo:margin-left="0.389in" fo:margin-right="0in" fo:margin-top="0in" fo:margin-bottom="0in" loext:contextual-spacing="false" fo:text-align="start" style:justify-single-word="false" fo:text-indent="-0.111in" style:auto-text-indent="false" style:page-number="auto"/>
    </style:style>
    <style:style style:name="P86" style:family="paragraph" style:parent-style-name="Body_20_text_20__28_2_29_" style:master-page-name="">
      <style:paragraph-properties fo:margin-left="0.3752in" fo:margin-right="0.1945in" fo:margin-top="0in" fo:margin-bottom="0in" loext:contextual-spacing="false" fo:text-align="justify" style:justify-single-word="false" fo:text-indent="-0.111in" style:auto-text-indent="false" style:page-number="auto"/>
    </style:style>
    <style:style style:name="P87"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88" style:family="paragraph" style:parent-style-name="Body_20_text_20__28_2_29_" style:master-page-name="">
      <style:paragraph-properties fo:margin-left="0in" fo:margin-right="0in" fo:margin-top="0in" fo:margin-bottom="0in" loext:contextual-spacing="false" fo:text-align="start" style:justify-single-word="false" fo:text-indent="0.25in" style:auto-text-indent="false" style:page-number="auto"/>
    </style:style>
    <style:style style:name="P89"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90" style:family="paragraph" style:parent-style-name="Body_20_text_20__28_7_29_" style:master-page-name="">
      <style:paragraph-properties fo:margin-left="0in" fo:margin-right="0in" fo:margin-top="0in" fo:margin-bottom="0in" loext:contextual-spacing="false" fo:text-indent="0.1665in" style:auto-text-indent="false" style:page-number="auto"/>
    </style:style>
    <style:style style:name="P91"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92" style:family="paragraph" style:parent-style-name="Body_20_text_20__28_7_29_" style:master-page-name="">
      <style:paragraph-properties fo:margin-left="0in" fo:margin-right="0in" fo:margin-top="0in" fo:margin-bottom="0in" loext:contextual-spacing="false" fo:line-height="0.0866in" fo:text-indent="0.2083in" style:auto-text-indent="false" style:page-number="auto"/>
    </style:style>
    <style:style style:name="P93" style:family="paragraph" style:parent-style-name="Body_20_text_20__28_7_29_" style:master-page-name="">
      <style:paragraph-properties fo:margin-left="0in" fo:margin-right="0in" fo:margin-top="0in" fo:margin-bottom="0in" loext:contextual-spacing="false" fo:line-height="0.0902in" fo:text-align="start" style:justify-single-word="false" fo:text-indent="0.2083in" style:auto-text-indent="false" style:page-number="auto"/>
    </style:style>
    <style:style style:name="P94" style:family="paragraph" style:parent-style-name="Body_20_text_20__28_7_29_" style:master-page-name="">
      <style:paragraph-properties fo:margin-left="0in" fo:margin-right="0in" fo:margin-top="0in" fo:margin-bottom="0in" loext:contextual-spacing="false" fo:line-height="100%" fo:text-indent="0.2083in" style:auto-text-indent="false" style:page-number="auto" fo:break-after="column"/>
    </style:style>
    <style:style style:name="P95" style:family="paragraph" style:parent-style-name="Body_20_text_20__28_7_29_" style:master-page-name="">
      <style:paragraph-properties fo:margin-left="0in" fo:margin-right="0in" fo:margin-top="0in" fo:margin-bottom="0in" loext:contextual-spacing="false" fo:line-height="0.0902in" fo:text-align="start" style:justify-single-word="false" fo:text-indent="0.2083in" style:auto-text-indent="false" style:page-number="auto" fo:break-after="page"/>
    </style:style>
    <style:style style:name="P96" style:family="paragraph" style:parent-style-name="Body_20_text_20__28_5_29_" style:master-page-name="">
      <style:paragraph-properties fo:margin-left="0.3055in" fo:margin-right="0in" fo:margin-top="0in" fo:margin-bottom="0in" loext:contextual-spacing="false" fo:text-align="start" style:justify-single-word="false" fo:text-indent="0.222in" style:auto-text-indent="false" style:page-number="auto" fo:break-after="column"/>
    </style:style>
    <style:style style:name="P97" style:family="paragraph" style:parent-style-name="Body_20_text_20__28_2_29_" style:master-page-name="">
      <style:paragraph-properties fo:margin-left="0.389in" fo:margin-right="0in" fo:margin-top="0in" fo:margin-bottom="0in" loext:contextual-spacing="false" fo:text-align="start" style:justify-single-word="false" fo:text-indent="-0.222in" style:auto-text-indent="false" style:page-number="auto"/>
    </style:style>
    <style:style style:name="P98" style:family="paragraph" style:parent-style-name="Body_20_text_20__28_5_29_" style:master-page-name="">
      <style:paragraph-properties fo:margin-left="0.389in" fo:margin-right="0in" fo:margin-top="0in" fo:margin-bottom="0in" loext:contextual-spacing="false" fo:text-align="start" style:justify-single-word="false" fo:text-indent="-0.222in" style:auto-text-indent="false" style:page-number="auto"/>
    </style:style>
    <style:style style:name="P99" style:family="paragraph" style:parent-style-name="Body_20_text_20__28_5_29_" style:master-page-name="">
      <style:paragraph-properties fo:margin-left="0.2638in" fo:margin-right="0in" fo:margin-top="0in" fo:margin-bottom="0in" loext:contextual-spacing="false" fo:line-height="0.1228in" fo:text-align="start" style:justify-single-word="false" fo:text-indent="-0.111in" style:auto-text-indent="false" style:page-number="auto"/>
    </style:style>
    <style:style style:name="P100" style:family="paragraph" style:parent-style-name="Body_20_text_20__28_5_29_" style:master-page-name="">
      <style:paragraph-properties fo:margin-left="0.2638in" fo:margin-right="0in" fo:margin-top="0in" fo:margin-bottom="0in" loext:contextual-spacing="false" fo:line-height="0.1335in" fo:text-align="start" style:justify-single-word="false" fo:text-indent="-0.111in" style:auto-text-indent="false" style:page-number="auto"/>
    </style:style>
    <style:style style:name="P101" style:family="paragraph" style:parent-style-name="Body_20_text_20__28_2_29_" style:master-page-name="">
      <style:paragraph-properties fo:margin-left="0.4307in" fo:margin-right="0in" fo:margin-top="0in" fo:margin-bottom="0in" loext:contextual-spacing="false" fo:text-align="justify" style:justify-single-word="false" fo:text-indent="-0.111in" style:auto-text-indent="false" style:page-number="auto"/>
    </style:style>
    <style:style style:name="P102"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103" style:family="paragraph" style:parent-style-name="Body_20_text_20__28_2_29_" style:master-page-name="">
      <style:paragraph-properties fo:margin-left="0.361in" fo:margin-right="0in" fo:margin-top="0in" fo:margin-bottom="0in" loext:contextual-spacing="false" fo:text-align="start" style:justify-single-word="false" fo:text-indent="-0.361in" style:auto-text-indent="false" style:page-number="auto"/>
    </style:style>
    <style:style style:name="P104"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style>
    <style:style style:name="P105" style:family="paragraph" style:parent-style-name="Body_20_text_20__28_2_29_" style:master-page-name="">
      <style:paragraph-properties fo:margin-left="0.3193in" fo:margin-right="0in" fo:margin-top="0in" fo:margin-bottom="0in" loext:contextual-spacing="false" fo:line-height="0.1299in" fo:text-align="start" style:justify-single-word="false" fo:text-indent="0in" style:auto-text-indent="false" style:page-number="auto"/>
    </style:style>
    <style:style style:name="P106"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107" style:family="paragraph" style:parent-style-name="Body_20_text_20__28_5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108" style:family="paragraph" style:parent-style-name="Body_20_text_20__28_2_29_" style:master-page-name="">
      <style:paragraph-properties fo:margin-left="0.278in" fo:margin-right="0in" fo:margin-top="0in" fo:margin-bottom="0in" loext:contextual-spacing="false" fo:text-align="start" style:justify-single-word="false" fo:text-indent="-0.1252in" style:auto-text-indent="false" style:page-number="auto"/>
    </style:style>
    <style:style style:name="P109" style:family="paragraph" style:parent-style-name="Body_20_text_20__28_2_29_" style:master-page-name="">
      <style:paragraph-properties fo:margin-left="0.389in" fo:margin-right="0.1945in" fo:margin-top="0in" fo:margin-bottom="0in" loext:contextual-spacing="false" fo:text-align="justify" style:justify-single-word="false" fo:text-indent="-0.111in" style:auto-text-indent="false" style:page-number="auto"/>
    </style:style>
    <style:style style:name="P110" style:family="paragraph" style:parent-style-name="Body_20_text_20__28_2_29_" style:master-page-name="">
      <style:paragraph-properties fo:margin-left="0.528in" fo:margin-right="0in" fo:margin-top="0in" fo:margin-bottom="0in" loext:contextual-spacing="false" fo:text-align="justify" style:justify-single-word="false" fo:text-indent="-0.2083in" style:auto-text-indent="false" style:page-number="auto"/>
    </style:style>
    <style:style style:name="P111" style:family="paragraph" style:parent-style-name="Body_20_text_20__28_5_29_" style:master-page-name="">
      <style:paragraph-properties fo:margin-left="0in" fo:margin-right="0.1807in" fo:margin-top="0in" fo:margin-bottom="0in" loext:contextual-spacing="false" fo:text-align="center" style:justify-single-word="false" fo:text-indent="0in" style:auto-text-indent="false" style:page-number="auto"/>
    </style:style>
    <style:style style:name="P112" style:family="paragraph" style:parent-style-name="Body_20_text_20__28_2_29_" style:master-page-name="">
      <style:paragraph-properties fo:margin-left="0.389in" fo:margin-right="0in" fo:margin-top="0in" fo:margin-bottom="0in" loext:contextual-spacing="false" fo:text-align="start" style:justify-single-word="false" fo:text-indent="0in" style:auto-text-indent="false" style:page-number="auto"/>
    </style:style>
    <style:style style:name="P113"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114" style:family="paragraph" style:parent-style-name="Body_20_text_20__28_8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5" style:family="paragraph" style:parent-style-name="Body_20_text_20__28_5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16" style:family="paragraph" style:parent-style-name="Body_20_text_20__28_5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17" style:family="paragraph" style:parent-style-name="Body_20_text_20__28_5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18" style:family="paragraph" style:parent-style-name="Body_20_text_20__28_5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19" style:family="paragraph" style:parent-style-name="Heading_20__23_2" style:master-page-name="">
      <style:paragraph-properties fo:margin-left="0.0138in" fo:margin-right="0in" fo:margin-top="0in" fo:margin-bottom="0.022in" loext:contextual-spacing="false" fo:line-height="0.1252in" fo:keep-together="always" fo:text-indent="0in" style:auto-text-indent="false" style:page-number="auto" fo:keep-with-next="always"/>
    </style:style>
    <style:style style:name="P120" style:family="paragraph" style:parent-style-name="Heading_20__23_1" style:master-page-name="">
      <style:paragraph-properties fo:margin-left="0in" fo:margin-right="0.028in" fo:margin-top="0in" fo:margin-bottom="0in" loext:contextual-spacing="false" fo:line-height="0.1665in" fo:keep-together="always" fo:text-indent="0in" style:auto-text-indent="false" style:page-number="auto" fo:keep-with-next="always"/>
    </style:style>
    <style:style style:name="P121" style:family="paragraph" style:parent-style-name="Body_20_text_20__28_3_29_" style:master-page-name="PageStyle0">
      <style:paragraph-properties fo:margin-left="0in" fo:margin-right="0.028in" fo:margin-top="0in" fo:margin-bottom="0.0516in" loext:contextual-spacing="false" fo:line-height="0.111in" fo:text-indent="0in" style:auto-text-indent="false" style:page-number="1"/>
    </style:style>
    <style:style style:name="P122" style:family="paragraph" style:parent-style-name="Body_20_text_20__28_2_29_" style:list-style-name="L1" style:master-page-name="">
      <style:paragraph-properties fo:margin-left="0.5138in" fo:margin-right="0in" fo:margin-top="0in" fo:margin-bottom="0in" loext:contextual-spacing="false" fo:text-align="start" style:justify-single-word="false" fo:text-indent="-0.5138in" style:auto-text-indent="false" style:page-number="auto">
        <style:tab-stops>
          <style:tab-stop style:position="-0.2728in"/>
        </style:tab-stops>
      </style:paragraph-properties>
    </style:style>
    <style:style style:name="P123" style:family="paragraph" style:parent-style-name="Body_20_text_20__28_2_29_" style:list-style-name="L3" style:master-page-name="">
      <style:paragraph-properties fo:margin-left="0.5138in" fo:margin-right="0in" fo:margin-top="0in" fo:margin-bottom="0in" loext:contextual-spacing="false" fo:text-align="start" style:justify-single-word="false" fo:text-indent="-0.5138in" style:auto-text-indent="false" style:page-number="auto">
        <style:tab-stops>
          <style:tab-stop style:position="-0.2728in"/>
        </style:tab-stops>
      </style:paragraph-properties>
    </style:style>
    <style:style style:name="P124"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38in"/>
        </style:tab-stops>
      </style:paragraph-properties>
    </style:style>
    <style:style style:name="P125" style:family="paragraph" style:parent-style-name="Body_20_text_20__28_2_29_" style:list-style-name="L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409in"/>
        </style:tab-stops>
      </style:paragraph-properties>
    </style:style>
    <style:style style:name="P126" style:family="paragraph" style:parent-style-name="Body_20_text_20__28_2_29_" style:list-style-name="L1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3283in"/>
        </style:tab-stops>
      </style:paragraph-properties>
    </style:style>
    <style:style style:name="P127" style:family="paragraph" style:parent-style-name="Body_20_text_20__28_2_29_" style:list-style-name="L2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28" style:family="paragraph" style:parent-style-name="Body_20_text_20__28_2_29_" style:master-page-name="PageStyle1">
      <style:paragraph-properties fo:margin-left="0in" fo:margin-right="0in" fo:margin-top="0in" fo:margin-bottom="0in" loext:contextual-spacing="false" fo:text-align="end" style:justify-single-word="false" fo:text-indent="0in" style:auto-text-indent="false" style:page-number="44"/>
    </style:style>
    <style:style style:name="P129" style:family="paragraph" style:parent-style-name="Body_20_text_20__28_2_29_" style:master-page-name="PageStyle3">
      <style:paragraph-properties fo:margin-left="0in" fo:margin-right="0in" fo:margin-top="0in" fo:margin-bottom="0in" loext:contextual-spacing="false" fo:text-align="end" style:justify-single-word="false" fo:text-indent="0in" style:auto-text-indent="false" style:page-number="47"/>
    </style:style>
    <style:style style:name="P130" style:family="paragraph" style:parent-style-name="Body_20_text_20__28_2_29_" style:master-page-name="PageStyle9">
      <style:paragraph-properties fo:margin-left="0in" fo:margin-right="0in" fo:margin-top="0in" fo:margin-bottom="0in" loext:contextual-spacing="false" fo:text-align="end" style:justify-single-word="false" fo:text-indent="0in" style:auto-text-indent="false" style:page-number="57"/>
    </style:style>
    <style:style style:name="P131" style:family="paragraph" style:parent-style-name="Body_20_text_20__28_2_29_" style:list-style-name="L25" style:master-page-name="PageStyle13">
      <style:paragraph-properties fo:margin-left="0in" fo:margin-right="0in" fo:margin-top="0in" fo:margin-bottom="0in" loext:contextual-spacing="false" fo:text-align="start" style:justify-single-word="false" fo:text-indent="0in" style:auto-text-indent="false" style:page-number="66">
        <style:tab-stops>
          <style:tab-stop style:position="0.2799in"/>
        </style:tab-stops>
      </style:paragraph-properties>
    </style:style>
    <style:style style:name="P132"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33"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134"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35"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36"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37"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38"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39"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0"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1"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72in"/>
        </style:tab-stops>
      </style:paragraph-properties>
    </style:style>
    <style:style style:name="P142"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43"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44"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45" style:family="paragraph" style:parent-style-name="Body_20_text_20__28_2_29_" style:list-style-name="L2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46"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47"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148"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149"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50"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151"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26in"/>
        </style:tab-stops>
      </style:paragraph-properties>
    </style:style>
    <style:style style:name="P152" style:family="paragraph" style:parent-style-name="Body_20_text_20__28_2_29_" style:list-style-name="L2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153" style:family="paragraph" style:parent-style-name="Body_20_text_20__28_2_29_" style:list-style-name="L1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154"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155"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8in"/>
        </style:tab-stops>
      </style:paragraph-properties>
    </style:style>
    <style:style style:name="P156" style:family="paragraph" style:parent-style-name="Body_20_text_20__28_2_29_" style:list-style-name="L10" style:master-page-name="PageStyle14">
      <style:paragraph-properties fo:margin-left="0.2083in" fo:margin-right="0in" fo:margin-top="0in" fo:margin-bottom="0in" loext:contextual-spacing="false" fo:text-align="justify" style:justify-single-word="false" fo:text-indent="-0.2083in" style:auto-text-indent="false" style:page-number="67">
        <style:tab-stops>
          <style:tab-stop style:position="-0.0016in"/>
        </style:tab-stops>
      </style:paragraph-properties>
    </style:style>
    <style:style style:name="P157" style:family="paragraph" style:parent-style-name="Body_20_text_20__28_2_29_" style:list-style-name="L3" style:master-page-name="PageStyle2">
      <style:paragraph-properties fo:margin-left="0.222in" fo:margin-right="0in" fo:margin-top="0in" fo:margin-bottom="0in" loext:contextual-spacing="false" fo:text-align="justify" style:justify-single-word="false" fo:text-indent="-0.222in" style:auto-text-indent="false" style:page-number="45">
        <style:tab-stops>
          <style:tab-stop style:position="-0.0283in"/>
        </style:tab-stops>
      </style:paragraph-properties>
    </style:style>
    <style:style style:name="P158" style:family="paragraph" style:parent-style-name="Body_20_text_20__28_2_29_" style:list-style-name="L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283in"/>
        </style:tab-stops>
      </style:paragraph-properties>
    </style:style>
    <style:style style:name="P159" style:family="paragraph" style:parent-style-name="Body_20_text_20__28_2_29_" style:list-style-name="L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252in"/>
        </style:tab-stops>
      </style:paragraph-properties>
    </style:style>
    <style:style style:name="P160" style:family="paragraph" style:parent-style-name="Body_20_text_20__28_2_29_" style:list-style-name="L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571in"/>
        </style:tab-stops>
      </style:paragraph-properties>
    </style:style>
    <style:style style:name="P161" style:family="paragraph" style:parent-style-name="Body_20_text_20__28_2_29_" style:list-style-name="L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89in"/>
        </style:tab-stops>
      </style:paragraph-properties>
    </style:style>
    <style:style style:name="P162"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63"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61in"/>
        </style:tab-stops>
      </style:paragraph-properties>
    </style:style>
    <style:style style:name="P164"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65"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6"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7"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8"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69"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70"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8in"/>
        </style:tab-stops>
      </style:paragraph-properties>
    </style:style>
    <style:style style:name="P171"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17in"/>
        </style:tab-stops>
      </style:paragraph-properties>
    </style:style>
    <style:style style:name="P172"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73"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74"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75"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76"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177"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78"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79"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83in"/>
        </style:tab-stops>
      </style:paragraph-properties>
    </style:style>
    <style:style style:name="P180"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181" style:family="paragraph" style:parent-style-name="Body_20_text_20__28_2_29_" style:list-style-name="L25"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134in"/>
        </style:tab-stops>
      </style:paragraph-properties>
    </style:style>
    <style:style style:name="P182" style:family="paragraph" style:parent-style-name="Body_20_text_20__28_2_29_" style:list-style-name="L25"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898in"/>
        </style:tab-stops>
      </style:paragraph-properties>
    </style:style>
    <style:style style:name="P183" style:family="paragraph" style:parent-style-name="Body_20_text_20__28_2_29_" style:list-style-name="L25" style:master-page-name="PageStyle11">
      <style:paragraph-properties fo:margin-left="0.1807in" fo:margin-right="0in" fo:margin-top="0in" fo:margin-bottom="0in" loext:contextual-spacing="false" fo:text-align="justify" style:justify-single-word="false" fo:text-indent="-0.1807in" style:auto-text-indent="false" style:page-number="63">
        <style:tab-stops>
          <style:tab-stop style:position="-0.0299in"/>
        </style:tab-stops>
      </style:paragraph-properties>
    </style:style>
    <style:style style:name="P184"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8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86"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87"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88"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89"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90"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91"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92"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93"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94"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95"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9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197"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98"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99"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0"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1"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2"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3"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4"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5"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6"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7"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08"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09"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0"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1"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2"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3"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4"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6"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7"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8"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9"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220"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6in"/>
        </style:tab-stops>
      </style:paragraph-properties>
    </style:style>
    <style:style style:name="P221"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222"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223"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224"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225"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226"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227"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228" style:family="paragraph" style:parent-style-name="Body_20_text_20__28_2_29_" style:list-style-name="L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61in"/>
        </style:tab-stops>
      </style:paragraph-properties>
    </style:style>
    <style:style style:name="P229"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228in"/>
        </style:tab-stops>
      </style:paragraph-properties>
    </style:style>
    <style:style style:name="P230"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9in"/>
        </style:tab-stops>
      </style:paragraph-properties>
    </style:style>
    <style:style style:name="P231"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26in"/>
        </style:tab-stops>
      </style:paragraph-properties>
    </style:style>
    <style:style style:name="P232"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82in"/>
        </style:tab-stops>
      </style:paragraph-properties>
    </style:style>
    <style:style style:name="P233"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202in"/>
        </style:tab-stops>
      </style:paragraph-properties>
    </style:style>
    <style:style style:name="P234" style:family="paragraph" style:parent-style-name="Body_20_text_20__28_2_29_" style:list-style-name="L27"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161in"/>
        </style:tab-stops>
      </style:paragraph-properties>
    </style:style>
    <style:style style:name="P235" style:family="paragraph" style:parent-style-name="Body_20_text_20__28_2_29_" style:list-style-name="L27"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193in"/>
        </style:tab-stops>
      </style:paragraph-properties>
    </style:style>
    <style:style style:name="P236" style:family="paragraph" style:parent-style-name="Body_20_text_20__28_2_29_" style:list-style-name="L8" style:master-page-name="PageStyle4">
      <style:paragraph-properties fo:margin-left="0.1945in" fo:margin-right="0in" fo:margin-top="0in" fo:margin-bottom="0in" loext:contextual-spacing="false" fo:line-height="0.1299in" fo:text-align="justify" style:justify-single-word="false" fo:text-indent="-0.1945in" style:auto-text-indent="false" style:page-number="48">
        <style:tab-stops>
          <style:tab-stop style:position="0.089in"/>
        </style:tab-stops>
      </style:paragraph-properties>
    </style:style>
    <style:style style:name="P237" style:family="paragraph" style:parent-style-name="Body_20_text_20__28_2_29_" style:list-style-name="L13" style:master-page-name="PageStyle7">
      <style:paragraph-properties fo:margin-left="0.1945in" fo:margin-right="0in" fo:margin-top="0in" fo:margin-bottom="0in" loext:contextual-spacing="false" fo:text-align="justify" style:justify-single-word="false" fo:text-indent="-0.1945in" style:auto-text-indent="false" style:page-number="54">
        <style:tab-stops>
          <style:tab-stop style:position="0.0028in"/>
        </style:tab-stops>
      </style:paragraph-properties>
    </style:style>
    <style:style style:name="P238" style:family="paragraph" style:parent-style-name="Body_20_text_20__28_2_29_" style:list-style-name="L15" style:master-page-name="PageStyle8">
      <style:paragraph-properties fo:margin-left="0.1945in" fo:margin-right="0in" fo:margin-top="0in" fo:margin-bottom="0in" loext:contextual-spacing="false" fo:text-align="justify" style:justify-single-word="false" fo:text-indent="-0.1945in" style:auto-text-indent="false" style:page-number="56">
        <style:tab-stops>
          <style:tab-stop style:position="0.0126in"/>
        </style:tab-stops>
      </style:paragraph-properties>
    </style:style>
    <style:style style:name="P239"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51"/>
    </style:style>
    <style:style style:name="P240" style:family="paragraph" style:parent-style-name="Body_20_text_20__28_2_29_" style:master-page-name="PageStyle12">
      <style:paragraph-properties fo:margin-left="0.1945in" fo:margin-right="0in" fo:margin-top="0in" fo:margin-bottom="0in" loext:contextual-spacing="false" fo:text-align="justify" style:justify-single-word="false" fo:text-indent="0in" style:auto-text-indent="false" style:page-number="64"/>
    </style:style>
    <style:style style:name="P241" style:family="paragraph" style:parent-style-name="Body_20_text_20__28_2_29_" style:master-page-name="PageStyle6">
      <style:paragraph-properties fo:margin-left="0in" fo:margin-right="0in" fo:margin-top="0in" fo:margin-bottom="0in" loext:contextual-spacing="false" fo:text-align="start" style:justify-single-word="false" fo:text-indent="0.1945in" style:auto-text-indent="false" style:page-number="53"/>
    </style:style>
    <style:style style:name="P242" style:family="paragraph" style:parent-style-name="Body_20_text_20__28_2_29_" style:master-page-name="PageStyle10">
      <style:paragraph-properties fo:margin-left="0.1807in" fo:margin-right="0in" fo:margin-top="0in" fo:margin-bottom="0in" loext:contextual-spacing="false" fo:text-align="justify" style:justify-single-word="false" fo:text-indent="0in" style:auto-text-indent="false" style:page-number="60"/>
    </style:style>
    <style:style style:name="P243" style:family="paragraph" style:parent-style-name="Body_20_text_20__28_2_29_" style:list-style-name="L25" style:master-page-name="">
      <style:paragraph-properties fo:margin-left="0.2917in" fo:margin-right="0in" fo:margin-top="0in" fo:margin-bottom="0in" loext:contextual-spacing="false" fo:text-align="start" style:justify-single-word="false" fo:text-indent="-0.2917in" style:auto-text-indent="false" style:page-number="auto">
        <style:tab-stops>
          <style:tab-stop style:position="-0.0217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4299in" fo:margin-right="0.0398in" fo:margin-top="0in" fo:margin-bottom="0in" style:wrap="lef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5154in" fo:margin-right="1.861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5154in" fo:margin-right="1.8618in"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fo:margin-left="2.2071in" fo:margin-right="2.1535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043in" fo:margin-right="2.3602in" style:editable="false">
        <style:columns fo:column-count="2" fo:column-gap="0.0709in">
          <style:column style:rel-width="32767*" fo:start-indent="0in" fo:end-indent="0.0354in"/>
          <style:column style:rel-width="32768*" fo:start-indent="0.0354in" fo:end-indent="0in"/>
        </style:columns>
      </style:section-properties>
    </style:style>
    <style:style style:name="Sect6" style:family="section">
      <style:section-properties fo:margin-left="2.1429in" fo:margin-right="2.1945in" style:editable="false">
        <style:columns fo:column-count="2" fo:column-gap="0.0764in">
          <style:column style:rel-width="32767*" fo:start-indent="0in" fo:end-indent="0.0382in"/>
          <style:column style:rel-width="32768*" fo:start-indent="0.0382in" fo:end-indent="0in"/>
        </style:columns>
      </style:section-properties>
    </style:style>
    <text:list-style style:name="L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1"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1"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27"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21"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2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21"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21"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2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1" style:num-format="1" text:start-value="6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1"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21"><text:span text:style-name="CharStyle4">THE GOSPEL ACCORDING TO</text:span></text:p>
        <text:h text:style-name="P120" text:outline-level="1"><text:bookmark-start text:name="bookmark0"/><text:span text:style-name="CharStyle6">S. MARK</text:span><text:bookmark-end text:name="bookmark0"/></text:h>
      </text:section>
      <text:section text:style-name="Sect2" text:name="Section1">
        <text:p text:style-name="P2"/>
        <text:p text:style-name="P1"/>
      </text:section>
      <text:section text:style-name="Sect3" text:name="Section2">
        <text:p text:style-name="Body_20_text_20__28_4_29__20__2b__20_DropCap4">I<text:span text:style-name="CharStyle8">The beginning of the gospel of Jesus Christ the Son of God.</text:span></text:p>
        <text:list xml:id="list3408932997257662292" text:style-name="L1">
          <text:list-item>
            <text:p text:style-name="P122"><text:span text:style-name="CharStyle11"><text:tab/>As it is written in the prophet Isaiah,</text:span></text:p>
          </text:list-item>
        </text:list>
        <text:p text:style-name="P48"><text:span text:style-name="CharStyle13">Here I send my messenger be­fore your face, to prepare the way for you: </text:span><text:span text:style-name="CharStyle14">3</text:span><text:span text:style-name="CharStyle13"> the voice of one who cries in the desert,</text:span></text:p>
        <text:p text:style-name="P58"><text:span text:style-name="CharStyle16">‘Make the way ready for the Lord,</text:span></text:p>
        <text:p text:style-name="P60"><text:span text:style-name="CharStyle13">level the paths for him</text:span><text:span text:style-name="CharStyle17"> —</text:span></text:p>
        <text:list xml:id="list3456498762622742179" text:style-name="L2">
          <text:list-item>
            <text:p text:style-name="P124"><text:span text:style-name="CharStyle11"><text:tab/>John appeared baptizing in the desert and preaching a baptism of repentance for the remission 5 of sins; and the whole of Judaea and all the people of Jerusa­lem went out to him and got baptized by him in the Jordan river, confessing their sins. 6 John was dressed in camel’s hair, with a leather girdle round his loins, and he ate locusts and wild 7 honey. He announced,</text:span></text:p>
          </text:list-item>
        </text:list>
        <text:p text:style-name="P72"><text:span text:style-name="CharStyle11">“After me one who is mightier will come,</text:span></text:p>
        <text:p text:style-name="P57"><text:span text:style-name="CharStyle11">and I am not fit to stoop and untie the string of his sandals:</text:span></text:p>
        <text:list xml:id="list186979590456202482" text:style-name="L3">
          <text:list-item>
            <text:p text:style-name="P123"><text:span text:style-name="CharStyle11"><text:tab/>I have baptized you with water,</text:span></text:p>
          </text:list-item>
        </text:list>
        <text:p text:style-name="P57"><text:span text:style-name="CharStyle11">but he will baptize you with the holy Spirit.”</text:span></text:p>
        <text:list xml:id="list190648810279007" text:continue-numbering="true" text:style-name="L3">
          <text:list-item>
            <text:p text:style-name="P125"><text:span text:style-name="CharStyle11"><text:tab/>Now it was in those days that Jesus arrived from Nazaret in Galilee and was baptized in the io Jordan by John. And the mo­ment he rose from the water, he saw the heavens cleft and the Spirit coming down upon him ii like a dove; then said a voice from heaven,</text:span></text:p>
          </text:list-item>
        </text:list>
        <text:p text:style-name="P72"><text:span text:style-name="CharStyle11">‘Thou art my Son, the Be­loved,</text:span></text:p>
        <text:p text:style-name="P57"><text:span text:style-name="CharStyle11">in thee is my delight.’</text:span></text:p>
        <text:p text:style-name="P32"><text:span text:style-name="CharStyle11">Then the Spirit drove him im- 12 mediately into the desert, and in 13 the desert he remained for forty days, while Satan tempted him; he was in the company of wild beasts, but angels ministered to him.</text:span></text:p>
        <text:p text:style-name="P32"><text:span text:style-name="CharStyle11">After John had been arrested, 14 Jesus went to Galilee preaching the gospel of God; he said, “The 15 time has now come, God’s reign is near: repent and believe the gospel.”</text:span></text:p>
        <text:p text:style-name="P32"><text:span text:style-name="CharStyle11">Now, as he passed along the 16 sea of Galilee, he saw Simon and Simon’s brother Andrew netting fish in the sea—for they were fishermen; so Jesus said to them, 17 “Come, follow me and I will make you fish for men.” At 18 once they dropped their nets and went after him. Going on a 19 little further he saw James the son of Zebedseus and his brother John; they too were in their boat , mending their nets; he called 20 them at once, and they left their father Zebedaeus in the boat with the crew, and went to follow him.</text:span></text:p>
        <text:p text:style-name="P32"><text:span text:style-name="CharStyle11">They then entered Capharna- 21 hum. As soon as the sabbath came, he began to teach in the synagogue; and people were 22 astounded at his teaching, for he taught them like an author­ity, not like the scribes. There, 23 in their synagogue, was a man with an unclean spirit, who 24 at once shrieked out, “Jesus of Nazaret, what business have you with us? Have you come to de­stroy us? We know who you are, you are God’s holy One!” But Jesus checked it; “Be quiet,” 25 he said, “come out of him.” And 26 after convulsing him the unclean</text:span></text:p>
      </text:section>
      <text:section text:style-name="Sect4" text:name="Section3">
        <text:p text:style-name="P128"><text:span text:style-name="CharStyle11">spirit did come out of him, with</text:span></text:p>
        <text:list xml:id="list1523434534501060468" text:style-name="L4">
          <text:list-item>
            <text:p text:style-name="P132"><text:span text:style-name="CharStyle11"><text:tab/>a loud cry. They were all so amazed that they discussed it to­gether, saying, “Whatever is this?” “It’s new teaching -with authority behind it!” “He orders even unclean spirits!” “Yes,</text:span></text:p>
          </text:list-item>
          <text:list-item>
            <text:p text:style-name="P132"><text:span text:style-name="CharStyle11"><text:tab/>and they obey him!” So his fame at once spread in all direc­tions through the whole of the surrounding country of Galilee.</text:span></text:p>
          </text:list-item>
          <text:list-item>
            <text:p text:style-name="P133"><text:span text:style-name="CharStyle11"><text:tab/>On leaving the synagogue they went straight to the house of Simon and Andrew, accom­panied by James and John.</text:span></text:p>
          </text:list-item>
          <text:list-item>
            <text:p text:style-name="P134"><text:span text:style-name="CharStyle11"><text:tab/>Simon’s mother-in-law was in bed with fever, so they told him</text:span></text:p>
          </text:list-item>
          <text:list-item>
            <text:p text:style-name="P134"><text:span text:style-name="CharStyle11"><text:tab/>at once about her; he went up to her and taking her hand made her rise; the fever left her at once, and she ministered to</text:span></text:p>
          </text:list-item>
          <text:list-item>
            <text:p text:style-name="P134"><text:span text:style-name="CharStyle11"><text:tab/>them. When evening came, when the sun set, they brought him all who were ill or possessed</text:span></text:p>
          </text:list-item>
          <text:list-item>
            <text:p text:style-name="P134"><text:span text:style-name="CharStyle11"><text:tab/>by daemons—indeed the whole town was gathered at the door—</text:span></text:p>
          </text:list-item>
          <text:list-item>
            <text:p text:style-name="P134"><text:span text:style-name="CharStyle11"><text:tab/>and he cured many who were ill with various diseases, and cast out many daemons; but as the daemons knew him, he would not let them say anything.</text:span></text:p>
          </text:list-item>
          <text:list-item>
            <text:p text:style-name="P133"><text:span text:style-name="CharStyle11"><text:tab/>In the early morning, long be­fore daylight, he got up and went away out to a lonely spot.</text:span></text:p>
          </text:list-item>
          <text:list-item>
            <text:p text:style-name="P132"><text:span text:style-name="CharStyle11"><text:tab/>He was praying there when Si­mon and his companions hunted</text:span></text:p>
          </text:list-item>
          <text:list-item>
            <text:p text:style-name="P134"><text:span text:style-name="CharStyle11"><text:tab/>him out and discovered him; they told him, “Everybody is</text:span></text:p>
          </text:list-item>
          <text:list-item>
            <text:p text:style-name="P134"><text:span text:style-name="CharStyle11"><text:tab/>looking for you,” but he said to them, “Let us go somewhere else, to the adjoining country- towns, so that I may preach there as well; that is why I came</text:span></text:p>
          </text:list-item>
          <text:list-item>
            <text:p text:style-name="P134"><text:span text:style-name="CharStyle11"><text:tab/>out here.” And he went preach­ing in their synagogues through­out the whole of Galilee, cast­ing out daemons.</text:span></text:p>
          </text:list-item>
          <text:list-item>
            <text:p text:style-name="P133"><text:span text:style-name="CharStyle11"><text:tab/>A leper came to him, beseech­ing him on bended knee, saying, “If you only choose, you can</text:span></text:p>
          </text:list-item>
          <text:list-item>
            <text:p text:style-name="P138"><text:span text:style-name="CharStyle11"><text:tab/>cleanse me”; so he stretched his</text:span></text:p>
          </text:list-item>
        </text:list>
        <text:p text:style-name="P23"><text:span text:style-name="CharStyle11">hand out in pity and touched him saying, “I do choose, be cleansed.” As he spoke, the lep- 42 rosy at once left the man, and he was cleansed. Then he sent him 43 off at once, with the stern 44 charge, “See, you are not to say a word to anybody; away and show yourself to the priest, and offer what Moses prescribed for your cleansing, to notify men.” But he went off and proceeded 45 to proclaim it aloud and spread news of the affair both far and wide. The result was that Jesus could no longer enter any town openly; he stayed outside in lonely places, and people came to him from every quarter.</text:span></text:p>
        <text:p text:style-name="P36"><text:span text:style-name="CharStyle11">When he entered Caphar- </text:span><text:span text:style-name="CharStyle22">cy </text:span><text:span text:style-name="CharStyle11">nalium again, after some “ days, it was reported that he was at home, and a large num- 2 ber at once gathered, till there was no more room for them, not even at the door. He was speak­ing the word to them, when a 3 paralytic was brought to him; four men carried him, and as 4 they could not get near Jesus on account of the crowd, they tore up the roof under which he stood, and through the opening they lowered the pallet on which the paralytic lay. When Jesus saw 5 their faith, he said to the para­lytic, “My son, your sins are for­given.” Now there were some 6 scribes sitting there who argued in their hearts, “What does the 7 man mean by talking like this?</text:span></text:p>
        <text:p text:style-name="P20"><text:span text:style-name="CharStyle11">It is blasphemy! Who can for­give sins, who but God alone?” Conscious at once that they were 8 arguing to themselves in this way, Jesus asked them, “Why do you argue thus in your hearts? Which is the easier 0 thing, to tell the paralytic, ‘Your sins are forgiven,’ or to tell him, ‘Rise, lift your pallet,</text:span></text:p>
        <text:list xml:id="list190631706571776" text:style-name="L3">
          <text:list-item>
            <text:p text:style-name="P157"><text:span text:style-name="CharStyle11"><text:tab/>and go’? But to let you see that the Son of man has power on</text:span></text:p>
          </text:list-item>
          <text:list-item>
            <text:p text:style-name="P158"><text:span text:style-name="CharStyle11"><text:tab/>earth to forgive sins”—he said to the paralytic, “Rise, I tell you, lift your pallet, and go home.”</text:span></text:p>
          </text:list-item>
          <text:list-item>
            <text:p text:style-name="P159"><text:span text:style-name="CharStyle11"><text:tab/>And he rose, lifted his pallet at once, and went off before them all; at this they were all amazed and they glorified God saying, “We never saw the like of it!”</text:span></text:p>
          </text:list-item>
          <text:list-item>
            <text:p text:style-name="P160"><text:span text:style-name="CharStyle11"><text:tab/>Then he went out again by the seaside, and all the crowd came to him and he taught</text:span></text:p>
          </text:list-item>
          <text:list-item>
            <text:p text:style-name="P161"><text:span text:style-name="CharStyle11"><text:tab/>them. As he passed along, he saw Levi the son of Alphseus sit­ting at the tax-office; he said to him, “Follow me,” and he rose</text:span></text:p>
          </text:list-item>
          <text:list-item>
            <text:p text:style-name="P161"><text:span text:style-name="CharStyle11"><text:tab/>and followed him. Now Levi was at table in his own house, and he had many taxgatherers and sin­ners as guests along with Jesus and his disciples—for there were many of them among his fol-</text:span></text:p>
          </text:list-item>
          <text:list-item>
            <text:p text:style-name="P161"><text:span text:style-name="CharStyle11"><text:tab/>lowers. So when some scribes of the Pharisees saw that he was eating with sinners and taxgath­erers, they said to his disciples, “Why does he eat and drink with taxgatherers and sinners?”</text:span></text:p>
          </text:list-item>
          <text:list-item>
            <text:p text:style-name="P161"><text:span text:style-name="CharStyle11"><text:tab/>On hearing this, Jesus said to them,</text:span></text:p>
          </text:list-item>
        </text:list>
        <text:p text:style-name="P101"><text:span text:style-name="CharStyle11">“Those who are strong have no need of a doctor, but those who are ill:</text:span></text:p>
        <text:p text:style-name="P101"><text:span text:style-name="CharStyle11">I have not come to call just men but sinners.”</text:span></text:p>
        <text:list xml:id="list190648932914971" text:continue-numbering="true" text:style-name="L3">
          <text:list-item>
            <text:p text:style-name="P160"><text:span text:style-name="CharStyle11"><text:tab/>As the disciples of John and of the Pharisees were observing a fast, people came and asked him, “W’hy do John’s disciples and the disciples of the Phari­sees fast, and your disciples do</text:span></text:p>
          </text:list-item>
          <text:list-item>
            <text:p text:style-name="P161"><text:span text:style-name="CharStyle11"><text:tab/>not fast?” Jesus said to them,</text:span></text:p>
          </text:list-item>
        </text:list>
        <text:p text:style-name="P106"><text:span text:style-name="CharStyle11">“Can friends at a wedding fast, while the bride­groom is beside them?</text:span></text:p>
        <text:p text:style-name="P110"><text:span text:style-name="CharStyle11">As long as they have the bridegroom beside them they cannot fast.</text:span></text:p>
        <text:list xml:id="list190648237078429" text:continue-numbering="true" text:style-name="L3">
          <text:list-item>
            <text:p text:style-name="P160"><text:span text:style-name="CharStyle11"><text:tab/>A time will come when the</text:span></text:p>
          </text:list-item>
        </text:list>
        <text:p text:style-name="P22"><text:span text:style-name="CharStyle11">bridegroom is taken from</text:span></text:p>
        <text:p text:style-name="P112"><text:span text:style-name="CharStyle11">them; then they will fast, on that day.</text:span></text:p>
        <text:p text:style-name="P97"><text:span text:style-name="CharStyle11">No one stitches a piece of un- 21 dressed cloth on an old coat,</text:span></text:p>
        <text:p text:style-name="P109"><text:span text:style-name="CharStyle11">otherwise the patch breaks away, the new from the old, and the tear is made worse:</text:span></text:p>
        <text:p text:style-name="P97"><text:span text:style-name="CharStyle11">no one pours fresh wine into 2» old wineskins,</text:span></text:p>
        <text:p text:style-name="P85"><text:span text:style-name="CharStyle11">otherwise the wine will burst the wineskins,</text:span></text:p>
        <text:p text:style-name="P85"><text:span text:style-name="CharStyle11">and both wine and wineskins are ruined.” *</text:span></text:p>
        <text:p text:style-name="P89"><text:span text:style-name="CharStyle11">Now it happened that he was 23 passing through the cornfields on the sabbath, and as the disciples made their way through, they began to pull the ears of corn. The Pharisees said to him, “Look 24 at what they are doing on the sabbath! That is not allowed.”</text:span></text:p>
        <text:p text:style-name="P20"><text:span text:style-name="CharStyle11">He said to them, “Have you 23 never read what David did when he was in need and hungry, he and his men? He went into 26 the house of God (Abiathar was high priest then) and ate </text:span><text:span text:style-name="CharStyle22">the loaves of the Presence,</text:span><text:span text:style-name="CharStyle11"> which no one except the priests is al­lowed to eat, and also shared them with his followers.” And 27 he said to them,</text:span></text:p>
        <text:p text:style-name="P97"><text:span text:style-name="CharStyle11">“The sabbath was made for man, not man for the sab­bath:</text:span></text:p>
        <text:p text:style-name="P85"><text:span text:style-name="CharStyle11">so that the Son of man is 28 Lord even over the sab­bath.”</text:span></text:p>
        <text:p text:style-name="P89"><text:span text:style-name="CharStyle11">He next entered the syna- Q gogue. Now a man was there whose hand was with­ered, and they watched to see 2 if he would heal him on the sabbath, so as to get a charge against him. He said to the 3 man with the withered hand,</text:span></text:p>
        <text:p text:style-name="P90"><text:span text:style-name="CharStyle24">* Omitting </text:span><text:span text:style-name="CharStyle25">iXKA. olvov</text:span><text:span text:style-name="CharStyle24"> vf:ov ets </text:span><text:span text:style-name="CharStyle26">CUT KOI \ </text:span><text:span text:style-name="CharStyle24">jtaivovc, a harmonistic addition from the parallel passage in Luke v. 88 and Mat­thew is. 17.</text:span></text:p>
        <text:list xml:id="list1487848778013131168" text:style-name="L5">
          <text:list-item>
            <text:p text:style-name="P162"><text:span text:style-name="CharStyle11"><text:tab/>“Rise and come forward”; then he asked them, “Is it right to help or to hurt on the sabbath, to save life or to kill?” They</text:span></text:p>
          </text:list-item>
          <text:list-item>
            <text:p text:style-name="P162"><text:span text:style-name="CharStyle11"><text:tab/>were silent. Then glancing round him in anger and vexation at their obstinacy, he told the man, “Stretch out your hand.” He stretched it out, and his</text:span></text:p>
          </text:list-item>
          <text:list-item>
            <text:p text:style-name="P162"><text:span text:style-name="CharStyle11"><text:tab/>hand was quite restored. On this </text:span><text:soft-page-break/><text:span text:style-name="CharStyle11">the Pharisees withdrew and at once joined the Herodians in a plot against him, to destroy him.</text:span></text:p>
          </text:list-item>
          <text:list-item>
            <text:p text:style-name="P163"><text:span text:style-name="CharStyle11"><text:tab/>Jesus retired with his disciples to the sea, and a large number of people from Galilee followed him; also a large number came</text:span></text:p>
          </text:list-item>
          <text:list-item>
            <text:p text:style-name="P164"><text:span text:style-name="CharStyle11"><text:tab/>to him from Judsea, Jerusalem, Idumaea, the other side of the Jordan, and the neighbourhood of Tyre and Sidon, as they had</text:span></text:p>
          </text:list-item>
          <text:list-item>
            <text:p text:style-name="P164"><text:span text:style-name="CharStyle11"><text:tab/>heard of his doings. So he told his disciples to have a small boat ready; it was to prevent him</text:span></text:p>
          </text:list-item>
          <text:list-item>
            <text:p text:style-name="P165"><text:span text:style-name="CharStyle11"><text:tab/>being crushed by the crowd, for he healed so many that all who had complaints were pressing on</text:span></text:p>
          </text:list-item>
          <text:list-item>
            <text:p text:style-name="P165"><text:span text:style-name="CharStyle11"><text:tab/>him to get a touch of him. And when unclean spirits saw him, they fell down before him, screaming, “You are the Son of</text:span></text:p>
          </text:list-item>
          <text:list-item>
            <text:p text:style-name="P165"><text:span text:style-name="CharStyle11"><text:tab/>God!” But he charged them strictly and severely not to make him known.</text:span></text:p>
          </text:list-item>
          <text:list-item>
            <text:p text:style-name="P163"><text:span text:style-name="CharStyle11"><text:tab/>Then he went up the hillside and summoned the men he wanted, and they went to him.</text:span></text:p>
          </text:list-item>
          <text:list-item>
            <text:p text:style-name="P168"><text:span text:style-name="CharStyle11"><text:tab/>He appointed twelve to be with</text:span></text:p>
          </text:list-item>
          <text:list-item>
            <text:p text:style-name="P168"><text:span text:style-name="CharStyle11"><text:tab/>him, also that he might despatch them to preach, with the power</text:span></text:p>
          </text:list-item>
          <text:list-item>
            <text:p text:style-name="P168"><text:span text:style-name="CharStyle11"><text:tab/>of casting out daemons; there was Simon, whom he surnamed</text:span></text:p>
          </text:list-item>
          <text:list-item>
            <text:p text:style-name="P168"><text:span text:style-name="CharStyle11"><text:tab/>Peter, James the son of Zebe- daeus and John the brother of James (he surnamed them Boanerges, or “Sons of thun-</text:span></text:p>
          </text:list-item>
          <text:list-item>
            <text:p text:style-name="P168"><text:span text:style-name="CharStyle11"><text:tab/>der”), Andrew, Philip, Bartholo­mew, Matthew, Thomas, James the son of Alpha;us, Thaddseus,</text:span></text:p>
          </text:list-item>
          <text:list-item>
            <text:p text:style-name="P165"><text:span text:style-name="CharStyle11"><text:tab/>Simon the zealot, and Judas Iscariot, who betrayed him.</text:span></text:p>
          </text:list-item>
        </text:list>
        <text:p text:style-name="P63"><text:span text:style-name="CharStyle11">Then they went indoors, but 20 the crowd gathered again, so that it was impossible even to have a meal. And when his 21 family heard this, they set out to get hold of him, for men were saying, “He is out of his mind.” But the scribes who had come 22 down from Jerusalem said, “He has Beelzebul,” and “It is by the prince of daemons that he casts out daemons.” So he called them 23 and said to them by way of par­able, “How can Satan cast out Satan?</text:span></text:p>
        <text:p text:style-name="P87"><text:span text:style-name="CharStyle11">If a realm is divided against it- 2a self,</text:span></text:p>
        <text:p text:style-name="P88"><text:span text:style-name="CharStyle11">that realm cannot stand: if a household is divided 25 against itself,</text:span></text:p>
        <text:p text:style-name="P88"><text:span text:style-name="CharStyle11">that household cannot stand: and if Satan has risen against 26 himself and is divided, he cannot stand, he comes to an end.</text:span></text:p>
        <text:p text:style-name="P20"><text:span text:style-name="CharStyle11">No one can enter the strong 27 man’s house and plunder his goods, unless first of all he binds the strong man; then he can plunder his house. I tell you 28 truly,</text:span></text:p>
        <text:p text:style-name="P61"><text:span text:style-name="CharStyle11">the sons of men shall be for­given all their sins, and all the blasphemies they may utter,</text:span></text:p>
        <text:p text:style-name="P88"><text:span text:style-name="CharStyle11">but whoever blasphemes 29 against the holy Spirit, he never is forgiven, he is guilty of an eternal sin.” (This was because they said, 30 “He has an unclean spirit.”) Then came his brothers and his 31 mother, and standing outside they sent to call him; there was 32 a crowd sitting round him, and he was told, “Here are your mother and brothers and sisters wanting you outside.” He re- 33 plied, “Who are my mother and my brothers?” And glanc- 34 ing at those who were sitting</text:span></text:p>
      </text:section>
      <text:section text:style-name="Sect4" text:name="Section4">
        <text:p text:style-name="P129"><text:span text:style-name="CharStyle11">round him in a circle he said, “There are my mother and my</text:span></text:p>
        <text:list xml:id="list680042016570656555" text:style-name="L6">
          <text:list-item>
            <text:p text:style-name="P184"><text:span text:style-name="CharStyle21"><text:tab/></text:span><text:span text:style-name="CharStyle11">brothers! Whoever does the will of God, that is my brother and sister and mother.”</text:span></text:p>
          </text:list-item>
        </text:list>
        <text:p text:style-name="P22"><text:span text:style-name="CharStyle11">Once more he proceeded to teach by the seaside; a crowd gathered round him greater than ever, so he entered a boat on the sea and sat down, while all the</text:span></text:p>
        <text:list xml:id="list4777023955855722543" text:style-name="L7">
          <text:list-item>
            <text:p text:style-name="P187"><text:span text:style-name="CharStyle11"><text:tab/>crowd stayed on shore. He gave them many lessons in par­ables, and said to them in the</text:span></text:p>
          </text:list-item>
          <text:list-item>
            <text:p text:style-name="P187"><text:span text:style-name="CharStyle11"><text:tab/>course of his teaching: “Listen,</text:span></text:p>
          </text:list-item>
          <text:list-item>
            <text:p text:style-name="P188"><text:span text:style-name="CharStyle11"><text:tab/>a sower went out to sow, and as he sowed it chanced that some seed fell on the road, and the</text:span></text:p>
          </text:list-item>
          <text:list-item>
            <text:p text:style-name="P188"><text:span text:style-name="CharStyle11"><text:tab/>birds came and ate it up; some other seed fell on stony soil, where it had not much earth, and it shot up at once because</text:span></text:p>
          </text:list-item>
          <text:list-item>
            <text:p text:style-name="P188"><text:span text:style-name="CharStyle11"><text:tab/>it had no depth of earth, but when the sun rose it was scorched and withered away, be-</text:span></text:p>
          </text:list-item>
          <text:list-item>
            <text:p text:style-name="P188"><text:span text:style-name="CharStyle11"><text:tab/>cause it had no root; some other seed fell among thorns, and the thorns sprang up and choked it,</text:span></text:p>
          </text:list-item>
          <text:list-item>
            <text:p text:style-name="P188"><text:span text:style-name="CharStyle11"><text:tab/>so it bore no crop; some other seed fell on good soil to bear a crop that sprang up and grew, yielding at the rate of thirty,</text:span></text:p>
          </text:list-item>
          <text:list-item>
            <text:p text:style-name="P188"><text:span text:style-name="CharStyle11"><text:tab/>sixty, and a hundredfold.” He added, “Anyone who has ears to hear, let him listen to this.”</text:span></text:p>
          </text:list-item>
          <text:list-item>
            <text:p text:style-name="P189"><text:span text:style-name="CharStyle11"><text:tab/>When he was by himself, his adherents and the twelve asked</text:span></text:p>
          </text:list-item>
          <text:list-item>
            <text:p text:style-name="P191"><text:span text:style-name="CharStyle11"><text:tab/>him about the parable, and he said to them: “The open secret of the Realm of God is granted to you, but these outsiders get everything by way of parables, so that</text:span></text:p>
          </text:list-item>
          <text:list-item>
            <text:p text:style-name="P115"><text:span text:style-name="CharStyle17"><text:tab/></text:span><text:span text:style-name="CharStyle13">for all their seeing they may</text:span></text:p>
          </text:list-item>
        </text:list>
        <text:p text:style-name="P46"><text:span text:style-name="CharStyle13">not perceive,</text:span></text:p>
        <text:p text:style-name="P107"><text:span text:style-name="CharStyle13">and {or all their hearing they may not understand, lest they turn and be for­given.”</text:span></text:p>
        <text:list xml:id="list190647637299774" text:continue-numbering="true" text:style-name="L7">
          <text:list-item>
            <text:p text:style-name="P191"><text:span text:style-name="CharStyle11"><text:tab/>And he said to them, “You do not understand this parable? Then how are you to understand</text:span></text:p>
          </text:list-item>
        </text:list>
        <text:p text:style-name="P23"><text:span text:style-name="CharStyle11">the other parables? The sower 14 sows the word. As for those ‘on 15 the road,’ when the seed is sown there—as soon as they hear it, Satan at once comes and carries off the word sown within them. Similarly, those who are sown 16 ‘on stony soil’ are the people who on hearing the word accept it * with enthusiasm; but they 17 have no root in themselves, they do not last; the next thing is, when the word brings trouble or persecution, they are at once re­pelled. Another set are those 18 who are sown ‘among thorns’; they listen to the word, but the 19 worries of the world and the de­light of being rich and all the other passions come in to choke the word; so it proves unfruit­ful. As for those who were sown 20 ‘on good soil,’ these are the peo­ple who listen to the word and take it in, bearing fruit at the rate of thirty, sixty, and a hun­dredfold.”</text:span></text:p>
        <text:p text:style-name="P62"><text:span text:style-name="CharStyle11">He also said to them,<text:tab/>21</text:span></text:p>
        <text:p text:style-name="P87"><text:span text:style-name="CharStyle27">“Is </text:span><text:span text:style-name="CharStyle11">a lamp brought </text:span><text:span text:style-name="CharStyle27">to </text:span><text:span text:style-name="CharStyle11">be placed under a bowl or a bed?</text:span></text:p>
        <text:p text:style-name="P71"><text:span text:style-name="CharStyle27">Is </text:span><text:span text:style-name="CharStyle11">it not to be placed upon the stand?</text:span></text:p>
        <text:p text:style-name="P87"><text:span text:style-name="CharStyle11">Nothing is hidden except to 22 be disclosed,</text:span></text:p>
        <text:p text:style-name="P71"><text:span text:style-name="CharStyle11">nothing concealed except to be revealed.</text:span></text:p>
        <text:p text:style-name="P23"><text:span text:style-name="CharStyle27">If </text:span><text:span text:style-name="CharStyle11">anyone has an ear to hear, 23 let him listen to this.” Also he 24 said to them, “Take care what you hear; the measure you deal out to others will be dealt out to yourselves, and you will receive extra.</text:span></text:p>
        <text:p text:style-name="P87"><text:span text:style-name="CharStyle11">For he who has, to him shall 25 more be given;</text:span></text:p>
        <text:p text:style-name="P71"><text:span text:style-name="CharStyle11">while as for him who has not, from him shall be taken even what he has.”</text:span></text:p>
        <text:p text:style-name="P67"><text:span text:style-name="CharStyle24">* Omitting eidiS?. The tendency was to add Mark’s<text:tab/>rather than omit it,</text:span></text:p>
        <text:p text:style-name="P26"><text:span text:style-name="CharStyle24">especially when it occurred as here in the Matthew-parallel Cxlii.- 20).</text:span></text:p>
        <text:list xml:id="list7683333547238057127" text:style-name="L8">
          <text:list-item>
            <text:p text:style-name="P236"><text:span text:style-name="CharStyle11"><text:tab/>He said, “It is with the Realm of God as when a man has sown</text:span></text:p>
          </text:list-item>
          <text:list-item>
            <text:p text:style-name="P224"><text:span text:style-name="CharStyle11"><text:tab/>seed on earth; he sleeps at night and rises by day, and the seed sprouts and shoots up—he</text:span></text:p>
          </text:list-item>
          <text:list-item>
            <text:p text:style-name="P226"><text:span text:style-name="CharStyle11"><text:tab/>knows not how. (For the earth bears crops by itself, the blade first the ear of corn next, and then the grain full in the ear.)</text:span></text:p>
          </text:list-item>
          <text:list-item>
            <text:p text:style-name="P229"><text:span text:style-name="CharStyle11"><text:tab/>But whenever the crop is ready, he has the sickle put in at once,</text:span></text:p>
          </text:list-item>
          <text:list-item>
            <text:p text:style-name="P229"><text:span text:style-name="CharStyle11"><text:tab/>as harvest has come.” He said also,</text:span></text:p>
          </text:list-item>
        </text:list>
        <text:p text:style-name="P105"><text:span text:style-name="CharStyle11">“To what can we compare the Realm of God? how are we to put it in a parable?</text:span></text:p>
        <text:list xml:id="list190647527951231" text:continue-numbering="true" text:style-name="L8">
          <text:list-item>
            <text:p text:style-name="P229"><text:span text:style-name="CharStyle11"><text:tab/>It is like a grain of mustard-seed —less than any seed on earth,</text:span></text:p>
          </text:list-item>
          <text:list-item>
            <text:p text:style-name="P229"><text:span text:style-name="CharStyle11"><text:tab/>when it is sown on earth; but once sown it springs up to be larger than any plant, throwing out such big branches that </text:span><text:span text:style-name="CharStyle22">wild, birds can roost under its</text:span></text:p>
          </text:list-item>
          <text:list-item>
            <text:p text:style-name="P229"><text:span text:style-name="CharStyle11"><text:tab/></text:span><text:span text:style-name="CharStyle22">shadow.”</text:span><text:span text:style-name="CharStyle11"> In many a par­able like this he spoke the w</text:span><text:span text:style-name="CharStyle11"><text:span text:style-name="T1">y</text:span></text:span><text:span text:style-name="CharStyle11">ord to them, so far as they could</text:span></text:p>
          </text:list-item>
          <text:list-item>
            <text:p text:style-name="P229"><text:span text:style-name="CharStyle11"><text:tab/>listen to it; he never spoke to them except by way of parable, but in private he explained everything to his own disciples.</text:span></text:p>
          </text:list-item>
          <text:list-item>
            <text:p text:style-name="P230"><text:span text:style-name="CharStyle11"><text:tab/>That same day, when evening came, he said to them, “Let us</text:span></text:p>
          </text:list-item>
          <text:list-item>
            <text:p text:style-name="P231"><text:span text:style-name="CharStyle11"><text:tab/>cross to the other side”; so, leaving the crowd, they took him (just as he was) in the boat, accompanied by some other</text:span></text:p>
          </text:list-item>
          <text:list-item>
            <text:p text:style-name="P231"><text:span text:style-name="CharStyle11"><text:tab/>boats. But a heavy squall of wind came on, and the waves splashed into the boat, so that</text:span></text:p>
          </text:list-item>
          <text:list-item>
            <text:p text:style-name="P231"><text:span text:style-name="CharStyle11"><text:tab/>the boat filled. He was sleep­ing on the cushion in the stern; so they woke him up, saying, “Teacher, are we to drown, for</text:span></text:p>
          </text:list-item>
          <text:list-item>
            <text:p text:style-name="P226"><text:span text:style-name="CharStyle11"><text:tab/>all you care?” And he woke up, checked the wind, and told the sea, “Peace, be quiet.” The wind fell and there was a great</text:span></text:p>
          </text:list-item>
          <text:list-item>
            <text:p text:style-name="P226"><text:span text:style-name="CharStyle11"><text:tab/>calm. Then he said to them, “Why are you afraid like this?</text:span></text:p>
          </text:list-item>
        </text:list>
        <text:p text:style-name="P25"><text:span text:style-name="CharStyle29">Have you no faith yet?” But </text:span><text:span text:style-name="CharStyle30">41 </text:span><text:span text:style-name="CharStyle29">they were overawed and said to each other, “Whatever can he be, when the very wind and sea obey him?”</text:span></text:p>
        <text:p text:style-name="P36"><text:span text:style-name="CharStyle11">Then they reached the op- posite side of the sea, the country of the Gerasenes. And 2 as soon as he stepped out of the boat, a man from the tombs came to meet him, a man with an unclean spirit who dwelt 3 among the tombs; by this time no one could bind him, not even with a chain, for he had often 4 been bound with fetters and chains and had snapped the chains and broken the fetters— nobody could tame him. All 5 night and day among the tombs and the hills he shrieked and gashed himself with stones. On 6 catching sight of Jesus from afar, he ran and knelt before him, shrieking aloud, “Jesus, son 7 of God most High, what business have you with me? By God, I adjure you, do not torture me.” (For he had said, “Come out of 8 the man, you unclean spirit.”) Jesus asked him, “What is your 9 name?” “Legion,” he said, “there is a host of us.” And they 10 begged him earnestly not to send them out of the country.</text:span></text:p>
        <text:p text:style-name="P20"><text:span text:style-name="CharStyle11">Now a large drove of swine n was grazing there on the hill­side; so the spirits begged him, 12 “Send us into the swine, that we may enter them.” And Jesus 13 gave them leave. Then out came the unclean spirits and entered the swine, and the drove rushed down the steep slope into the sea (there were about two thou­sand of them), and in the sea they were drowned. The herds- 14 men fled and reported it to the town and the hamlets. So the people came to see what had happened, and when they 15</text:span></text:p>
        <text:p text:style-name="P55"><text:span text:style-name="CharStyle11">reached Jesus they saw the luna­tic sitting down, clothed and in his sober senses—the man who had been possessed by ‘Legion.’</text:span></text:p>
        <text:list xml:id="list8365869374980611150" text:style-name="L9">
          <text:list-item>
            <text:p text:style-name="P196"><text:span text:style-name="CharStyle11"><text:tab/>That frightened them. And those who had seen it, related to them what had happened to</text:span></text:p>
          </text:list-item>
          <text:list-item>
            <text:p text:style-name="P197"><text:span text:style-name="CharStyle11"><text:tab/>the lunatic and the swine. Then they began begging Jesus to</text:span></text:p>
          </text:list-item>
          <text:list-item>
            <text:p text:style-name="P197"><text:soft-page-break/><text:span text:style-name="CharStyle11"><text:tab/>leave their district. As he was stepping into the boat, the lunatic begged that he might ac-</text:span></text:p>
          </text:list-item>
          <text:list-item>
            <text:p text:style-name="P192"><text:span text:style-name="CharStyle11"><text:tab/>company him; but he said, “Go home to your own people, and report to them all the Lord has done for you, and how he took</text:span></text:p>
          </text:list-item>
          <text:list-item>
            <text:p text:style-name="P199"><text:span text:style-name="CharStyle11"><text:tab/>pity on you.” So he went off and began to proclaim through­out Decapolis all that Jesus had done for him; it made everyone astonished.</text:span></text:p>
          </text:list-item>
          <text:list-item>
            <text:p text:style-name="P207"><text:span text:style-name="CharStyle11"><text:tab/>Now when Jesus had crossed back in the boat to the other side, a large crowd gathered round him; so he remained be-</text:span></text:p>
          </text:list-item>
          <text:list-item>
            <text:p text:style-name="P199"><text:span text:style-name="CharStyle11"><text:tab/>side the sea. A president of the synagogue, called Jairus, came up, and on catching sight of him</text:span></text:p>
          </text:list-item>
          <text:list-item>
            <text:p text:style-name="P199"><text:span text:style-name="CharStyle11"><text:tab/>fell at his feet with earnest en­treaties. “My little girl is dying,” he said, “do come and lay your hands on her, that she</text:span></text:p>
          </text:list-item>
          <text:list-item>
            <text:p text:style-name="P199"><text:span text:style-name="CharStyle11"><text:tab/>may recover and live.” So Jesus went away with him.</text:span></text:p>
          </text:list-item>
        </text:list>
        <text:p text:style-name="P55"><text:span text:style-name="CharStyle11">Now a large crowd followed him; they pressed round him.</text:span></text:p>
        <text:list xml:id="list190648652244026" text:continue-numbering="true" text:style-name="L9">
          <text:list-item>
            <text:p text:style-name="P199"><text:span text:style-name="CharStyle11"><text:tab/>And there was a woman who had a hemorrhage for twelve</text:span></text:p>
          </text:list-item>
          <text:list-item>
            <text:p text:style-name="P199"><text:span text:style-name="CharStyle11"><text:tab/>years—she had suffered much under a number of doctors, and had spent all her means, but was none the better; in fact she</text:span></text:p>
          </text:list-item>
          <text:list-item>
            <text:p text:style-name="P199"><text:span text:style-name="CharStyle11"><text:tab/>was rather worse. Hearing about Jesus, she got behind him in the crowd, and touched his</text:span></text:p>
          </text:list-item>
          <text:list-item>
            <text:p text:style-name="P199"><text:span text:style-name="CharStyle11"><text:tab/>robe; “if I can touch even his clothes,” she said to herself, “I</text:span></text:p>
          </text:list-item>
          <text:list-item>
            <text:p text:style-name="P199"><text:span text:style-name="CharStyle11"><text:tab/>will recover.” And at once the hemorrhage stopped; she felt in her body that she was cured of</text:span></text:p>
          </text:list-item>
          <text:list-item>
            <text:p text:style-name="P199"><text:span text:style-name="CharStyle11"><text:tab/>her complaint. Jesus was at</text:span></text:p>
          </text:list-item>
        </text:list>
        <text:p text:style-name="P23"><text:span text:style-name="CharStyle11">once conscious that some healing virtue had passed from him, so he turned round in the crowd and asked, “Who touched my clothes?” His disciples said to 31 him, “You see the crowd are pressing round you, and yet you ask, ‘Who touched me?’ ” But 32 he kept looking round to see who had done it, and the worn- 33 an, knowing what had happened to her, came forward in fear and trembling and fell down be­fore him, telling him all the truth. “Daughter,” he said to 34 her, “your faith has made you well; go in peace and be free from your complaint.” He was 35 still speaking when a message came from the house of the syna­gogue-president, “Your daugh­ter is dead. Why trouble the teacher to come any further?” Instantly Jesus ignored the re- 36 mark and told the president, “Have no fear, only believe.”</text:span></text:p>
        <text:p text:style-name="P20"><text:span text:style-name="CharStyle11">He would not allow any to ac- 37 company him, except Peter and James and John the brother of James. So they reached the 38 president’s house, where he saw a tumult of people wailing and making shrill lament; and on en- 39 tering he asked them, “Why make a noise and wail? The child is not dead but asleep.” They laughed at him. However, 4° he put them all outside and tak­ing the father and mother of the child as well as his companions he went in to where the child was lying; then he took the 41 child’s hand and said to her, “Talitha koum”—which may be translated, “Little girl, rise, I tell you.” The girl got up at 42 once and began to walk (she was twelve years old); and at once they were lost in utter amazement. But he strictly </text:span><text:span text:style-name="CharStyle21">43 </text:span><text:span text:style-name="CharStyle11">forbade them to let anyone</text:span></text:p>
      </text:section>
      <text:section text:style-name="Sect2" text:name="Section5">
        <text:p text:style-name="P3"/>
        <text:p text:style-name="P1"/>
      </text:section>
      <text:section text:style-name="Sect5" text:name="Section6">
        <text:p text:style-name="P33"><text:span text:style-name="CharStyle11">know about it, and told them to give her something to eat.</text:span></text:p>
        <text:p text:style-name="Body_20_text_20__28_4_29__20__2b__20_DropCap1">6<text:span text:style-name="CharStyle8"><text:tab/>Leaving there, he went to his native place, followed by his 2 disciples. When the sabbath came, he began to teach in the synagogue, and the large audi­ence was astounded. “Where did he get all this?” they said. “What is the meaning of this wisdom he is endowed with? And these miracles, too, that his 3 hands perform! Is this not the joiner, the son of Mary and the brother of James and Joses and Judas and Simon? Are not </text:span><text:soft-page-break/><text:span text:style-name="CharStyle8">his sisters settled here among us?” So they were repelled by 4 him. Then Jesus said to them, “A prophet never goes without honour except in his native place and among his kinsfolk and in 5 his home.” There he could not do any miracle, beyond laying his hands on a few sick people 6 and curing them. He was aston­ished at their lack of faith.</text:span></text:p>
        <text:p text:style-name="P49"><text:span text:style-name="CharStyle11">Then he made a tour round </text:span><text:span text:style-name="CharStyle21">7</text:span><text:span text:style-name="CharStyle11"> the villages, teaching. And sum­moning the twelve he proceeded to send them out two by two; he gave them power over the un- </text:span><text:span text:style-name="CharStyle21">8</text:span><text:span text:style-name="CharStyle11"> clean spirits, and ordered them to take nothing but a stick for the journey, no bread, no wallet, 9 no coppers in their girdle; they were to wear sandals, but not to io put on two shirts, he said. Also, he told them, “Wherever you en­ter a house, stay there till you ii leave the place. And if any place will not receive you and the people will not listen to you, shake off the very dust under your feet when you leave, as a </text:span><text:span text:style-name="CharStyle22">12</text:span><text:span text:style-name="CharStyle11"> warning to them.” So they went out and preached repentance; 13 also they cast out a number of dasmons, and cured a number of sick people by anointing them with oil.</text:span></text:p>
        <text:p text:style-name="P64"><text:span text:style-name="CharStyle11">Now this came to the hearing 14 of king Herod, for the name of Jesus had become well known; people said,* “John the Bap- tizer has risen from the dead, that is why miraculous powers are working through him”; others said, “It is Elijah,” 15 others again, “It is a prophet, like one of the old prophets.” But when Herod heard of it, 16 he said, “John has risen, the John I beheaded!” (For this 17 Herod had sent and arrested John and bound him in prison, on account of his marriage to Herodias the wife of his brother Philip; John had told Herod, 18 “You have no right to your brother’s wife.” Herodias had 19 a grudge against him; she wanted him killed, but she could not manage it, for Herod stood 20 in awe of John, knowing he was a just and holy man; so he pro­tected John—he was greatly ex­ercised when he listened to him, still he liked to listen to him.</text:span></text:p>
        <text:p text:style-name="P20"><text:span text:style-name="CharStyle11">Then came a holiday, when </text:span><text:span text:style-name="CharStyle22">21 </text:span><text:span text:style-name="CharStyle11">Herod held a feast on his birth­day for his chief officials and generals and the notables of Galilee. The daughter of Hero- 22 dias came in and danced to them, and Herod and his guests were so delighted that the king said to the girl, “Ask anything you like and I will give you it.” He 23 swore to her, “I will give you whatever you want, were it the half of my realm!” So she went 24 out and said to her mother, “What am I to ask?” “John the Baptizer’s head,” she answered. 25 Then she hurried in at once and asked the king, saying, “I want you to give me this very moment John the Baptist’s head on a dish.” The king was very vexed, 26</text:span></text:p>
        <text:p text:style-name="P77"><text:span text:style-name="CharStyle24">* Reading: eXeyov with B D and the Old Latin.</text:span></text:p>
        <text:p text:style-name="P239"><text:span text:style-name="CharStyle11">but for the sake of his oaths and his guests he did not care to dis-</text:span></text:p>
        <text:list xml:id="list3751627582984591229" text:style-name="L10">
          <text:list-item>
            <text:p text:style-name="P200"><text:span text:style-name="CharStyle11"><text:tab/>appoint her; so the king at once sent one of the guard with orders to bring his head. The man went and beheaded him in the</text:span></text:p>
          </text:list-item>
          <text:list-item>
            <text:p text:style-name="P200"><text:span text:style-name="CharStyle11"><text:tab/>prison, brought his head on a dish, and gave it to the girl; and the girl gave it to her mother.</text:span></text:p>
          </text:list-item>
          <text:list-item>
            <text:p text:style-name="P200"><text:span text:style-name="CharStyle11"><text:tab/>When his disciples heard of it, they went and fetched his body and laid it in a tomb.)</text:span></text:p>
          </text:list-item>
          <text:list-item>
            <text:p text:style-name="P208"><text:span text:style-name="CharStyle11"><text:tab/>Now the apostles gathered to meet Jesus, and reported to him all they had done and taught.</text:span></text:p>
          </text:list-item>
          <text:list-item>
            <text:p text:style-name="P209"><text:span text:style-name="CharStyle11"><text:tab/>He said to them, “Come away by yourselves to some lonely spot and get a little rest” (for there were many people coming and going, and they could get no</text:span></text:p>
          </text:list-item>
          <text:list-item>
            <text:p text:style-name="P200"><text:span text:style-name="CharStyle11"><text:tab/>time even to eat). So they went away privately in the boat to a</text:span></text:p>
          </text:list-item>
          <text:list-item>
            <text:p text:style-name="P200"><text:span text:style-name="CharStyle11"><text:tab/>lonely spot. However, a num­ber of people who saw them start and recognized them, got to the place before them, by hurrying there on foot from all</text:span></text:p>
          </text:list-item>
          <text:list-item>
            <text:p text:style-name="P200"><text:span text:style-name="CharStyle11"><text:tab/>the towns. So when Jesus dis­embarked, he saw a large crowd, and out of pity for them, as they were like sheep without a shepherd, he proceeded to teach</text:span></text:p>
          </text:list-item>
          <text:list-item>
            <text:p text:style-name="P200"><text:span text:style-name="CharStyle11"><text:tab/>them at length. Then, as the day was far gone, his disciples came to him, saying, “It is a desert place and the day is now</text:span></text:p>
          </text:list-item>
          <text:list-item>
            <text:p text:style-name="P200"><text:span text:style-name="CharStyle11"><text:tab/>far gone; send them off to the farms and villages around, to buy some food for themselves.”</text:span></text:p>
          </text:list-item>
          <text:list-item>
            <text:p text:style-name="P200"><text:span text:style-name="CharStyle11"><text:tab/>He replied, “Give them some food, yourselves.” They said, “Are we to go and buy ten pounds’ worth of food and give</text:span></text:p>
          </text:list-item>
          <text:list-item>
            <text:p text:style-name="P200"><text:span text:style-name="CharStyle11"><text:tab/>them that to eat?” He said, “How many loaves have you got? Go and see.” When they found out, they told him, “Five,</text:span></text:p>
          </text:list-item>
          <text:list-item>
            <text:p text:style-name="P200"><text:span text:style-name="CharStyle11"><text:tab/>and two fish.” Then he gave orders that they were to make all the people lie down in parties</text:span></text:p>
          </text:list-item>
          <text:list-item>
            <text:p text:style-name="P200"><text:span text:style-name="CharStyle11"><text:tab/>on the green grass; so they ar­</text:span></text:p>
          </text:list-item>
        </text:list>
        <text:p text:style-name="P20"><text:span text:style-name="CharStyle11">ranged themselves in groups of a hundred and of fifty; and he </text:span><text:span text:style-name="CharStyle32">41 </text:span><text:span text:style-name="CharStyle11">took the five loaves and the two fish, and looking up to heaven he blessed them, broke the loaves in pieces, which he handed to the disciples to set before them, and divided the two fish among them all. They all ate and had </text:span><text:span text:style-name="CharStyle32">42 </text:span><text:span text:style-name="CharStyle11">enough; besides, the fragments 43 of bread and of fish which were picked up filled twelve baskets. (The number of men who ate the </text:span><text:span text:style-name="CharStyle21">44 </text:span><text:span text:style-name="CharStyle11">loaves was five thousand.)</text:span></text:p>
        <text:p text:style-name="P63"><text:span text:style-name="CharStyle11">Then he made the disciples at 45 once embark in the boat and cross before him towards Beth- saida, while he dismissed the crowd; after saying good-bye to 46 them, he went up the hill to pray. Now when evening </text:span><text:span text:style-name="CharStyle21">47 </text:span><text:span text:style-name="CharStyle11">came, the boat was far out in the middle of the sea, and he was on the land alone; but when he saw 48 them buffeted as they rowed (for the wind was against them), he went to them about the fourth watch of the night, walking on the sea. He would have passed them by, but when they saw him </text:span><text:span text:style-name="CharStyle21">49 </text:span><text:span text:style-name="CharStyle11">walking on the sea they thought it was a ghost and shrieked aloud —for they all saw him and were 50 terrified. Then he spoke to them at once; “Courage,” he said, “it is I, have no fear.” And he got 51 into the boat beside them, and the wind dropped. They were utterly astounded, for they had 52 not understood the lesson of the loaves; their minds were dull.</text:span></text:p>
        <text:p text:style-name="P63"><text:span text:style-name="CharStyle11">On crossing over, they came </text:span><text:span text:style-name="CharStyle21">53 </text:span><text:span text:style-name="CharStyle11">to land at Gennesaret and moored to the shore. And when </text:span><text:span text:style-name="CharStyle21">54 </text:span><text:span text:style-name="CharStyle11">they disembarked, the people at once recognized Jesus; they hur- </text:span><text:span text:style-name="CharStyle21">55 </text:span><text:span text:style-name="CharStyle11">ried round all the district and proceeded to carry the sick on their pallets, wherever they heard that he was; whatever vil- 56 lage or town or hamlet he went</text:span></text:p>
        <text:p text:style-name="P33"><text:span text:style-name="CharStyle11">to, they would lay their invalids in the marketplace, begging him to let them touch even the tassel of his robe—and all who touched him recovered.</text:span></text:p>
        <text:p text:style-name="Body_20_text_20__28_9_29__20__2b__20_DropCap3"><text:soft-page-break/>7<text:span text:style-name="CharStyle34"><text:tab/>Now the Pharisees gathered to meet him, with some scribes who had come from Jeru- 2 salem. They noticed that some of his disciples ate their food with ‘common’ (that is, un- 3 washed) hands. (The Pharisees and all the Jews decline to eat, till they wash their hands up to the elbow, in obedience to the 4 tradition of the elders; they de­cline to eat what comes from the market, till they have washed it; and they have to keep a number of other traditions about wash­ing cups and jugs and basins and 5 beds.) Then the Pharisees and scribes put this question to him, "Why do your disciples not fol­low the tradition of the elders? Why do they take their food 6 with ‘common’ hands?” He said to them, “Yes, it was about you hypocrites indeed that Isaiah prophesied!—as it is written, </text:span><text:span text:style-name="CharStyle36">This people honours me with their Ups,</text:span></text:p>
        <text:p text:style-name="P59"><text:span text:style-name="CharStyle16">but their heart is far away from me:</text:span></text:p>
        <text:list xml:id="list7055857965588748333" text:style-name="L11">
          <text:list-item>
            <text:p text:style-name="P126"><text:span text:style-name="CharStyle27"><text:tab/></text:span><text:span text:style-name="CharStyle22">vain is their worship of me, for the doctrines they teach are but human precepts. </text:span><text:span text:style-name="CharStyle11">8 You drop what God commands and hold to human tradition.* </text:span><text:span text:style-name="CharStyle22">9</text:span><text:span text:style-name="CharStyle11"> Yes, forsooth,” he added, “you set aside what God commands, so as to maintain your own to tradition! Thus, Moses said, </text:span><text:span text:style-name="CharStyle22">Honour your father and mother, </text:span><text:span text:style-name="CharStyle11">and </text:span><text:span text:style-name="CharStyle22">He who curses his father or </text:span><text:span text:style-name="CharStyle37">ii </text:span><text:span text:style-name="CharStyle22">mother is to suffer death.</text:span><text:span text:style-name="CharStyle27"> </text:span><text:span text:style-name="CharStyle11">But you say that if a man tells his father or mother, ‘This money</text:span></text:p>
          </text:list-item>
        </text:list>
        <text:p text:style-name="P35"><text:span text:style-name="CharStyle40">* Omitting:<text:tab/></text:span><text:span text:style-name="CharStyle39">$oucTio|io&amp;g S=eoT&lt;av </text:span><text:span text:style-name="CharStyle40">xat</text:span></text:p>
        <text:p text:style-name="P27"><text:span text:style-name="CharStyle42">wniotcov xai &amp;XXa jcttpfSfAOta -roiavta </text:span><text:span text:style-name="CharStyle43">noUd jtotelTE,</text:span></text:p>
        <text:p text:style-name="P25"><text:span text:style-name="CharStyle29">might have been at your service, but it is Korban’ (that is, dedi- cated to God), he is exempt, so is you hold, from doing anything for his father or mother. That U is repealing the word of God in the interests of the tradition which you keep up. And you do many things like that.”</text:span></text:p>
        <text:p text:style-name="P25"><text:span text:style-name="CharStyle29">Then he recalled the crowd to i.» him and said to them, “Listen to me, all of you, and understand this:—</text:span></text:p>
        <text:p text:style-name="P61"><text:span text:style-name="CharStyle11">nothing outside a man can de- i5 file him by entering him; it is what comes from him that defiles him.</text:span></text:p>
        <text:p text:style-name="P103"><text:span text:style-name="CharStyle11">If anyone has ears to hear, let 16 him listen to this.”</text:span></text:p>
        <text:p text:style-name="P63"><text:span text:style-name="CharStyle11">Now when he went indoors, 17 away from the crowd, his dis­ciples asked him the meaning of tins parabolic saying. He said 18 to them, “So you do not under­stand, either? Do you not see how nothing outside a man can defile him by entering him? It 19 does not enter his heart but his belly, and passes from that into the drain” (thus he pronounced all food clean). “No,” he said, 20 “it is what comes from a man, that is what defiles him. From 21 within, from the heart of man, the designs of evil come: sexual 22 vice, stealing, murder, adultery, lust, malice, deceit, sensuality, envying, slander, arrogance, recklessness, all these evils issue 23 from within, and they defile a man.”</text:span></text:p>
        <text:p text:style-name="P63"><text:span text:style-name="CharStyle11">Leaving there, he went away </text:span><text:span text:style-name="CharStyle44">24 </text:span><text:span text:style-name="CharStyle11">to the territory of Tyre and Sidon. He entered a house, and wanted no one to know of it, but he could not escape notice; a 23 woman heard of him, whose daughter had an unclean spirit, and she came in and fell at his feet (the woman was a pagan. 20 of Syrophoenician birth), begging</text:span></text:p>
      </text:section>
      <text:section text:style-name="Sect5" text:name="Section7">
        <text:p text:style-name="P241"><text:span text:style-name="CharStyle11">him to cast the daemon out of</text:span></text:p>
        <text:list xml:id="list5506484061201173182" text:style-name="L12">
          <text:list-item>
            <text:p text:style-name="P215"><text:span text:style-name="CharStyle11"><text:tab/>her daughter. He said to her, “Let the children be satisfied first of all; it is not fair to take the children’s bread and throw</text:span></text:p>
          </text:list-item>
          <text:list-item>
            <text:p text:style-name="P215"><text:span text:style-name="CharStyle11"><text:tab/>it to the dogs.” She answered him, “No, sir, but under the table the dogs do pick up the</text:span></text:p>
          </text:list-item>
          <text:list-item>
            <text:p text:style-name="P201"><text:span text:style-name="CharStyle11"><text:tab/>children’s crumbs.” He said to her, “Well go your way; the daemon has left your daughter,</text:span></text:p>
          </text:list-item>
          <text:list-item>
            <text:p text:style-name="P201"><text:span text:style-name="CharStyle11"><text:tab/>since you have said that.” So she went home and found the child lying in bed, with the daemon gone from her.</text:span></text:p>
          </text:list-item>
          <text:list-item>
            <text:p text:style-name="P219"><text:span text:style-name="CharStyle11"><text:tab/>He left the territory of Tyre again and passed through Sidon to the sea of Galilee, crossing</text:span></text:p>
          </text:list-item>
          <text:list-item>
            <text:p text:style-name="P215"><text:span text:style-name="CharStyle11"><text:tab/>the territory of Decapolis. And a deaf man who stammered was brought to him, with the request that he would lay his hand on</text:span></text:p>
          </text:list-item>
          <text:list-item>
            <text:p text:style-name="P215"><text:span text:style-name="CharStyle11"><text:tab/>him. So, taking him aside from the crowd by himself, he put his fingers into the man’s ears, touched his tongue with saliva,</text:span></text:p>
          </text:list-item>
          <text:list-item>
            <text:p text:style-name="P201"><text:span text:style-name="CharStyle11"><text:tab/>and looking up to heaven with a deep sigh he said to him, “Eph- phatha” (which means, Open!).</text:span></text:p>
          </text:list-item>
          <text:list-item>
            <text:p text:style-name="P201"><text:span text:style-name="CharStyle11"><text:tab/>Then his ears were at once opened and his tongue freed from its fetter—he began to</text:span></text:p>
          </text:list-item>
          <text:list-item>
            <text:p text:style-name="P201"><text:span text:style-name="CharStyle11"><text:tab/>speak correctly. Jesus forbade them to tell anyone about it, but the more he forbade them the more eagerly they made it pub-</text:span></text:p>
          </text:list-item>
          <text:list-item>
            <text:p text:style-name="P201"><text:span text:style-name="CharStyle11"><text:tab/>lie; they were astounded in the extreme, saying, “How splen­didly he has done it all! He actually makes the deaf hear and the dumb speak!”</text:span></text:p>
          </text:list-item>
        </text:list>
        <text:p text:style-name="Body_20_text_20__28_9_29__20__2b__20_DropCap2">8<text:span text:style-name="CharStyle34"><text:tab/>In those days, when a large crowd had again gathered and when they had nothing to eat, he called his disciples and 2 said to them, “I am sorry for the crowd; they have been three days with me now, and they </text:span><text:span text:style-name="CharStyle46">3</text:span><text:span text:style-name="CharStyle34"> have nothing to eat. If I send them home without food, they will faint on the road. Besides, some of them have come a long way.” His disciples replied, 4 “Where can one get loaves to satisfy them in a desert spot like this?” He asked them, “How 5 many loaves have you got?” They said, “Seven.” So he 6 ordered the crowd to recline on the ground, and taking the seven loaves he gave thanks, broke them, and gave them to his dis­ciples to serve out. They served them out to the crowd, and as 7 they also had a few small fish, he blessed them too, and told the disciples to serve them out as well. So the people ate and 8 were satisfied, and they picked up seven baskets of fragments which were left over. (There 9 were about four thousand of them.) Then he sent them away, embarked at once in the 10 boat with his disciples, and went to the district of Dalmanutha.</text:span></text:p>
        <text:p text:style-name="P63"><text:span text:style-name="CharStyle11">Now the Pharisees came out 11 and started to argue with him, asking him for a Sign from heaven, by way of tempting him. But he sighed in spirit and 12 said,</text:span></text:p>
        <text:p text:style-name="P79"><text:span text:style-name="CharStyle11">“Why does this generation de­mand a Sign?</text:span></text:p>
        <text:p text:style-name="P63"><text:span text:style-name="CharStyle11">I tell you truly, no Sign shall be given this generation.” 13 Then he left them, embarked again, and went away to the opposite side.</text:span></text:p>
        <text:p text:style-name="P63"><text:span text:style-name="CharStyle11">They had forgotten to bring 14 any bread, and had only one loaf with them in the boat. So 15 he cautioned them, “See and be­ware of the leaven of the Phari­sees and the leaven of Herod.” “Leaven?” they argued to them- 16 selves, “we have no bread at all!” He noted this, and said to 17 them, “Why do you argue you have no bread? Do you not see, do you not understand, even yet? Are you still dull of heart?</text:span></text:p>
        <text:list xml:id="list9070220016101217413" text:style-name="L13">
          <text:list-item>
            <text:p text:style-name="P237"><text:span text:style-name="CharStyle11"><text:tab/>You have eyes, do you not</text:span></text:p>
          </text:list-item>
        </text:list>
        <text:p text:style-name="P44"><text:soft-page-break/><text:span text:style-name="CharStyle11">see?</text:span></text:p>
        <text:p text:style-name="P53"><text:span text:style-name="CharStyle11">you have ears, do you not hear?</text:span></text:p>
        <text:list xml:id="list190648731791835" text:continue-numbering="true" text:style-name="L13">
          <text:list-item>
            <text:p text:style-name="P185"><text:span text:style-name="CharStyle11"><text:tab/>Do you not remember how many basketfuls of fragments you picked up, when I broke the five loaves for the five thou­sand?” They said, “Twelve.”</text:span></text:p>
          </text:list-item>
          <text:list-item>
            <text:p text:style-name="P202"><text:span text:style-name="CharStyle11"><text:tab/>“And how many basketfuls of fragments did you pick up, when I broke the seven loaves for the four thousand?” They said,</text:span></text:p>
          </text:list-item>
          <text:list-item>
            <text:p text:style-name="P202"><text:span text:style-name="CharStyle11"><text:tab/>“Seven.” “Do you not under­stand now?” he said.</text:span></text:p>
          </text:list-item>
          <text:list-item>
            <text:p text:style-name="P202"><text:span text:style-name="CharStyle11"><text:tab/>Then they reached Bethsaida. A blind man was brought to him, with the request that he</text:span></text:p>
          </text:list-item>
          <text:list-item>
            <text:p text:style-name="P202"><text:span text:style-name="CharStyle11"><text:tab/>would touch him. So he took the blind man by the hand and led him outside the village; then, after spitting on his eyes, he laid his hands on him and asked him,</text:span></text:p>
          </text:list-item>
          <text:list-item>
            <text:p text:style-name="P202"><text:span text:style-name="CharStyle11"><text:tab/>“Do you see anything?” He be­gan to see, and said, “I can make out people, for I see them</text:span></text:p>
          </text:list-item>
          <text:list-item>
            <text:p text:style-name="P202"><text:span text:style-name="CharStyle11"><text:tab/>as large as trees moving.” At this he laid his hands once more on his eyes, and the man stared in front of him; he was quite re­stored, he saw everything dis-</text:span></text:p>
          </text:list-item>
          <text:list-item>
            <text:p text:style-name="P202"><text:span text:style-name="CharStyle11"><text:tab/>tinctly. And Jesus sent him home, saying, “Do not even go into the village.”</text:span></text:p>
          </text:list-item>
          <text:list-item>
            <text:p text:style-name="P202"><text:span text:style-name="CharStyle11"><text:tab/>Then Jesus and his disciples set off for the villages of Caesarea Philippi. On the road he in­quired of his disciples, “Who do</text:span></text:p>
          </text:list-item>
          <text:list-item>
            <text:p text:style-name="P202"><text:span text:style-name="CharStyle11"><text:tab/>people say I am?” “John the Baptist,” they told him, “though some say Elijah, and others say you are one of the prophets.”</text:span></text:p>
          </text:list-item>
          <text:list-item>
            <text:p text:style-name="P202"><text:span text:style-name="CharStyle11"><text:tab/>So he inquired of them, “And who do you say I am?” Peter replied, “You are the Christ.”</text:span></text:p>
          </text:list-item>
          <text:list-item>
            <text:p text:style-name="P202"><text:span text:style-name="CharStyle11"><text:tab/>Then he forbade them to tell</text:span></text:p>
          </text:list-item>
          <text:list-item>
            <text:p text:style-name="P202"><text:span text:style-name="CharStyle11"><text:tab/>anyone about him. And he pro­ceeded to teach them that the Son of man had to endure great suffering, to be rejected by the elders and the high priests and</text:span></text:p>
          </text:list-item>
        </text:list>
        <text:p text:style-name="P20"><text:span text:style-name="CharStyle11">the scribes, to be killed, and after three days to rise again; he spoke 32 of this quite freely. Peter took him and began to reprove him for it, but he turned on him and </text:span><text:span text:style-name="CharStyle21">33 </text:span><text:span text:style-name="CharStyle11">noticing his disciples reproved Peter, telling him, “Get behind me, you Satan! Your outlook is not God’s but man’s.” Then he </text:span><text:span text:style-name="CharStyle21">34 </text:span><text:span text:style-name="CharStyle11">called the who’e company to him with his disciples, telling them, “If anyone wishes to fol­low me, let him deny himself, take up his cross, and so follow me;</text:span></text:p>
        <text:p text:style-name="P79"><text:span text:style-name="CharStyle11">for whoever wants to save his </text:span><text:span text:style-name="CharStyle21">35 </text:span><text:span text:style-name="CharStyle11">life will lose it,</text:span></text:p>
        <text:p text:style-name="P78"><text:span text:style-name="CharStyle11">and whoever loses his life for my sake and the gospel’s will save it.</text:span></text:p>
        <text:p text:style-name="P20"><text:span text:style-name="CharStyle11">What profit is it for a man to 36 gain the whole world and to for­feit his soul? What could a 37 man offer as an equivalent for his soul?</text:span></text:p>
        <text:p text:style-name="P63"><text:span text:style-name="CharStyle11">Whoever is ashamed of me 38 and my words in this disloyal and sinful generation, the Son of man will be ashamed of him when he comes in the glory of his Father with the holy angels.</text:span></text:p>
        <text:p text:style-name="P25"><text:span text:style-name="CharStyle29">I tell you truly,” he said to Q them, “there are some of those standing here who will not taste death till they see the com­ing of God’s Reign with power.”</text:span></text:p>
        <text:p text:style-name="P63"><text:span text:style-name="CharStyle11">Six days afterwards Jesus 2 took Peter, James and John, and led them up a high hill by them­selves alone; in their presence he was transfigured, and his clothes 3 glistened white, vivid white, such as no fuller on earth could bleach them. And Elijah along 4 with Moses appeared to them, and conversed with Jesus. So 5 Peter addressed Jesus, saying, “Rabbi, it is a good thing we are here; let us put up three tents, one for you, one for Moses, and one for Elijah” (for 6</text:span></text:p>
        <text:p text:style-name="P34"><text:span text:style-name="CharStyle11">he did not know what to say,</text:span></text:p>
        <text:list xml:id="list8612128601676725868" text:style-name="L14">
          <text:list-item>
            <text:p text:style-name="P170"><text:span text:style-name="CharStyle11"><text:tab/>they were so terrified). Then a cloud came overshadowing them, and from the cloud a voice said, “This is my Son, the Beloved,</text:span></text:p>
          </text:list-item>
          <text:list-item>
            <text:p text:style-name="P170"><text:span text:style-name="CharStyle11"><text:tab/>listen to him.” Suddenly look­ing round they saw no one there except Jesus, all alone beside them.</text:span></text:p>
          </text:list-item>
          <text:list-item>
            <text:p text:style-name="P171"><text:soft-page-break/><text:span text:style-name="CharStyle11"><text:tab/>As they went down the hill, he forbade them to tell anyone what they had seen, till such time as the Son of man rose from</text:span></text:p>
          </text:list-item>
          <text:list-item>
            <text:p text:style-name="P172"><text:span text:style-name="CharStyle11"><text:tab/>the dead. This order they obeyed, debating with them­selves what ‘rising from the</text:span></text:p>
          </text:list-item>
          <text:list-item>
            <text:p text:style-name="P172"><text:span text:style-name="CharStyle11"><text:tab/>dead’ meant. So they put this question to him, “Why do the Pharisees and scribes say that</text:span></text:p>
          </text:list-item>
          <text:list-item>
            <text:p text:style-name="P172"><text:span text:style-name="CharStyle11"><text:tab/>Elijah has to come first?” He said to them, “Elijah does come first, to restore all things; but what is written about the Son of man as well? This, that he is to endure great suffering and be re-</text:span></text:p>
          </text:list-item>
          <text:list-item>
            <text:p text:style-name="P172"><text:span text:style-name="CharStyle11"><text:tab/>jected. As for Elijah, I tell you he has come already, and they have done to him whatever they liked—as it is written of him.”</text:span></text:p>
          </text:list-item>
          <text:list-item>
            <text:p text:style-name="P171"><text:span text:style-name="CharStyle11"><text:tab/>On reaching the disciples, they saw a large crowd round them, and some scribes arguing with</text:span></text:p>
          </text:list-item>
          <text:list-item>
            <text:p text:style-name="P174"><text:span text:style-name="CharStyle11"><text:tab/>them. On seeing him the whole crowd was thunderstruck and</text:span></text:p>
          </text:list-item>
          <text:list-item>
            <text:p text:style-name="P166"><text:span text:style-name="CharStyle11"><text:tab/>ran to greet him. Jesus asked them, “What are you discussing</text:span></text:p>
          </text:list-item>
          <text:list-item>
            <text:p text:style-name="P166"><text:span text:style-name="CharStyle11"><text:tab/>with them?” A man from the crowd answered him, “Teacher, I brought my son to you; he has</text:span></text:p>
          </text:list-item>
          <text:list-item>
            <text:p text:style-name="P166"><text:span text:style-name="CharStyle11"><text:tab/>a dumb spirit, and whenever it seizes him it throws him down, he foams at the mouth, grinds his teeth, and turns rigid; I told your disciples to cast it out, but</text:span></text:p>
          </text:list-item>
          <text:list-item>
            <text:p text:style-name="P172"><text:span text:style-name="CharStyle11"><text:tab/>they could not.” He answered them, </text:span><text:span text:style-name="CharStyle21">“0</text:span><text:span text:style-name="CharStyle11"> faithless generation, how long must I still be with you? how long have I to bear with you? Bring him to me.”</text:span></text:p>
          </text:list-item>
          <text:list-item>
            <text:p text:style-name="P174"><text:span text:style-name="CharStyle11"><text:tab/>So they brought the boy to him, and when the spirit saw Jesus it</text:span></text:p>
          </text:list-item>
        </text:list>
        <text:p text:style-name="P20"><text:span text:style-name="CharStyle11">at once convulsed the boy; he fell on the ground and rolled about, foaming at the mouth. Jesus asked his father, “How 21 long has he been like this?” “From childhood,” he said; “it 22 has thrown him into fire and water many a time, to destroy him. If you can do anything, do help us, do have pity on us.” Jesus said to him, “ ‘If you can’! 23 Anything can be done for one who believes.” At once the 24 father of the boy cried out, “I do believe; help my unbelief.” Now as Jesus saw that a 25 crowd was rapidly gathering, he checked the unclean spirit. “Deaf and dumb spirit,” he said, “leave him, I command you, and never enter him again!” And it did come out, after 26 shrieking aloud and convulsing him violently. The child turned like a corpse, so that most people said, “he is dead”; but, taking 27 his hand, Jesus raised him and he got up. When he went in- 28 doors, his disciples asked him in private, “Why could we not cast it out?” He said to them, 29 “Nothing can make this kind come out but prayer and fast­ing.”</text:span></text:p>
        <text:p text:style-name="P63"><text:span text:style-name="CharStyle11">Leaving there, they passed 30 through Galilee. He did not want anyone to know of their journey, for he was teaching 31 his disciples, telling them that the Son of man would be be­trayed into the hands of men, that they would kill him, and that when he was killed he would rise again after three days. But 32 they did not understand what he said, and they were afraid to ask him what he meant.</text:span></text:p>
        <text:p text:style-name="P63"><text:span text:style-name="CharStyle11">Then they reached Capharna- </text:span><text:span text:style-name="CharStyle21">33 </text:span><text:span text:style-name="CharStyle11">hum. And when he was in­doors, he asked them, “What were you arguing about on the</text:span></text:p>
      </text:section>
      <text:section text:style-name="Sect5" text:name="Section8">
        <text:list xml:id="list9182846785502099570" text:style-name="L15">
          <text:list-item>
            <text:p text:style-name="P238"><text:span text:style-name="CharStyle11"><text:tab/>road?” They said nothing, for on the road they had been dis­puting about which of them was</text:span></text:p>
          </text:list-item>
          <text:list-item>
            <text:p text:style-name="P216"><text:span text:style-name="CharStyle11"><text:tab/>the greatest. So he sat down and called the twelve. “If any­one wants to be first,” he told them, “he must be last of all</text:span></text:p>
          </text:list-item>
          <text:list-item>
            <text:p text:style-name="P210"><text:span text:style-name="CharStyle11"><text:tab/>and the servant of all.” Then he took a little child, set it among them, and putting his arms round it said to them,</text:span></text:p>
          </text:list-item>
          <text:list-item>
            <text:p text:style-name="P220"><text:span text:style-name="CharStyle11"><text:tab/>“Whoever receives one of these</text:span></text:p>
          </text:list-item>
        </text:list>
        <text:p text:style-name="P56"><text:span text:style-name="CharStyle11">little ones in my name re­ceives me,</text:span></text:p>
        <text:p text:style-name="P47"><text:span text:style-name="CharStyle11">and whoever receives me re­ceives not me but him who sent me.”</text:span></text:p>
        <text:list xml:id="list190647985077628" text:continue-numbering="true" text:style-name="L15">
          <text:list-item>
            <text:p text:style-name="P220"><text:span text:style-name="CharStyle11"><text:tab/>John said to him, “Teacher, we saw a man casting out daemons in your name; but he does not follow us, and so we</text:span></text:p>
          </text:list-item>
          <text:list-item>
            <text:p text:style-name="P203"><text:span text:style-name="CharStyle11"><text:tab/>stopped him.” Jesus said, “Do not stop him; no one who per­forms any miracle in my name will be ready to speak evil of</text:span></text:p>
          </text:list-item>
          <text:list-item>
            <text:p text:style-name="P203"><text:span text:style-name="CharStyle11"><text:tab/>me. He who is not against us is for us.</text:span></text:p>
          </text:list-item>
          <text:list-item>
            <text:p text:style-name="P220"><text:span text:style-name="CharStyle11"><text:tab/>Whoever gives you a cup of water, because you belong to Christ, I tell you truly, he shall not miss his reward.</text:span></text:p>
          </text:list-item>
          <text:list-item>
            <text:p text:style-name="P220"><text:span text:style-name="CharStyle11"><text:tab/>And whoever is a hindrance to one of these little ones who believe, it were better for him to have a great millstone hung round his neck and be thrown into the sea.</text:span></text:p>
          </text:list-item>
          <text:list-item>
            <text:p text:style-name="P220"><text:span text:style-name="CharStyle11"><text:tab/>If your hand is a hindrance to</text:span></text:p>
          </text:list-item>
        </text:list>
        <text:p text:style-name="P68"><text:span text:style-name="CharStyle11">you, cut it off: better be maimed and get into Life,</text:span></text:p>
        <text:p text:style-name="P75"><text:span text:style-name="CharStyle11">than keep your two hands and go to Gehenna, to the fire that is never quenched.</text:span></text:p>
        <text:p text:style-name="P20"><text:span text:style-name="CharStyle21">45</text:span><text:span text:style-name="CharStyle11"> If your foot is a hindrance to you, cut it off: better get into Life a cripple, than keep your two feet and be thrown into Gehenna.</text:span></text:p>
        <text:p text:style-name="P113"><text:span text:style-name="CharStyle11">If 5mm eye is a hindrance to 4? you, tear it out: better get into God’s Realm with one eye, than keep your two eyes and be thrown into Ge­henna,</text:span></text:p>
        <text:p text:style-name="P70"><text:span text:style-name="CharStyle17">where </text:span><text:span text:style-name="CharStyle13">their worm never</text:span><text:span text:style-name="CharStyle17"> 48 </text:span><text:span text:style-name="CharStyle13">dies and the fire is never ;put out.</text:span></text:p>
        <text:p text:style-name="P36"><text:span text:style-name="CharStyle11">Everyone has to be conse- 49 crated * by the fire of the disci­pline.</text:span></text:p>
        <text:p text:style-name="P38"><text:span text:style-name="CharStyle11">Salt is excellent:<text:tab/>50</text:span></text:p>
        <text:p text:style-name="P86"><text:span text:style-name="CharStyle11">but if salt is tasteless, how are you to restore its flavour?</text:span></text:p>
        <text:p text:style-name="P102"><text:span text:style-name="CharStyle11">Let there be ‘salt between you’;</text:span></text:p>
        <text:p text:style-name="P86"><text:span text:style-name="CharStyle11">be at peace with one an­other.”</text:span></text:p>
        <text:p text:style-name="P36"><text:span text:style-name="CharStyle11">Then he left and went to •* r* the territory of Judaea over the Jordan. Crowds gath­ered to him again, and again he taught them as usual. Some 2 Pharisees came up and asked him if a man was allowed to di­vorce his wife. This was to tempt him. So he replied, 3 “What did Moses lay down for you?” They said, “Moses per- 4 mitted a man </text:span><text:span text:style-name="CharStyle22">to divorce her by writing out a separation-notice.” </text:span><text:span text:style-name="CharStyle11">Jesus said to them, “He wrote 5 you that command on account of the hardness of your hearts. But from the beginning, when 6 God created the world,</text:span></text:p>
        <text:p text:style-name="P99"><text:span text:style-name="CharStyle13">Male and female, He created them:</text:span></text:p>
        <text:p text:style-name="P100"><text:span text:style-name="CharStyle13">hence a man shall leave his</text:span><text:span text:style-name="CharStyle17"> 7 </text:span><text:span text:style-name="CharStyle13">father and mother,</text:span></text:p>
        <text:p text:style-name="P39"><text:span text:style-name="CharStyle13">and the pair shall be one flesh.</text:span><text:span text:style-name="CharStyle17"> 8</text:span></text:p>
        <text:p text:style-name="P42"><text:soft-page-break/><text:span text:style-name="CharStyle24">* The Greek word </text:span><text:span text:style-name="CharStyle47">&lt;i?-icth'jaFTtti </text:span><text:span text:style-name="CharStyle24">literally means ‘salted,’ the metaphor being taken from the custom of using salt in sacrifices (cp. </text:span><text:span text:style-name="CharStyle25">e.g.</text:span><text:span text:style-name="CharStyle24"> Levit. ii. 13; Josephus, </text:span><text:span text:style-name="CharStyle25">Antiqui­ties,</text:span><text:span text:style-name="CharStyle24"> iii. 9. </text:span><text:span text:style-name="CharStyle48">1</text:span><text:span text:style-name="CharStyle24">). “There is fire to be en­countered afterwards if not now: how much better to face it now and by self- sacrifice insure against the future” (Pro­fessor Menzles).</text:span></text:p>
        <text:p text:style-name="P130"><text:span text:style-name="CharStyle11">So they are no longer two but 9 one flesh. What God has joined, then, man must not separate.”</text:span></text:p>
        <text:list xml:id="list8683657151257491841" text:style-name="L16">
          <text:list-item>
            <text:p text:style-name="P193"><text:span text:style-name="CharStyle11"><text:tab/>Indoors, the disciples again asked</text:span></text:p>
          </text:list-item>
          <text:list-item>
            <text:p text:style-name="P193"><text:span text:style-name="CharStyle11"><text:tab/>him about this, and he said to them, “Whoever divorces his wife and marries another woman is an adulterer to the former,</text:span></text:p>
          </text:list-item>
          <text:list-item>
            <text:p text:style-name="P193"><text:span text:style-name="CharStyle11"><text:tab/>and she is an adulteress if she di­vorces her husband and marries another man.”</text:span></text:p>
          </text:list-item>
          <text:list-item>
            <text:p text:style-name="P190"><text:span text:style-name="CharStyle11"><text:tab/>Now people brought children for him to touch them, and the</text:span></text:p>
          </text:list-item>
          <text:list-item>
            <text:p text:style-name="P217"><text:span text:style-name="CharStyle11"><text:tab/>disciples checked them; but Jesus was indignant when he saw this, and he said to them, “Let the children come to me, do not stop them; the Realm of God belongs to such as these.</text:span></text:p>
          </text:list-item>
          <text:list-item>
            <text:p text:style-name="P217"><text:span text:style-name="CharStyle11"><text:tab/>I tell you truly, whoever will not submit to the Reign of God like a child, will never get into</text:span></text:p>
          </text:list-item>
          <text:list-item>
            <text:p text:style-name="P217"><text:span text:style-name="CharStyle11"><text:tab/>it at all.” Then he put his arms round them, laid his hands on them and blessed them.</text:span></text:p>
          </text:list-item>
          <text:list-item>
            <text:p text:style-name="P190"><text:span text:style-name="CharStyle11"><text:tab/>As he went out on the road, a man ran up and knelt down be­fore him. “Good teacher,” he asked, “what must I do to in-</text:span></text:p>
          </text:list-item>
          <text:list-item>
            <text:p text:style-name="P186"><text:span text:style-name="CharStyle11"><text:tab/>herit life eternal?” Jesus said to him, “Why call me ‘good’? No one is good, no one but God.</text:span></text:p>
          </text:list-item>
          <text:list-item>
            <text:p text:style-name="P116"><text:span text:style-name="CharStyle17"><text:tab/>You know the commands: </text:span><text:span text:style-name="CharStyle13">do not kill, do not commit adultery, do not steal, do not bear false witness,</text:span><text:span text:style-name="CharStyle17"> do not defraud, </text:span><text:span text:style-name="CharStyle13">honour your father and mother.”</text:span></text:p>
          </text:list-item>
          <text:list-item>
            <text:p text:style-name="P211"><text:span text:style-name="CharStyle11"><text:tab/>“Teacher,” he said, “I have ob­served all these commands from</text:span></text:p>
          </text:list-item>
        </text:list>
        <text:p text:style-name="P31"><text:span text:style-name="CharStyle11">J3i my youth.” Jesus looked at him and loved him. “There is one thing you want,” he said; “go and sell all you have; give the money to the poor and you will have treasure in heaven; then come, take up the cross,</text:span></text:p>
        <text:list xml:id="list8800493056950534130" text:style-name="L17">
          <text:list-item>
            <text:p text:style-name="P204"><text:span text:style-name="CharStyle11"><text:tab/>and follow me.” But his face fell at that, and he went sadly away, for he had great possess-</text:span></text:p>
          </text:list-item>
          <text:list-item>
            <text:p text:style-name="P204"><text:span text:style-name="CharStyle11"><text:tab/>ions. Jesus looked round and said to his disciples, “How diffi­</text:span></text:p>
          </text:list-item>
        </text:list>
        <text:p text:style-name="P20"><text:span text:style-name="CharStyle11">cult it is for those who have money to get into the Realm of God!” The disciples were 24 amazed at what he said; so he re­peated, “My sons, how difficult it is for those who rely on money to get into the Realm of God!</text:span></text:p>
        <text:p text:style-name="P20"><text:span text:style-name="CharStyle11">It is easier for a camel to get 25 through a needle’s eye than for a rich man to get into the Realm of God.” They were more 26 astounded than ever; they said to themselves, “Then who ever can be saved?” Jesus looked at 27 them and said, “For men it is impossible, but not for God: anything is possible for God.” Peter began, “Well, we have left 28 our all and followed you.” Jesus 29 said, “I tell you truly, no one has left home or brothers or sisters or mother or father or children or lands for my sake and for the sake of the gospel, who does not get a hundred 30 times as much—in this present world homes, brothers, sisters, mothers, children and lands, to­gether with persecutions, and in the world to come life eternal. Many who are first will be last, 31 and many who are last will be first.”</text:span></text:p>
        <text:p text:style-name="P64"><text:span text:style-name="CharStyle11">They were on the way up to 32 Jerusalem, Jesus walking in front of them; the disciples were in dismay and the company who followed were afraid. So once again he took the twelve aside and proceeded to tell them what was going to happen to himself. “We are going up to Jerusalem,” </text:span><text:span text:style-name="CharStyle21">33 </text:span><text:span text:style-name="CharStyle11">he said, “and the Son of man will be betrayed to the high priests and scribes; they will sen­tence him to death and hand him over to the Gentiles, who </text:span><text:span text:style-name="CharStyle21">34 </text:span><text:span text:style-name="CharStyle11">will mock him, spit on him, scourge him and kill him; then after three days he will rise again.”</text:span></text:p>
        <text:list xml:id="list3962155276178489137" text:style-name="L18">
          <text:list-item>
            <text:p text:style-name="P232"><text:span text:style-name="CharStyle11"><text:tab/>James and John, the sons of Zebedseus, came up to him say­ing, “Teacher, we want you to</text:span></text:p>
          </text:list-item>
          <text:list-item>
            <text:p text:style-name="P227"><text:span text:style-name="CharStyle11"><text:tab/>do whatever we ask you.” So he said, “What do you want</text:span></text:p>
          </text:list-item>
          <text:list-item>
            <text:p text:style-name="P227"><text:span text:style-name="CharStyle11"><text:tab/>me to do for you?” They said to him, “Give us seats, one at your right hand and one at your</text:span></text:p>
          </text:list-item>
          <text:list-item>
            <text:p text:style-name="P227"><text:span text:style-name="CharStyle11"><text:tab/>left hand, in your glory.” Jesus said, “You do not know what you are asking. Can you drink the cup I have to drink, or un­dergo the baptism I have to un-</text:span></text:p>
          </text:list-item>
          <text:list-item>
            <text:p text:style-name="P225"><text:span text:style-name="CharStyle11"><text:tab/>dergo?” They said to him, “We can.” Jesus said, “You shall drink the cup I have to drink and undergo the baptism I have</text:span></text:p>
          </text:list-item>
          <text:list-item>
            <text:p text:style-name="P225"><text:span text:style-name="CharStyle11"><text:tab/>to undergo; but it is not for me to grant seats at my right or my left hand—these belong to the men for whom they have been</text:span></text:p>
          </text:list-item>
          <text:list-item>
            <text:p text:style-name="P225"><text:span text:style-name="CharStyle11"><text:tab/>destined.” When the ten heard of this, they burst into indignation at James and John;</text:span></text:p>
          </text:list-item>
          <text:list-item>
            <text:p text:style-name="P225"><text:span text:style-name="CharStyle11"><text:tab/>so Jesus called them and said,</text:span></text:p>
          </text:list-item>
        </text:list>
        <text:p text:style-name="P83"><text:soft-page-break/><text:span text:style-name="CharStyle11">“You know that the so-called rulers of the Gentiles lord it over them,</text:span></text:p>
        <text:p text:style-name="P83"><text:span text:style-name="CharStyle11">and their great men overbear them:</text:span></text:p>
        <text:list xml:id="list190648678482476" text:continue-numbering="true" text:style-name="L18">
          <text:list-item>
            <text:p text:style-name="P233"><text:span text:style-name="CharStyle11"><text:tab/>not so with you.</text:span></text:p>
          </text:list-item>
        </text:list>
        <text:p text:style-name="P83"><text:span text:style-name="CharStyle11">Whoever wants to be the</text:span></text:p>
        <text:p text:style-name="P45"><text:span text:style-name="CharStyle11">great man among you must be your servant,</text:span></text:p>
        <text:list xml:id="list190648323100874" text:continue-numbering="true" text:style-name="L18">
          <text:list-item>
            <text:p text:style-name="P232"><text:span text:style-name="CharStyle11"><text:tab/>and whoever of you wants to</text:span></text:p>
          </text:list-item>
        </text:list>
        <text:p text:style-name="P45"><text:span text:style-name="CharStyle11">be first must be the slave of all;</text:span></text:p>
        <text:list xml:id="list190649017326370" text:continue-numbering="true" text:style-name="L18">
          <text:list-item>
            <text:p text:style-name="P232"><text:span text:style-name="CharStyle11"><text:tab/>for the Son of man himself has</text:span></text:p>
          </text:list-item>
        </text:list>
        <text:p text:style-name="P45"><text:span text:style-name="CharStyle11">not come to be served but to serve,</text:span></text:p>
        <text:p text:style-name="P54"><text:span text:style-name="CharStyle11">and to give his life as a ran­som for many.”</text:span></text:p>
        <text:list xml:id="list190647985399489" text:continue-numbering="true" text:style-name="L18">
          <text:list-item>
            <text:p text:style-name="P232"><text:span text:style-name="CharStyle11"><text:tab/>Then they reached Jericho; and as he was leaving Jericho with his disciples and a consider­able crowd, the son of Timseus, Bartimseus, the blind beggar who</text:span></text:p>
          </text:list-item>
          <text:list-item>
            <text:p text:style-name="P225"><text:span text:style-name="CharStyle11"><text:tab/>sat beside the road, heard it was Jesus of Nazaret. So he started</text:span></text:p>
          </text:list-item>
        </text:list>
        <text:p text:style-name="P20"><text:span text:style-name="CharStyle11">to shout, “Son of David! Jesus! have pity on me!” A number 48 of the people checked him and told him to be quiet, but he shouted all the more, “Son of David, have pity on me!” Jesus 49 stopped and said, “Call him.” Then they called the blind man and told him, “Courage! Get up, he is calling you.” Throwing off his cloak, he 50 jumped up and went to Jesus. Jesus spoke to him and said, 51 “What do you want me to do for you?” The blind man said, “Rabboni, I want to regain my sight.” Then Jesus said, “Go, 52 your faith has made you well”; and he regained his sight at once and followed Jesus along the road.</text:span></text:p>
        <text:p text:style-name="P63"><text:span text:style-name="CharStyle11">Now when they came -| "| near Jerusalem, near Beth- phage and Bethany, at the Hill of Olives, he despatched two of his disciples, saying to them, 2 “Go to the village in front of you. As soon as you enter it, you will find a colt tethered, on which no one has ever sat; un­tether it and bring it here. If 3 anyone asks you, ‘Why are you doing that?’ say, ‘The Liard needs it, and he will send it back immediately.’” Off they went 4 and found a colt tethered out­side a door in the street. They untethered it; but some of the 5 bystanders said to them, “What do you mean by untethering that colt?” So they answered as 6 Jesus had told them, and the men allowed them to go. Then 7 they brought the colt to Jesus, and when they had put their clothes on it, Jesus seated him­self. Many also spread their 8 clothes on the road, while others strewed leaves cut from the fields; and both those in front 9 and those who followed shouted,</text:span></text:p>
        <text:p text:style-name="P81"><text:span text:style-name="CharStyle17">“</text:span><text:span text:style-name="CharStyle13">Hosanna!</text:span></text:p>
        <text:p text:style-name="P81"><text:span text:style-name="CharStyle13">Blessed be he who comes in the Lord’s name!</text:span></text:p>
        <text:p text:style-name="P104"><text:span text:style-name="CharStyle11">xo Blessed be the Reign to come, our father David’s reign!</text:span></text:p>
        <text:p text:style-name="P82"><text:span text:style-name="CharStyle22">Hosanna</text:span><text:span text:style-name="CharStyle11"> in high heaven!”</text:span></text:p>
        <text:p text:style-name="P31"><text:span text:style-name="CharStyle11">xi Then he entered Jerusalem, entered the temple, and looked round at everything; but as it was late, he went away with the twelve to Bethany.</text:span></text:p>
        <text:list xml:id="list5386615534741278368" text:style-name="L19">
          <text:list-item>
            <text:p text:style-name="P221"><text:span text:style-name="CharStyle11"><text:tab/>Next day, when they had left</text:span></text:p>
          </text:list-item>
          <text:list-item>
            <text:p text:style-name="P194"><text:span text:style-name="CharStyle11"><text:tab/>Bethany, he felt hungry, and noticing a fig tree in leaf some distance away, he went to see if he could find anything on it; but when he reached it, he found nothing but leaves, for it was</text:span></text:p>
          </text:list-item>
          <text:list-item>
            <text:p text:style-name="P194"><text:span text:style-name="CharStyle11"><text:tab/>not the time for figs. Then he said to it, “May no one ever eat fruit from you after this!” The disciples heard him say it.</text:span></text:p>
          </text:list-item>
          <text:list-item>
            <text:p text:style-name="P221"><text:span text:style-name="CharStyle11"><text:tab/>Then they came to Jerusalem, and entering the temple he pro­ceeded to drive out those who were buying and selling inside the temple; he upset the tables of the money-changers and the stalls of those who sold doves,</text:span></text:p>
          </text:list-item>
          <text:list-item>
            <text:p text:style-name="P198"><text:span text:style-name="CharStyle11"><text:tab/>and would not allow anyone to carry a vessel through the</text:span></text:p>
          </text:list-item>
          <text:list-item>
            <text:p text:style-name="P198"><text:span text:style-name="CharStyle11"><text:tab/>temple; also he taught them. “Is it not written,” he asked, </text:span><text:span text:style-name="CharStyle22">“My house shall be called a house of ■prayer for all nations?</text:span><text:span text:style-name="CharStyle11"> You have made it </text:span><text:span text:style-name="CharStyle22">a den of robbers.”</text:span></text:p>
          </text:list-item>
          <text:list-item>
            <text:p text:style-name="P194"><text:span text:style-name="CharStyle11"><text:tab/>This came to the ears of the scribes and high priests, and they tried to have him put to death, for they were afraid of him. But the multitudes were all astound-</text:span></text:p>
          </text:list-item>
          <text:list-item>
            <text:p text:style-name="P194"><text:soft-page-break/><text:span text:style-name="CharStyle11"><text:tab/>ed at his teaching. And when evening came, he went outside the city.</text:span></text:p>
          </text:list-item>
          <text:list-item>
            <text:p text:style-name="P221"><text:span text:style-name="CharStyle11"><text:tab/>Now as they passed in the morning, they noticed that the fig tree had withered to the root.</text:span></text:p>
          </text:list-item>
          <text:list-item>
            <text:p text:style-name="P212"><text:span text:style-name="CharStyle11"><text:tab/>Then Peter remembered. “Rab­bi,” he said, “there is the fig tree you cursed, all withered!”</text:span></text:p>
          </text:list-item>
          <text:list-item>
            <text:p text:style-name="P205"><text:span text:style-name="CharStyle11"><text:tab/>Jesus answered them, “Have</text:span></text:p>
          </text:list-item>
        </text:list>
        <text:p text:style-name="P20"><text:span text:style-name="CharStyle11">faith in God! I tell you truly, 2</text:span><text:span text:style-name="CharStyle22">3 </text:span><text:span text:style-name="CharStyle11">whoever says to this hill, ‘Take and throw yourself into the sea,’ and has not a doubt in his mind but believes that what he says will happen, he will have it done.</text:span></text:p>
        <text:p text:style-name="P20"><text:span text:style-name="CharStyle11">So I tell you, whatever you pray 24 for and ask, believe you have got it, and you shall have it. Also, whenever you stand up to 25 pray, if you have anything against anybody, forgive him, so that your Father in heaven may forgive you your trespasses.”</text:span></text:p>
        <text:p text:style-name="P63"><text:span text:style-name="CharStyle11">Once more they came to Je- 27 rusalem. And as he was walking within the temple, the high priests and scribes and elders came and asked him, “What 28 authority have you for acting in this way? Who gave you au­thority to act in this way?” Jesus said to them, “I am going 29 to ask you a question. Answer this, and I will tell you what authority I have for acting as I do. What about the baptism of 30 John? Was it from heaven or from men?” Now they argued 31 to themselves, “What are we to say? If we say, ‘From heaven,’ he will ask, ‘Then why did you not believe him.’ No, let us say, 32 From men”—but they were afraid of the multitude, for the people all held that John had been really a prophet, So they 33 replied to Jesus, “We do not know.” Jesus said to them, “No more will I tell you what authority I have for acting as I do.”</text:span></text:p>
        <text:p text:style-name="P63"><text:span text:style-name="CharStyle11">Then he proceeded to ad- •» dress them in parables.</text:span></text:p>
        <text:p text:style-name="P20"><text:span text:style-name="CharStyle11">“A man </text:span><text:span text:style-name="CharStyle22">-planted a vineyard</text:span><text:span text:style-name="CharStyle11">, </text:span><text:span text:style-name="CharStyle22">fenced it round, dug a trough for the winepress, and built a tower;</text:span><text:span text:style-name="CharStyle11"> then he leased it to vine­dressers and went abroad. When 2 the season came round, he sent a servant to the vinedressers to</text:span></text:p>
      </text:section>
      <text:section text:style-name="Sect5" text:name="Section9">
        <text:p text:style-name="P242"><text:span text:style-name="CharStyle11">collect from the vinedressers some of the produce of the vine-</text:span></text:p>
        <text:list xml:id="list190630129221570" text:style-name="L1">
          <text:list-item>
            <text:p text:style-name="P176"><text:span text:style-name="CharStyle11"><text:tab/>yard; but they took and flogged him and sent him off with noth-</text:span></text:p>
          </text:list-item>
          <text:list-item>
            <text:p text:style-name="P177"><text:span text:style-name="CharStyle11"><text:tab/>ing. Once more he sent them another servant; him they knocked on the head and in-</text:span></text:p>
          </text:list-item>
          <text:list-item>
            <text:p text:style-name="P177"><text:span text:style-name="CharStyle11"><text:tab/>suited. He sent another, but they killed him. And so they treated many others; some they flogged and some they killed.</text:span></text:p>
          </text:list-item>
          <text:list-item>
            <text:p text:style-name="P177"><text:span text:style-name="CharStyle11"><text:tab/>He had still one left, a beloved son; he sent him to them last, saying, ‘They will respect my</text:span></text:p>
          </text:list-item>
          <text:list-item>
            <text:p text:style-name="P177"><text:span text:style-name="CharStyle11"><text:tab/>son.’ But these vinedressers said to themselves. ‘Here is the heir; come on, let us kill him, and the inheritance will be our</text:span></text:p>
          </text:list-item>
          <text:list-item>
            <text:p text:style-name="P177"><text:span text:style-name="CharStyle11"><text:tab/>own.’ So they took and killed him, and threw him outside the</text:span></text:p>
          </text:list-item>
          <text:list-item>
            <text:p text:style-name="P177"><text:span text:style-name="CharStyle11"><text:tab/>vineyard. Now what will the owner of the vineyard do? He will come and destroy the vine­dressers, and he will give the</text:span></text:p>
          </text:list-item>
        </text:list>
        <text:p text:style-name="P21"><text:span text:style-name="CharStyle11">io<text:tab/>vineyard to others. Have you not even read this scripture?— </text:span><text:span text:style-name="CharStyle22">The stone that the builders re­jected</text:span></text:p>
        <text:p text:style-name="P74"><text:span text:style-name="CharStyle13">is the chief stone now of the comer:</text:span></text:p>
        <text:p text:style-name="P51"><text:span text:style-name="CharStyle17">ix </text:span><text:span text:style-name="CharStyle13">this is the doing of the Lord, and a wonder to our eyes."</text:span></text:p>
        <text:p text:style-name="P50"><text:span text:style-name="CharStyle11">is Then they tried to get hold of him, but they were afraid of the multitude. They knew he had meant the parable for them.</text:span></text:p>
        <text:p text:style-name="P73"><text:span text:style-name="CharStyle11">So they left him and went</text:span></text:p>
        <text:list xml:id="list6231853121568873705" text:style-name="L20">
          <text:list-item>
            <text:p text:style-name="P169"><text:span text:style-name="CharStyle11"><text:tab/>away; but they sent some of the Pharisees and Herodians to him, for the purpose of catching him</text:span></text:p>
          </text:list-item>
          <text:list-item>
            <text:p text:style-name="P175"><text:span text:style-name="CharStyle11"><text:tab/>with a question. They came up and said to him, “Teacher, we know you are sincere and fear­less; you never court human tavour, you teach the Way of God honestly. Is it right to pay</text:span></text:p>
          </text:list-item>
          <text:list-item>
            <text:p text:style-name="P175"><text:span text:style-name="CharStyle11"><text:tab/>iaxes to Csesar or not? Are we to pay, or are we not to pay?” But he saw their trick and said to them, “Why tempt me? Bring me a shilling. Let me see</text:span></text:p>
          </text:list-item>
        </text:list>
        <text:p text:style-name="P20"><text:span text:style-name="CharStyle11">it.” So they brought one. He 16 said, “Whose likeness, whose in­scription is this?” “Caesar’s,” they said. Jesus said to them, 17 “Give Caesar what belongs to Caesar, give God what belongs to God.” He astonished them.</text:span></text:p>
        <text:p text:style-name="P63"><text:span text:style-name="CharStyle11">Sadducees, men who hold 18 there is no resurrection, also came up and put a question to him. “Teacher,” they said, 19 “Moses has written this law for us, that </text:span><text:span text:style-name="CharStyle22">if a man’s brother dies, leaving a wife but no child, his brother is to take the woman and raise offspring for his brother.</text:span><text:span text:style-name="CharStyle11"> Now there were seven 20 brothers. The first married a wife and died, leaving no off­spring: the second took her and 21 died without leaving any off­spring: so did the third: none 22 of the seven left any offspring. Last of all, the woman died too.</text:span></text:p>
        <text:p text:style-name="P20"><text:span text:style-name="CharStyle11">At the resurrection, when they 23 rise, whose wife will she be? She was wife to the seven of them.” Jesus said to them, “Is this not 24 where you go wrong?—you un­derstand neither the scriptures nor the power of God. When 25 people rise from the dead, they neither marry nor are married, they are like the angels in heaven. As for the dead being 26 raised, have you not read in the book of Moses, at the passage on the Bush, how God said to him,</text:span></text:p>
        <text:list xml:id="list3365234986592001550" text:style-name="L21">
          <text:list-item>
            <text:p text:style-name="P127"><text:span text:style-name="CharStyle50"><text:tab/></text:span><text:span text:style-name="CharStyle22">am the God of Abraham and the God of Isaac and the God of Jacob?</text:span><text:span text:style-name="CharStyle11"> He is not the God of 27 dead people but of living. You are far wrong.”</text:span></text:p>
          </text:list-item>
        </text:list>
        <text:p text:style-name="P63"><text:span text:style-name="CharStyle11">Then a scribe came up, who 28 had listened to the discussion. Knowing Jesus had given them an apt answer, he put this ques­tion to him, “What is the chief of all the commands?” Jesus re- 29 plied, “The chief one is: </text:span><text:span text:style-name="CharStyle22">Hear,</text:span></text:p>
        <text:p text:style-name="P28"><text:span text:style-name="CharStyle14">0</text:span><text:span text:style-name="CharStyle13"> Israel, the Lord our God is</text:span></text:p>
        <text:list xml:id="list6081682243829199871" text:style-name="L22">
          <text:list-item>
            <text:p text:style-name="P117"><text:span text:style-name="CharStyle17"><text:tab/></text:span><text:span text:style-name="CharStyle13">one Lord, and you must love the Lord your God with your whole heart, with your whole soul, with your whole mind, and with your</text:span></text:p>
          </text:list-item>
          <text:list-item>
            <text:p text:style-name="P135"><text:span text:style-name="CharStyle11"><text:tab/></text:span><text:span text:style-name="CharStyle22">whole strength.</text:span><text:span text:style-name="CharStyle11"> The second is this: </text:span><text:span text:style-name="CharStyle22">You must love your neigh­bour as yourself.</text:span><text:span text:style-name="CharStyle11"> There is no other command greater than</text:span></text:p>
          </text:list-item>
          <text:list-item>
            <text:p text:style-name="P139"><text:span text:style-name="CharStyle11"><text:tab/>these.” The scribe said to him, “Right, teacher! You have truly- said, He is One, and there is</text:span></text:p>
          </text:list-item>
          <text:list-item>
            <text:p text:style-name="P139"><text:span text:style-name="CharStyle11"><text:tab/>none else but Him. Also, to love him with the whole heart, with the whole understanding, and with the whole strength, and to love one’s neighbour as one­self—that is far more than all holocausts and sacrifices.”</text:span></text:p>
          </text:list-item>
          <text:list-item>
            <text:p text:style-name="P139"><text:soft-page-break/><text:span text:style-name="CharStyle11"><text:tab/>Jesus noted his intelligent an­swer and said to him, “You are not far from the Realm of God.” After that no one ventured to put any more questions to him.</text:span></text:p>
          </text:list-item>
          <text:list-item>
            <text:p text:style-name="P141"><text:span text:style-name="CharStyle11"><text:tab/>And as Jesus taught in the temple, he asked, “How can the scribes say that the Christ is</text:span></text:p>
          </text:list-item>
          <text:list-item>
            <text:p text:style-name="P142"><text:span text:style-name="CharStyle11"><text:tab/>David’s son? David himself said, inspired by the holy Spirit,</text:span></text:p>
          </text:list-item>
        </text:list>
        <text:p text:style-name="P111"><text:span text:style-name="CharStyle13">The Lord said to my Lord,</text:span></text:p>
        <text:p text:style-name="P52"><text:span text:style-name="CharStyle13">‘Sit at my right hand, till I make your enemies a footstool for your feet.’</text:span></text:p>
        <text:list xml:id="list190648082836791" text:continue-numbering="true" text:style-name="L22">
          <text:list-item>
            <text:p text:style-name="P142"><text:span text:style-name="CharStyle11"><text:tab/>David here calls him </text:span><text:span text:style-name="CharStyle22">Lord. </text:span><text:span text:style-name="CharStyle11">Then how can he be his son?”</text:span></text:p>
          </text:list-item>
        </text:list>
        <text:p text:style-name="P22"><text:span text:style-name="CharStyle11">Now the mass of the people listened with delight to him.</text:span></text:p>
        <text:list xml:id="list190648274300554" text:continue-numbering="true" text:style-name="L22">
          <text:list-item>
            <text:p text:style-name="P135"><text:span text:style-name="CharStyle11"><text:tab/>And in the course of his teaching he said, “Beware of the scribes! They like to walk about in long robes, to get saluted in the</text:span></text:p>
          </text:list-item>
          <text:list-item>
            <text:p text:style-name="P145"><text:span text:style-name="CharStyle11"><text:tab/>marketplaces, to secure the front seats in the synagogues and the</text:span></text:p>
          </text:list-item>
          <text:list-item>
            <text:p text:style-name="P145"><text:span text:style-name="CharStyle11"><text:tab/>best places at banquets; they prey upon the property of widows, and offer long, unreal prayers. All the heavier will their sentence be!”</text:span></text:p>
          </text:list-item>
          <text:list-item>
            <text:p text:style-name="P141"><text:span text:style-name="CharStyle11"><text:tab/>Sitting down opposite the treasury, he watched the people putting their money into the</text:span></text:p>
          </text:list-item>
        </text:list>
        <text:p text:style-name="P20"><text:span text:style-name="CharStyle11">treasury. A number of the rich were putting in large sums, but 42 a poor widow came up and put in two little coins, amounting to a halfpenny. So he called his 43 disciples and said to them, “I tell you truly, this poor widow has put in more than all who have put their money into the treasury; for they have all put 44 in a contribution out of their surplus, but she has given out of her neediness all she possessed, her whole living.”</text:span></text:p>
        <text:p text:style-name="P36"><text:span text:style-name="CharStyle11">As he went out of the 1 Q temple, one of his disciples J-O said to him, “Look, teacher, what a size these stones and buildings are!” Jesus said to </text:span><text:span text:style-name="CharStyle22">2 </text:span><text:span text:style-name="CharStyle11">him, “You see these great build­ings? Not a stone shall be left on another, without being torn down.”</text:span></text:p>
        <text:p text:style-name="P40"><text:span text:style-name="CharStyle11">And as he sat on the Hill of 3 Olives opposite the temple, Peter and James and John and Andrew asked him in private, “Tell us, when is this to happen? 4 What will be the sign for all this to be accomplished?” So Jesus 5 began; “Take care that no one misleads you:—many will come 6 in my name saying, ‘I am he,’ and mislead many. When 7 you hear of wars and rumours of war, do not be alarmed; </text:span><text:span text:style-name="CharStyle22">these have to come,</text:span><text:span text:style-name="CharStyle11"> but it is not the end yet. For </text:span><text:span text:style-name="CharStyle22">nation will rise</text:span><text:span text:style-name="CharStyle11"> 8 </text:span><text:span text:style-name="CharStyle22">against nation, and realm against realm;</text:span><text:span text:style-name="CharStyle11"> there will be earthquakes here and there, and famines too. That is but the beginning of the trouble. Look to yourselves. 9 Men will hand you over to san­hedrins, and you will be flogged in synagogues and brought be­fore governors and kings for my sake, to testify to them. (Ere 10 the end, the gospel must be preached to all nations.) Now 11 when they carry you off to trial,</text:span></text:p>
        <text:p text:style-name="P91"><text:span text:style-name="CharStyle11">never worry beforehand about what you are to say; say what­ever comes to your lips at the moment, for he who speaks is not you but the holy Spirit.</text:span></text:p>
        <text:list xml:id="list5205573218489633973" text:style-name="L23">
          <text:list-item>
            <text:p text:style-name="P143"><text:span text:style-name="CharStyle11"><text:tab/>Brother will betray brother to death, the father will betray his child, </text:span><text:span text:style-name="CharStyle22">children will rise against their parents</text:span><text:span text:style-name="CharStyle11"> and put them to</text:span></text:p>
          </text:list-item>
          <text:list-item>
            <text:p text:style-name="P143"><text:span text:style-name="CharStyle11"><text:tab/>death, and you will be hated by all men on account of my name; but he will be saved who holds out to the very end.</text:span></text:p>
          </text:list-item>
          <text:list-item>
            <text:p text:style-name="P147"><text:span text:style-name="CharStyle11"><text:tab/>But when you see </text:span><text:span text:style-name="CharStyle22">the appall­ing Horror</text:span><text:span text:style-name="CharStyle11"> standing where he has no right to stand (let the reader note this), then let those who are in Judaea fly to the</text:span></text:p>
          </text:list-item>
          <text:list-item>
            <text:p text:style-name="P149"><text:span text:style-name="CharStyle11"><text:tab/>hills; a man on the housetop must not go down into the house or go inside to fetch anything</text:span></text:p>
          </text:list-item>
          <text:list-item>
            <text:p text:style-name="P150"><text:span text:style-name="CharStyle11"><text:tab/>out of his house, and a man in the field must not turn back to</text:span></text:p>
          </text:list-item>
          <text:list-item>
            <text:p text:style-name="P149"><text:span text:style-name="CharStyle11"><text:tab/>get his coat. Woe to women with child and to women who</text:span></text:p>
          </text:list-item>
        </text:list>
        <text:p text:style-name="P43"><text:span text:style-name="CharStyle11">iS give suck in those days! Pray it may not be winter when it</text:span></text:p>
        <text:list xml:id="list2230001951339881824" text:style-name="L24">
          <text:list-item>
            <text:p text:style-name="P118"><text:span text:style-name="CharStyle17"><text:tab/>comes, for those days will be days of </text:span><text:span text:style-name="CharStyle13">misery</text:span><text:span text:style-name="CharStyle17">, </text:span><text:span text:style-name="CharStyle13">the like of which has never been, from the be­ginning of God’s creation until now</text:span><text:span text:style-name="CharStyle17">—no and never shall be.</text:span></text:p>
          </text:list-item>
          <text:list-item>
            <text:p text:style-name="P136"><text:span text:style-name="CharStyle11"><text:tab/>Had not the Lord cut short those days, not a soul would be saved alive; but he has cut them short for the sake of the elect whom he has chosen.</text:span></text:p>
          </text:list-item>
          <text:list-item>
            <text:p text:style-name="P148"><text:span text:style-name="CharStyle11"><text:tab/>If anyone tells you at that time, ‘Look, here is the Christ/ or, ‘Look, there he is/ do not</text:span></text:p>
          </text:list-item>
          <text:list-item>
            <text:p text:style-name="P136"><text:span text:style-name="CharStyle11"><text:tab/>believe it; for false Christs and </text:span><text:span text:style-name="CharStyle22">false prophets will rise</text:span><text:span text:style-name="CharStyle11"> and </text:span><text:span text:style-name="CharStyle22">per­form</text:span><text:span text:style-name="CharStyle11"> signs and </text:span><text:span text:style-name="CharStyle22">wonders</text:span><text:span text:style-name="CharStyle11"> to mis-</text:span></text:p>
          </text:list-item>
          <text:list-item>
            <text:p text:style-name="P136"><text:span text:style-name="CharStyle11"><text:tab/>lead the elect, if they can. Now take you care! I am telling you of it all beforehand.</text:span></text:p>
          </text:list-item>
          <text:list-item>
            <text:p text:style-name="P148"><text:span text:style-name="CharStyle11"><text:tab/>But when that misery is past,</text:span></text:p>
          </text:list-item>
        </text:list>
        <text:p text:style-name="P96"><text:span text:style-name="CharStyle17">in those days, </text:span><text:span text:style-name="CharStyle13">the sun will be darkened and the moon will not yield her light,</text:span></text:p>
        <text:p text:style-name="P98"><text:span text:style-name="CharStyle13">the stars will drop from</text:span><text:span text:style-name="CharStyle17"> 25 </text:span><text:span text:style-name="CharStyle13">heaven,</text:span></text:p>
        <text:p text:style-name="P84"><text:span text:style-name="CharStyle13">and the orbs of the heavens will be shaken.</text:span></text:p>
        <text:p text:style-name="P20"><text:span text:style-name="CharStyle11">Then shall be seen </text:span><text:span text:style-name="CharStyle22">the Son of</text:span><text:span text:style-name="CharStyle11"> 26 </text:span><text:span text:style-name="CharStyle22">man coming in the clouds</text:span><text:span text:style-name="CharStyle11"> with great power and glory; and he 27 will then despatch his angels and </text:span><text:span text:style-name="CharStyle22">muster</text:span><text:span text:style-name="CharStyle11"> the elect </text:span><text:span text:style-name="CharStyle22">from the four winds,</text:span><text:span text:style-name="CharStyle11"> from the verge of earth to the verge of heaven.</text:span></text:p>
        <text:p text:style-name="P89"><text:span text:style-name="CharStyle11">Let the fig tree teach you a 28 parable. As soon as its branches turn soft and put out leaves, you know summer is at hand; so, 29 Whenever you see this happen, you may be sure that He is at hand, at the very door.</text:span></text:p>
        <text:p text:style-name="P89"><text:span text:style-name="CharStyle11">I tell you truly, the present 30 generation will not pass away, till all this happens. Heaven and 31 earth will pass away, but my words never!</text:span></text:p>
        <text:p text:style-name="P89"><text:span text:style-name="CharStyle11">Now no one knows anything 32 of that day or hour, not even the angels in heaven, not even the Son, but only the Father. Take 33 care, keep awake and pray; you never know the time. It is like 34 a man leaving his house to go abroad; he puts his servants in charge, each with his work to do, and he orders the porter to keep watch. Watch then, for you 35 never know when the Lord of the House will come, in the late evening or at midnight or at cock-crow or in the morning. Watch, in case he comes sud- 36 denly and finds you asleep. Watch: I say it to you, and I 37 say it to all.”</text:span></text:p>
        <text:p text:style-name="P89"><draw:frame draw:style-name="fr2" draw:name="28" text:anchor-type="paragraph" svg:x="6.5945in" svg:y="2.1866in" svg:width="0.4465in" svg:height="0.0161in" draw:z-index="14"><draw:image xlink:href="Pictures/10000000000000430000027DC394D09A.jpg" xlink:type="simple" xlink:show="embed" xlink:actuate="onLoad"/><draw:contour-polygon svg:width="0.4465in" svg:height="4.2429in" svg:viewBox="0 0 1134 10777" draw:points="0,0 1134,0 1134,10777 0,10777" draw:recreate-on-edit="true"/></draw:frame><text:span text:style-name="CharStyle11">The passover and the -| </text:span><text:span text:style-name="CharStyle22">* </text:span><text:span text:style-name="CharStyle11">festival of unleavened </text:span><text:span text:style-name="CharStyle51">‘-*-</text:span><text:span text:style-name="CharStyle51"><text:span text:style-name="T1">1 </text:span></text:span><text:span text:style-name="CharStyle11">bread fell two days later; so the high priests and scribes were try­ing how to get hold of him by craft and have him put to death. “Only,” they said, “it 2 must not be during the festival; that would mean a popular riot.”</text:span></text:p>
      </text:section>
      <text:section text:style-name="Sect6" text:name="Section10">
        <text:list xml:id="list353845593193705249" text:style-name="L25">
          <text:list-item>
            <text:p text:style-name="P183"><text:span text:style-name="CharStyle11"><text:tab/>When he was at Bethany, in the house of Simon the leper, lying at table, a woman came up with an alabaster flask of pure nard perfume, which had cost a a great sum; the flask she broke and poured the perfume over his</text:span></text:p>
          </text:list-item>
          <text:list-item>
            <text:p text:style-name="P178"><text:span text:style-name="CharStyle11"><text:tab/>head. This angered some of those present. “What was the use of wasting perfume like this?</text:span></text:p>
          </text:list-item>
          <text:list-item>
            <text:p text:style-name="P178"><text:span text:style-name="CharStyle11"><text:tab/>This perfume might have been sold for over three hundred shill­ings, and the poor might have got that.” So they upbraided</text:span></text:p>
          </text:list-item>
          <text:list-item>
            <text:p text:style-name="P178"><text:span text:style-name="CharStyle11"><text:tab/>her. But Jesus said, “Let her alone. Why are you annoying her? She has done a beautiful</text:span></text:p>
          </text:list-item>
          <text:list-item>
            <text:p text:style-name="P178"><text:span text:style-name="CharStyle11"><text:tab/>thing to me. The poor you al­ways have beside you, and you can be kind to them whenever you want; but you will not al-</text:span></text:p>
          </text:list-item>
          <text:list-item>
            <text:p text:style-name="P178"><text:span text:style-name="CharStyle11"><text:tab/>ways have me. She has done all she could—she has anticipated the perfuming of my body for</text:span></text:p>
          </text:list-item>
          <text:list-item>
            <text:p text:style-name="P178"><text:span text:style-name="CharStyle11"><text:tab/>burial. I tell you truly, wherever the gospel is preached, all over the world, men will speak of what she has done, in memory of her.”</text:span></text:p>
          </text:list-item>
          <text:list-item>
            <text:p text:style-name="P179"><text:span text:style-name="CharStyle11"><text:tab/>Then Judas Iscariot, one of the twelve, went to the high priests to betray him to them.</text:span></text:p>
          </text:list-item>
          <text:list-item>
            <text:p text:style-name="P180"><text:span text:style-name="CharStyle11"><text:tab/>They were delighted to hear it, and promised to pay him for it. Meantime he sought a good op­portunity for betraying him.</text:span></text:p>
          </text:list-item>
          <text:list-item>
            <text:p text:style-name="P179"><text:span text:style-name="CharStyle11"><text:tab/>On the first day of unleavened bread (the day when the paschal lamb was sacrificed), his disciples said to him, “Where do you want us to go and prepare for</text:span></text:p>
          </text:list-item>
          <text:list-item>
            <text:p text:style-name="P173"><text:span text:style-name="CharStyle11"><text:tab/>you to eat the passover?” So he despatched two of his dis­ciples, telling them, “Go into the city and you will meet a man</text:span></text:p>
          </text:list-item>
          <text:list-item>
            <text:p text:style-name="P167"><text:span text:style-name="CharStyle11"><text:tab/>carrying a water-jar; follow him, and whatever house he goes into, tell the owner that the Teacher says, ‘Where is my room, that I may eat the passover there with</text:span></text:p>
          </text:list-item>
          <text:list-item>
            <text:p text:style-name="P167"><text:span text:style-name="CharStyle11"><text:tab/>my disciples?’ He will show you</text:span></text:p>
          </text:list-item>
        </text:list>
        <text:p text:style-name="P20"><text:span text:style-name="CharStyle11">a large room upstairs, with couches spread, all ready; pre­pare the passover for us there.” The disciples went away into the 16 city and found it was as he had told them. So they prepared the passover, and when evening fell 17 he arrived along with the twelve.</text:span></text:p>
        <text:p text:style-name="P63"><text:span text:style-name="CharStyle11">As they were at table eating, 18 Jesus said, “Truly I tell you, one of you is going to betray me, one who is eating with me.” They 19 were distressed at this, and said to him one after another, “Sure­ly it is not me?” “Surely it is not me?” “One of the twelve,” 20 he told them, “one who is dip­ping into the same dish as I am! The Son of man goes the 21 road that the scripture has de­scribed for him, but woe to the man by whom the Son of man is betrayed! Better for that man had he never been born!” As 22 they were eating, he took a loaf, and after the blessing he broke and gave it to them, saying, “Take this, it means my body.”</text:span></text:p>
        <text:p text:style-name="P20"><text:span text:style-name="CharStyle11">He also took a eup and after 23 thanking God he gave it to them, and they all drank of it; he said 24 to them, “This means my </text:span><text:span text:style-name="CharStyle22">cove­nant-blood</text:span><text:span text:style-name="CharStyle11"> which is shed for many; truly I tell you, I will 25 never drink the produce of the vine again, till the day I drink it new within the Realm of God.”</text:span></text:p>
        <text:p text:style-name="P63"><text:span text:style-name="CharStyle11">After the hymn of praise they 26 went out to the Hill of Olives. Jesus said to them, “You will all 27 be disconcerted, for it is writ­ten: </text:span><text:span text:style-name="CharStyle22">I will strike at the shep­herd, and the sheep will be scat­tered.</text:span><text:span text:style-name="CharStyle11"> But after my rising I will 28 precede you to Galilee.” Peter 29 said to him, “Though all are disconcerted, I will never be.” Jesus said to him, “I tell you 30 truly, to-day you will disown me three times, this very night, be­fore the cock crows twice.” But 31</text:span></text:p>
        <text:p text:style-name="P240"><text:span text:style-name="CharStyle11">he persisted, “Though I have to die with you, I will never dis­own you.” And they all said the same.</text:span></text:p>
        <text:list xml:id="list190630551127802" text:style-name="L13">
          <text:list-item>
            <text:p text:style-name="P222"><text:span text:style-name="CharStyle11"><text:tab/>Then they came to a place called Gethsemane, and he told his disciples, “Sit here while I</text:span></text:p>
          </text:list-item>
          <text:list-item>
            <text:p text:style-name="P202"><text:span text:style-name="CharStyle11"><text:tab/>pray.” But he took Peter and James and John along with him; and as he began to feel ap-</text:span></text:p>
          </text:list-item>
          <text:list-item>
            <text:p text:style-name="P213"><text:span text:style-name="CharStyle11"><text:tab/>palled and agitated, he said to them, </text:span><text:span text:style-name="CharStyle22">“My heart is sad,</text:span><text:span text:style-name="CharStyle11"> sad even to death; stay here and</text:span></text:p>
          </text:list-item>
          <text:list-item>
            <text:p text:style-name="P213"><text:span text:style-name="CharStyle11"><text:tab/>watch.” Then he went forward a little and fell to the earth, praying that the hour might pass away from him, if possible.</text:span></text:p>
          </text:list-item>
          <text:list-item>
            <text:p text:style-name="P213"><text:span text:style-name="CharStyle11"><text:tab/>“Abba, Father,” he said, “thou canst do anything. Take this cup away from me. Yet, not what I will but what thou wilt.”</text:span></text:p>
          </text:list-item>
          <text:list-item>
            <text:p text:style-name="P213"><text:span text:style-name="CharStyle11"><text:tab/>Then he came and found them asleep; so he said to Peter, “Are you sleeping, Simon? Could you not watch for a single hour?</text:span></text:p>
          </text:list-item>
          <text:list-item>
            <text:p text:style-name="P213"><text:span text:style-name="CharStyle11"><text:tab/>Watch and pray, all of you, so that you may not slip into temp­tation. The spirit is eager, but</text:span></text:p>
          </text:list-item>
          <text:list-item>
            <text:p text:style-name="P213"><text:span text:style-name="CharStyle11"><text:tab/>the flesh is weak.” Again he went away and prayed in the</text:span></text:p>
          </text:list-item>
        </text:list>
        <text:p text:style-name="P31"><text:span text:style-name="CharStyle11">4» same words as before; then he returned and found them once more asleep, for their eyes were heavy. They did not know what</text:span></text:p>
        <text:list xml:id="list190632068792450" text:style-name="L10">
          <text:list-item>
            <text:p text:style-name="P195"><text:span text:style-name="CharStyle11"><text:tab/>to say to him. Then he came for the third time and said to them, “Still asleep? still rest­ing? No more of that! The hour has come, here is the Son of man betrayed into the hands</text:span></text:p>
          </text:list-item>
          <text:list-item>
            <text:p text:style-name="P200"><text:span text:style-name="CharStyle11"><text:tab/>of sinful men. Come, rise, let us be going; here is my betrayer</text:span></text:p>
          </text:list-item>
          <text:list-item>
            <text:p text:style-name="P200"><text:span text:style-name="CharStyle11"><text:tab/>close at hand!” At that very moment, while he was still speaking, Judas Iscariot, one of the twelve, came up accom­panied by a mob with swords and cudgels, who had come from the high priests and scribes</text:span></text:p>
          </text:list-item>
          <text:list-item>
            <text:p text:style-name="P200"><text:span text:style-name="CharStyle11"><text:tab/>and elders. Now his betrayer had given them a signal; he</text:span></text:p>
          </text:list-item>
        </text:list>
        <text:p text:style-name="P20"><text:span text:style-name="CharStyle11">said, “Whoever I kiss, that is the man. Seize him and get him safely away.” So when he ar- 45 rived he at once went up to him and said, “Rabbi, rabbi!” and kissed him. Then they laid 46 hands on him and seized him, but one of the bystanders drew 47 his sword and struck the serv­ant of the high priest, cutting off his ear. Jesus turned on 48 them, saying, “Have you sallied out to arrest me like a robber, with swords and cudgels? Day </text:span><text:span text:style-name="CharStyle21">49 </text:span><text:span text:style-name="CharStyle11">after day I was beside you in the temple teaching, and you never seized me. However, it is to let the scriptures be fulfilled.”</text:span></text:p>
        <text:p text:style-name="P63"><text:span text:style-name="CharStyle11">Then they left him and fled, 50 all of them; one young man did 51 follow him, with only a linen sheet thrown round his body, but when the other youths seized him, he fled away naked, leaving 52 the sheet behind him.</text:span></text:p>
        <text:p text:style-name="P63"><text:span text:style-name="CharStyle11">They took Jesus away to the 53 high priest, and all the high priests and elders and scribes met there with him. Peter fol- 54 lowed him at a distance till he got inside the courtyard of the high priest, where he sat down with the attendants to warm himself at the fire.</text:span></text:p>
        <text:p text:style-name="P63"><text:span text:style-name="CharStyle11">Now the high priests and the 55 whole of the Sanhedrin tried to secure evidence against Jesus, in order to have him put to death; but they could find none, for 56 while many bore false witness against him, their evidence did not agree. Some got up and 57 bore false witness against him, saying, “We heard him say, ‘I 58 will destroy this temple made by hands, and in three days I will build another temple, not made by hands.’” But even so the evi- 59 dence did not agree. So the high 60 priest rose in their midst and asked Jesus, “Have you no reply</text:span></text:p>
        <text:p text:style-name="P22"><text:span text:style-name="CharStyle11">to make? What about this evi-</text:span></text:p>
        <text:list xml:id="list1166129887730115081" text:style-name="L26">
          <text:list-item>
            <text:p text:style-name="P144"><text:span text:style-name="CharStyle11"><text:tab/>dence against you?” He said nothing, he made no answer. Again the high priest put a ques­tion to him. “Are you the Christ?” he said, “the Son of the</text:span></text:p>
          </text:list-item>
          <text:list-item>
            <text:p text:style-name="P151"><text:span text:style-name="CharStyle11"><text:tab/>Blessed?” Jesus said, “I am. And, what is more, you will all see </text:span><text:span text:style-name="CharStyle22">the Son of man seated at the right hand</text:span><text:span text:style-name="CharStyle11"> of the Power, and </text:span><text:span text:style-name="CharStyle22">coming with the clouds of</text:span></text:p>
          </text:list-item>
          <text:list-item>
            <text:p text:style-name="P151"><text:span text:style-name="CharStyle11"><text:tab/></text:span><text:span text:style-name="CharStyle22">heaven</text:span><text:span text:style-name="CharStyle11">.” Then the high priest tore his clothes and cried, “What more evidence do we</text:span></text:p>
          </text:list-item>
          <text:list-item>
            <text:p text:style-name="P151"><text:span text:style-name="CharStyle11"><text:tab/>want? You have heard his blasphemy for yourselves. What is your mind?” They condemned him, all of them, to the doom of</text:span></text:p>
          </text:list-item>
          <text:list-item>
            <text:p text:style-name="P151"><text:span text:style-name="CharStyle11"><text:tab/>death; and some of them started to spit on him and blindfolding him to buffet him, asking him, “Prophesy.” The attendants treated him to cuffs and slaps.</text:span></text:p>
          </text:list-item>
          <text:list-item>
            <text:p text:style-name="P152"><text:span text:style-name="CharStyle11"><text:tab/>Now as Peter was downstairs in the courtyard, a maidservant of the high priest came along,</text:span></text:p>
          </text:list-item>
          <text:list-item>
            <text:p text:style-name="P140"><text:span text:style-name="CharStyle11"><text:tab/>and when she noticed Peter warming himself, she looked at him. “Ah,” said she, “you were with the Nazarene too, with</text:span></text:p>
          </text:list-item>
          <text:list-item>
            <text:p text:style-name="P140"><text:soft-page-break/><text:span text:style-name="CharStyle11"><text:tab/>Jesus!” He denied it. “I don’t understand,” he said, “I don’t see—what do you mean?” Then he went outside into the passage.</text:span></text:p>
          </text:list-item>
          <text:list-item>
            <text:p text:style-name="P146"><text:span text:style-name="CharStyle11"><text:tab/>The cock crowed. Again the maidservant who had no­ticed him began to tell the by­standers, “That fellow is one</text:span></text:p>
          </text:list-item>
          <text:list-item>
            <text:p text:style-name="P146"><text:span text:style-name="CharStyle11"><text:tab/>of them.” But he denied it again. After a little the by­standers once more said to Peter, “To be sure, you are one of them. Why, you are a Gali-</text:span></text:p>
          </text:list-item>
          <text:list-item>
            <text:p text:style-name="P146"><text:span text:style-name="CharStyle11"><text:tab/>lean!” * But he broke out curs­ing and swearing, “I don’t know</text:span></text:p>
          </text:list-item>
          <text:list-item>
            <text:p text:style-name="P146"><text:span text:style-name="CharStyle11"><text:tab/>the man you mean.” At that moment the cock crowed for the second time. Then Peter re­membered how Jesus had told him, “Before the cock crows</text:span></text:p>
          </text:list-item>
        </text:list>
        <text:p text:style-name="P24"><text:span text:style-name="CharStyle53">* Omitting [xal flXoXnl crov Aiuudted.</text:span></text:p>
        <text:p text:style-name="P20"><text:span text:style-name="CharStyle11">twice, you will disown me thrice”; and he burst into tears.</text:span></text:p>
        <text:p text:style-name="P36"><text:span text:style-name="CharStyle11">Immediately morning </text:span><text:span text:style-name="CharStyle37">t</text:span><text:span text:style-name="CharStyle11"> r&gt; came, the high priests held </text:span><text:span text:style-name="CharStyle22">&amp; </text:span><text:span text:style-name="CharStyle11">a consultation * with the elders and scribes and all the Sanhe­drin, and after binding Jesus they led him off and handed him over to Pilate. Pilate asked him, 2 “Are you the king of the Jews?”</text:span></text:p>
        <text:p text:style-name="P20"><text:span text:style-name="CharStyle11">He replied, “Certainly.”</text:span></text:p>
        <text:p text:style-name="P20"><text:span text:style-name="CharStyle11">Then the high priest brought 3 many accusations against him, and once more Pilate asked 4 him, “Have you no reply to make? Look at all their charges against you.” But, to the aston- 5 ishment of Pilate, Jesus an­swered no more.</text:span></text:p>
        <text:p text:style-name="P36"><text:span text:style-name="CharStyle11">At festival time he used to 6 release for them some prisoner whom they begged from him. (There was a man called Bar- 7 Abbas in prison, among the rioters who had committed mur­der during the insurrection.) So 8 the crowd pressed up and started to ask him for his usual boon. Pilate replied, “Would 9 you like me to release the king of the Jews for you?” (For he 10 knew that the high priests had handed him over out of envy.) But the high priests stirred up 11 the crowd to get him to release Bar-Abbas for them instead. Pilate asked them again, “And 12 what am I to do with your so- called king of the Jews?” Where- 13 upon they shouted again, “Cru­cify him.” “Why,” said Pilate, 14 “what has he done wrong?” But they shouted more fiercely than ever, “Crucify him!” So, as 15 Pilate wanted to satisfy the crowd, he released Bar-Abbas for them; Jesus he handed over to be crucified, after he had scourged him.</text:span></text:p>
        <text:p text:style-name="P41"><text:span text:style-name="CharStyle53">* Reading JioufaavTeg Instead of </text:span><text:span text:style-name="CharStyle54">£ToiM.«i&lt;ravTEc-</text:span></text:p>
      </text:section>
      <text:section text:style-name="Sect6" text:name="Section11">
        <text:list xml:id="list190630324223809" text:style-name="L25">
          <text:list-item>
            <text:p text:style-name="P131"><text:span text:style-name="CharStyle11"><text:tab/>The soldiers took him inside the courtyard (that is, the prse- torium) and got all the regiment i/ together; they dressed him in purple, put on his head a crown of thorns which they had plaited, 18 and began to salute him with, “Hail, </text:span><text:span text:style-name="CharStyle21">0</text:span><text:span text:style-name="CharStyle11"> king of the Jews!” ip They struck him on the head with a stick and spat upon him and bent their knees to him in</text:span></text:p>
          </text:list-item>
        </text:list>
        <text:list xml:id="list190630292298466" text:style-name="L5">
          <text:list-item>
            <text:p text:style-name="P206"><text:span text:style-name="CharStyle11"><text:tab/>homage. Then, after making fun of him, they stripped off the purple, put on his own clothes, and took him away to crucify</text:span></text:p>
          </text:list-item>
          <text:list-item>
            <text:p text:style-name="P206"><text:span text:style-name="CharStyle11"><text:tab/>him. They forced Simon a Cyrenian, who was passing on his way from the country (the father of Alexander and Rufus),</text:span></text:p>
          </text:list-item>
          <text:list-item>
            <text:p text:style-name="P214"><text:span text:style-name="CharStyle11"><text:tab/>to carry his cross, and they led him to the place called Golgotha (which means the place of a</text:span></text:p>
          </text:list-item>
          <text:list-item>
            <text:p text:style-name="P114"><text:span text:style-name="CharStyle29"><text:tab/>skull). They offered him wine flavoured with myrrh, but he</text:span></text:p>
          </text:list-item>
          <text:list-item>
            <text:p text:style-name="P214"><text:span text:style-name="CharStyle11"><text:tab/>would not take it. Then they crucified him and </text:span><text:span text:style-name="CharStyle22">distributed his clothes among themselves, draw­ing lots for them</text:span><text:span text:style-name="CharStyle11"> to decide each man’s share.</text:span></text:p>
          </text:list-item>
          <text:list-item>
            <text:p text:style-name="P223"><text:span text:style-name="CharStyle11"><text:tab/>It was nine in the morning</text:span></text:p>
          </text:list-item>
          <text:list-item>
            <text:p text:style-name="P218"><text:span text:style-name="CharStyle11"><text:tab/>when they crucified him. The inscription bearing his charge was:</text:span></text:p>
          </text:list-item>
        </text:list>
        <text:p text:style-name="P30"><text:span text:style-name="CharStyle11">THE KIXTG or THE JEWS</text:span></text:p>
        <text:list xml:id="list190649061348403" text:continue-numbering="true" text:style-name="L5">
          <text:list-item>
            <text:p text:style-name="P228"><text:span text:style-name="CharStyle11"><text:tab/>They also crucified two robbers along with him, one at his right</text:span></text:p>
          </text:list-item>
        </text:list>
        <text:list xml:id="list4027876948739386575" text:style-name="L27">
          <text:list-item>
            <text:p text:style-name="P234"><text:span text:style-name="CharStyle11"><text:tab/>and one at his left.* Those who passed by scoffed at him, nod­ding at him in derision and cry­ing, “Ha! You were to destroy the temple and build it in three</text:span></text:p>
          </text:list-item>
          <text:list-item>
            <text:p text:style-name="P235"><text:span text:style-name="CharStyle11"><text:tab/>days! Come down from the</text:span></text:p>
          </text:list-item>
          <text:list-item>
            <text:p text:style-name="P235"><text:span text:style-name="CharStyle11"><text:tab/>cross and save yourself!” So, too, the high priests made fun of him to themselves, with the scribes; “he saved others,” they said, “but he cannot save him-</text:span></text:p>
          </text:list-item>
        </text:list>
        <text:p text:style-name="P76"><text:span text:style-name="CharStyle24">* Von Soden retains ver. 28 (cp. Luke xxii. 37): “So the scripture was fulfilled which says, He </text:span><text:span text:style-name="CharStyle25">was classed among criminals” </text:span><text:span text:style-name="CharStyle29">self! Let ‘the Christ,’ ‘the </text:span><text:span text:style-name="CharStyle30">king 32 </text:span><text:span text:style-name="CharStyle29">of Israel,’ come down now from the cross! Let us </text:span><text:span text:style-name="CharStyle30">see </text:span><text:span text:style-name="CharStyle29">that and we’ll believe!” Those who were crucified with him also de­nounced him.</text:span></text:p>
        <text:p text:style-name="P63"><text:span text:style-name="CharStyle11">When twelve o’clock came, 33 darkness covered the whole land till three o’clock, and at three 34 o’clock Jesus gave a loud cry, </text:span><text:span text:style-name="CharStyle22">“Eloi, Eloi, lema sabachthanei” </text:span><text:span text:style-name="CharStyle11">(which means, My God, my God, why forsake me?) On hearing 35 this, some of the bystanders said, “Look, he is calling for Eli­jah.” One man ran off, soaked 36 a sponge in vinegar, and put it on the end of a stick, to give him a drink, saying, “Come on, let us see if Elijah does come to take him down!” But Jesus gave a 37 loud cry and expired. And the 38 curtain of the temple was torn in two, from top to bottom. Now 39 when the army-captain, who stood facing him, saw that he expired in this way, he said, “This man was certainly a son of God!” There were some 40 women also watching at a dis­tance, among them Mary of Magdala, Mary the mother of James the younger and of Joses, and Salome, women who had 41 followed him when he was in Galilee and waited on him, be­sides a number of other women who had accompanied him to Jerusalem.</text:span></text:p>
        <text:p text:style-name="P65"><text:span text:style-name="CharStyle11">By this time it was evening, 42 and as it was the day of Prepa­ration (that is, the day before the sabbath) Joseph of Arima- 43 thaea, a councillor of good posi­tion, who himself w</text:span><text:span text:style-name="CharStyle11"><text:span text:style-name="T1">r</text:span></text:span><text:span text:style-name="CharStyle11">as on the outlook for the Reign of God, ventured to go to Pilate and ask for the body of Jesus. Pilate 44 was surprised that he was dead already; he summoned the cap­tain and asked if he had been</text:span></text:p>
        <text:list xml:id="list190630458944202" text:style-name="L10">
          <text:list-item>
            <text:p text:style-name="P156"><draw:frame draw:style-name="fr3" draw:name="29" text:anchor-type="paragraph" svg:x="2.35in" svg:y="1.4701in" svg:width="0.2634in" svg:height="0.0161in" draw:z-index="15"><draw:image xlink:href="Pictures/10000000000000280000001B8F39AAC2.jpg" xlink:type="simple" xlink:show="embed" xlink:actuate="onLoad"/><draw:contour-polygon svg:width="0.263in" svg:height="0.1764in" svg:viewBox="0 0 668 448" draw:points="0,0 668,0 668,448 0,448" draw:recreate-on-edit="true"/></draw:frame><text:span text:style-name="CharStyle11"><text:tab/>dead some time, and on ascer­taining this from the captain he bestowed the corpse on Joseph.</text:span></text:p>
          </text:list-item>
          <text:list-item>
            <text:p text:style-name="P137"><text:span text:style-name="CharStyle11"><text:tab/>He, after buying a linen sheet, took him down and swathed him in the linen, laying him in a tomb which had been cut out of the rock, and rolling a boulder up against the opening of the tomb.</text:span></text:p>
          </text:list-item>
          <text:list-item>
            <text:p text:style-name="P153"><text:span text:style-name="CharStyle11"><text:tab/>Now Mary of Magdala and Mary the mother of Joses noted</text:span></text:p>
          </text:list-item>
        </text:list>
        <text:p text:style-name="P22"><text:span text:style-name="CharStyle11">where he was laid. And when the sabbath had passed, Mary of Magdala, Mary the mother of James, and Sa­lome bought some spices in order</text:span></text:p>
        <text:list xml:id="list190630493677992" text:style-name="L21">
          <text:list-item>
            <text:p text:style-name="P154"><text:span text:style-name="CharStyle11"><text:tab/>to go and anoint him; then very early on the first day of the week they went to the tomb,</text:span></text:p>
          </text:list-item>
          <text:list-item>
            <text:p text:style-name="P154"><text:span text:style-name="CharStyle11"><text:tab/>after sunrise. They said to themselves, “Who will roll away the boulder for us at the open­ing of the tomb?” (for it was a</text:span></text:p>
          </text:list-item>
          <text:list-item>
            <text:p text:style-name="P155"><text:span text:style-name="CharStyle11"><text:tab/>very large boulder).* But when they looked, they saw the boul­der had been rolled to one side,</text:span></text:p>
          </text:list-item>
          <text:list-item>
            <text:p text:style-name="P155"><text:span text:style-name="CharStyle11"><text:tab/>and on entering the tomb they saw a youth sitting on the right,</text:span></text:p>
          </text:list-item>
          <text:list-item>
            <text:p text:style-name="P155"><text:span text:style-name="CharStyle11"><text:tab/>dressed in a white robe. They were bewildered, but he said to them, “Do not be bewildered. You are looking for Jesus of Nazaret, who was crucified? He has risen, he is not here. There is the place where he was laid.</text:span></text:p>
          </text:list-item>
          <text:list-item>
            <text:p text:style-name="P155"><text:span text:style-name="CharStyle11"><text:tab/>Go and tell his disciples and Peter, ‘He precedes you to Gali­lee, as he told you—you shall see</text:span></text:p>
          </text:list-item>
          <text:list-item>
            <text:p text:style-name="P155"><text:span text:style-name="CharStyle11"><text:tab/>him there.’ ” But they fled out of the tomb, for they were seized with terror and beside them­selves. They said nothing to any­one, for they were afraid of—.t</text:span></text:p>
          </text:list-item>
        </text:list>
        <text:p text:style-name="P92"><text:span text:style-name="CharStyle24">* Transposing the second clause of ver. 4 to the end of ver. 3.</text:span></text:p>
        <text:p text:style-name="P94"><text:span text:style-name="CharStyle24">t The following appendix represents </text:span><text:span text:style-name="CharStyle58">a </text:span><text:span text:style-name="CharStyle24">couple of second century attempts to complete the gospel. The passage within brackets in the first of these epilogues originally belonged to it, but was excised for some reason at an early date. Jerome quoted part of it, but the full text has only been discovered quite recently in codex W, the Freer uncial of the gospels.</text:span></text:p>
        <text:h text:style-name="P119" text:outline-level="2"><text:bookmark-start text:name="bookmark1"/><text:span text:style-name="CharStyle60">fa)</text:span><text:bookmark-end text:name="bookmark1"/></text:h>
        <text:p text:style-name="P37"><text:span text:style-name="CharStyle11">Now after he rose early on the </text:span><text:span text:style-name="CharStyle21">9 </text:span><text:span text:style-name="CharStyle11">first day of the week, he ap­peared first to Mary of Magdala, out of whom he had cast seven daemons. She went and re- io ported it to those who had been with him, as they mourned and wept; but although they heard </text:span><text:span text:style-name="CharStyle37">ii </text:span><text:span text:style-name="CharStyle11">that he was alive and had been seen by her, they would not be­lieve it. After this, he ap- 12 peared in another form to two of them as they walked on their way to the country. They too 13 went and reported it to the rest, but they would not believe them either. Afterwards he ap- 14 peared at table to the eleven themselves and reproached them for their unbelief and dulness of mind, because they had not believed those who saw him risen from the dead. [But they ex­cused themselves, saying, “This age of lawlessness and unbelief lies under the sway of Satan, who will not allow what lies un­der the unclean spirits * to un­derstand the truth and power of God; therefore,” they said to Christ, “reveal your righteous­ness now.” Christ answered them, “The term of years for Satan’s power has now expired, but other terrors are at hand. I was delivered to death on behalf of sinners,! that they might return to the truth and sin no more, that they might inherit that glory of righteousness which is spiritual and imperish­able in heaven.”] And he said 15 to them, “Go to all the world and preach the gospel to every creature:</text:span></text:p>
        <text:p text:style-name="P108"><text:span text:style-name="CharStyle11">he who believes and is bap- 16 tized shall be saved,</text:span></text:p>
        <text:p text:style-name="P93"><text:span text:style-name="CharStyle24">* Or, the unclean things that lie under the control of spirits.</text:span></text:p>
        <text:p text:style-name="P95"><text:span text:style-name="CharStyle24">t The Greek is obscure at this point.</text:span></text:p>
        <text:p text:style-name="P73"><text:span text:style-name="CharStyle11">but he who will not believe shall be condemned.</text:span></text:p>
        <text:list xml:id="list190631900522925" text:style-name="L25">
          <text:list-item>
            <text:p text:style-name="P181"><text:span text:style-name="CharStyle11"><text:tab/>And for those who believe, these miracles will follow:</text:span></text:p>
          </text:list-item>
        </text:list>
        <text:p text:style-name="P73"><text:span text:style-name="CharStyle11">they will cast out daemons in my name,</text:span></text:p>
        <text:p text:style-name="P73"><text:span text:style-name="CharStyle11">they will talk in foreign tongues,</text:span></text:p>
        <text:list xml:id="list190648324068689" text:continue-numbering="true" text:style-name="L25">
          <text:list-item>
            <text:p text:style-name="P243"><text:span text:style-name="CharStyle11"><text:tab/>they will handle serpents, and if they drink any deadly</text:span></text:p>
          </text:list-item>
        </text:list>
        <text:p text:style-name="P80"><text:span text:style-name="CharStyle11">poison, it will not hurt them; they will lay hands on the sick and make them well.”</text:span></text:p>
        <text:list xml:id="list190647544925731" text:continue-numbering="true" text:style-name="L25">
          <text:list-item>
            <text:p text:style-name="P182"><text:span text:style-name="CharStyle11"><text:tab/>Then, after speaking to them, the Lord Jesus was taken up to</text:span></text:p>
          </text:list-item>
        </text:list>
        <text:p text:style-name="P29"><text:span text:style-name="CharStyle29">heaven and </text:span><text:span text:style-name="CharStyle62">sat down at the right hand of God,</text:span><text:span text:style-name="CharStyle29"> while they went out and preached every­where, the Lord working with them and confirming the word by the miracles that endorsed it.</text:span></text:p>
        <text:p text:style-name="P69"><text:span text:style-name="CharStyle16">(b)</text:span></text:p>
        <text:p text:style-name="P66"><text:span text:style-name="CharStyle29">But they gave Peter and his companions a brief account of all these injunctions. And, after that, Jesus himself sent out by means of them from east to west the sacred and imperishable mes­sage of eternal salvat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Microsoft Sans Serif" svg:font-family="'Microsoft Sans Serif'"/>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top="0in" fo:margin-bottom="0.1252in" loext:contextual-spacing="false" fo:line-height="0.1228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margin-top="0.1252in" fo:margin-bottom="0in" loext:contextual-spacing="false" fo:line-height="0.1272in" fo:text-indent="-0.513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2917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align="justify" style:justify-single-word="false" fo:text-indent="-0.111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line-height="0.0835in" fo:text-align="justify" style:justify-single-word="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style>
    <style:style style:name="Body_20_text_20__28_12_29_" style:display-name="Body text (12)"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Heading_20__23_2" style:display-name="Heading #2" style:family="paragraph" style:master-page-name="">
      <style:graphic-properties draw:fill="solid" draw:fill-color="#ffffff" draw:opacity="100%"/>
      <style:paragraph-properties fo:margin-top="0in" fo:margin-bottom="0.0417in" loext:contextual-spacing="false" fo:line-height="0in" fo:text-align="center" style:justify-single-word="false" style:page-number="auto" fo:background-color="#ffffff"/>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1807in" style:auto-text-indent="false" style:page-number="auto">
        <style:tab-stops>
          <style:tab-stop style:position="0.3437in"/>
        </style:tab-stops>
        <style:drop-cap style:lines="2" style:distance="0.0035in" style:style-name="DropCap2"/>
      </style:paragraph-properties>
    </style:style>
    <style:style style:name="Body_20_text_20__28_9_29__20__2b__20_DropCap2" style:display-name="Body text (9) + DropCap2" style:family="paragraph" style:parent-style-name="Body_20_text_20__28_9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37in"/>
        </style:tab-stops>
        <style:drop-cap style:lines="2" style:distance="0.0035in" style:style-name="DropCap4"/>
      </style:paragraph-properties>
    </style:style>
    <style:style style:name="Body_20_text_20__28_9_29__20__2b__20_DropCap3" style:display-name="Body text (9) + DropCap3" style:family="paragraph" style:parent-style-name="Body_20_text_20__28_9_29_" style:master-page-name="">
      <style:paragraph-properties fo:margin-left="0in" fo:margin-right="0in" fo:margin-top="0in" fo:margin-bottom="0in" loext:contextual-spacing="false" fo:text-align="start" style:justify-single-word="false" fo:text-indent="0.1807in" style:auto-text-indent="false" style:page-number="auto">
        <style:tab-stops>
          <style:tab-stop style:position="0.3402in"/>
        </style:tab-stops>
        <style:drop-cap style:lines="2" style:distance="0.0035in" style:style-name="DropCap3"/>
      </style:paragraph-properties>
    </style:style>
    <style:style style:name="Body_20_text_20__28_4_29__20__2b__20_DropCap4" style:display-name="Body text (4) + DropCap4" style:family="paragraph" style:parent-style-name="Body_20_text_20__28_4_29_" style:master-page-name="">
      <style:paragraph-properties fo:margin-left="0.1807in" fo:margin-right="0in" fo:margin-top="0in" fo:margin-bottom="0.122in" loext:contextual-spacing="false" fo:text-indent="0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9%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4" style:family="text" style:parent-style-name="CharStyle13">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1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7" style:family="text" style:parent-style-name="CharStyle1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19" style:family="text" style:parent-style-name="DefaultFontStyle">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CharStyle20" style:family="text" style:parent-style-name="CharStyle19">
      <style:text-properties fo:color="#000000" style:text-position="0% 100%" fo:letter-spacing="normal" fo:language="en" fo:country="US" style:language-asian="en" style:country-asian="US" style:language-complex="en" style:country-complex="US" style:text-scale="100%"/>
    </style:style>
    <style:style style:name="CharStyle21" style:family="text" style:parent-style-name="CharStyle11">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2"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25" style:family="text" style:parent-style-name="CharStyle24">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CharStyle26" style:family="text" style:parent-style-name="CharStyle24">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CharStyle27" style:family="text" style:parent-style-name="CharStyle11">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9"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CharStyle30" style:family="text" style:parent-style-name="CharStyle2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DropCap2" style:family="text">
      <style:text-properties fo:color="#000000" style:text-line-through-style="none" style:text-line-through-type="none" style:text-position="42% 58%" style:font-name="Microsoft Sans Serif" fo:font-family="'Microsoft Sans Serif'" fo:font-size="17pt" fo:letter-spacing="normal" fo:font-style="normal" style:text-underline-style="none" fo:font-weight="normal" style:font-name-asian="Microsoft Sans Serif" style:font-family-asian="'Microsoft Sans Serif'" style:font-size-asian="17pt" style:font-style-asian="normal" style:font-weight-asian="normal" style:font-name-complex="Microsoft Sans Serif" style:font-family-complex="'Microsoft Sans Serif'" style:font-size-complex="17pt" style:font-style-complex="normal" style:font-weight-complex="normal" style:text-scale="100%"/>
    </style:style>
    <style:style style:name="CharStyle32"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3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3" style:family="text">
      <style:text-properties fo:color="#000000" style:text-line-through-style="none" style:text-line-through-type="none" style:text-position="17% 58%" style:font-name="AngsanaUPC" fo:font-family="AngsanaUPC" fo:font-size="28pt" fo:letter-spacing="normal" fo:font-style="normal" style:text-underline-style="none" fo:font-weight="normal" style:font-name-asian="AngsanaUPC" style:font-family-asian="AngsanaUPC" style:font-size-asian="28pt" style:font-style-asian="normal" style:font-weight-asian="normal" style:font-name-complex="AngsanaUPC" style:font-family-complex="AngsanaUPC" style:font-size-complex="28pt" style:font-style-complex="normal" style:font-weight-complex="normal" style:text-scale="100%"/>
    </style:style>
    <style:style style:name="CharStyle36" style:family="text" style:parent-style-name="CharStyle3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7"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39" style:family="text" style:parent-style-name="DefaultFontStyle">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CharStyle40" style:family="text" style:parent-style-name="CharStyle39">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42" style:family="text" style:parent-style-name="DefaultFontStyle">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style>
    <style:style style:name="CharStyle43" style:family="text" style:parent-style-name="CharStyle42">
      <style:text-properties fo:color="#000000" style:text-position="0% 100%" fo:letter-spacing="normal" fo:language="en" fo:country="US" fo:font-weight="normal" style:language-asian="en" style:country-asian="US" style:font-weight-asian="normal" style:language-complex="en" style:country-complex="US" style:font-weight-complex="normal" style:text-scale="100%"/>
    </style:style>
    <style:style style:name="CharStyle44" style:family="text" style:parent-style-name="CharStyle11">
      <style:text-properties fo:color="#000000" style:text-position="0% 100%" fo:font-size="6.5pt" fo:letter-spacing="normal" fo:language="en" fo:country="US" fo:font-weight="bold" style:font-size-asian="6.5pt" style:language-asian="en" style:country-asian="US" style:font-weight-asian="bold" style:font-size-complex="6.5pt" style:language-complex="en" style:country-complex="US" style:font-weight-complex="bold" style:text-scale="100%"/>
    </style:style>
    <style:style style:name="DropCap4" style:family="text">
      <style:text-properties fo:color="#000000" style:text-line-through-style="none" style:text-line-through-type="none" style:text-position="28% 58%" style:font-name="AngsanaUPC" fo:font-family="AngsanaUPC" fo:font-size="26pt" fo:letter-spacing="normal" fo:font-style="normal" style:text-underline-style="none" fo:font-weight="normal" style:font-name-asian="AngsanaUPC" style:font-family-asian="AngsanaUPC" style:font-size-asian="26pt" style:font-style-asian="normal" style:font-weight-asian="normal" style:font-name-complex="AngsanaUPC" style:font-family-complex="AngsanaUPC" style:font-size-complex="26pt" style:font-style-complex="normal" style:font-weight-complex="normal" style:text-scale="120%"/>
    </style:style>
    <style:style style:name="CharStyle46" style:family="text" style:parent-style-name="CharStyle34">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47" style:family="text" style:parent-style-name="CharStyle24">
      <style:text-properties fo:color="#000000" style:text-position="0% 100%" style:font-name="Georgia" fo:font-family="Georgia" fo:font-size="4pt" fo:letter-spacing="normal" fo:language="en" fo:country="US" style:font-name-asian="Georgia" style:font-family-asian="Georgia" style:font-size-asian="4pt" style:language-asian="en" style:country-asian="US" style:font-name-complex="Georgia" style:font-family-complex="Georgia" style:font-size-complex="4pt" style:language-complex="en" style:country-complex="US" style:text-scale="100%"/>
    </style:style>
    <style:style style:name="CharStyle48" style:family="text" style:parent-style-name="CharStyle24">
      <style:text-properties fo:color="#000000" style:text-position="0% 100%" style:font-name="Georgia" fo:font-family="Georgia" fo:font-size="7.5pt" fo:letter-spacing="normal" fo:language="en" fo:country="US" fo:font-weight="normal" style:font-name-asian="Georgia" style:font-family-asian="Georgia" style:font-size-asian="7.5pt" style:language-asian="en" style:country-asian="US" style:font-weight-asian="normal" style:font-name-complex="Georgia" style:font-family-complex="Georgia" style:font-size-complex="7.5pt" style:language-complex="en" style:country-complex="US" style:font-weight-complex="normal" style:text-scale="100%"/>
    </style:style>
    <style:style style:name="CharStyle49" style:family="text" style:parent-style-name="CharStyle19">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50" style:family="text" style:parent-style-name="CharStyle11">
      <style:text-properties fo:color="#000000" style:text-position="0% 100%" style:font-name="AngsanaUPC" fo:font-family="AngsanaUPC" fo:font-size="13pt" fo:letter-spacing="normal" fo:language="en" fo:country="US" fo:font-style="italic" fo:font-weight="bold" style:font-name-asian="AngsanaUPC" style:font-family-asian="AngsanaUPC" style:font-size-asian="13pt" style:language-asian="en" style:country-asian="US" style:font-style-asian="italic" style:font-weight-asian="bold" style:font-name-complex="AngsanaUPC" style:font-family-complex="AngsanaUPC" style:font-size-complex="13pt" style:language-complex="en" style:country-complex="US" style:font-style-complex="italic" style:font-weight-complex="bold" style:text-scale="100%"/>
    </style:style>
    <style:style style:name="CharStyle51" style:family="text" style:parent-style-name="CharStyle11">
      <style:text-properties fo:color="#000000" style:text-position="0% 100%" fo:letter-spacing="normal" fo:language="en" fo:country="US" style:language-asian="en" style:country-asian="US" style:language-complex="en" style:country-complex="US" style:text-scale="100%"/>
    </style:style>
    <style:style style:name="CharStyle53"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54" style:family="text" style:parent-style-name="CharStyle53">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55" style:family="text" style:parent-style-name="CharStyle29">
      <style:text-properties fo:color="#000000" style:text-position="0% 100%" style:font-name="Georgia" fo:font-family="Georgia" fo:font-size="9pt" fo:letter-spacing="-0.0071in" fo:language="en" fo:country="US" fo:font-weight="bold" style:font-name-asian="Georgia" style:font-family-asian="Georgia" style:font-size-asian="9pt" style:language-asian="en" style:country-asian="US" style:font-weight-asian="bold" style:font-name-complex="Georgia" style:font-family-complex="Georgia" style:font-size-complex="9pt" style:language-complex="en" style:country-complex="US" style:font-weight-complex="bold" style:text-scale="100%"/>
    </style:style>
    <style:style style:name="CharStyle56" style:family="text" style:parent-style-name="CharStyle19">
      <style:text-properties fo:color="#000000" style:text-position="0% 100%" fo:font-size="17pt" fo:letter-spacing="normal" fo:language="en" fo:country="US" fo:font-style="italic" fo:font-weight="bold" style:font-size-asian="17pt" style:language-asian="en" style:country-asian="US" style:font-style-asian="italic" style:font-weight-asian="bold" style:font-size-complex="17pt" style:language-complex="en" style:country-complex="US" style:font-style-complex="italic" style:font-weight-complex="bold" style:text-scale="100%"/>
    </style:style>
    <style:style style:name="CharStyle57" style:family="text" style:parent-style-name="CharStyle19">
      <style:text-properties fo:color="#000000" style:text-position="0% 100%" fo:font-size="12pt" fo:letter-spacing="normal" fo:language="en" fo:country="US" fo:font-style="italic" style:font-size-asian="12pt" style:language-asian="en" style:country-asian="US" style:font-style-asian="italic" style:font-size-complex="12pt" style:language-complex="en" style:country-complex="US" style:font-style-complex="italic" style:text-scale="100%"/>
    </style:style>
    <style:style style:name="CharStyle58" style:family="text" style:parent-style-name="CharStyle24">
      <style:text-properties fo:color="#000000" style:text-position="0% 100%" fo:font-size="13pt" fo:letter-spacing="normal" fo:language="en" fo:country="US" style:font-size-asian="13pt" style:language-asian="en" style:country-asian="US" style:font-size-complex="13pt" style:language-complex="en" style:country-complex="US" style:text-scale="100%"/>
    </style:style>
    <style:style style:name="CharStyle60" style:family="text" style:parent-style-name="DefaultFontStyle">
      <style:text-properties style:text-line-through-style="none" style:text-line-through-type="none" style:font-name="Georgia" fo:font-family="Georgia" fo:font-size="9pt" fo:font-style="normal" style:text-underline-style="none" fo:font-weight="normal" style:font-name-asian="Georgia" style:font-family-asian="Georgia" style:font-size-asian="9pt" style:font-style-asian="normal" style:font-weight-asian="normal" style:font-name-complex="Georgia" style:font-family-complex="Georgia" style:font-size-complex="9pt" style:font-style-complex="normal" style:font-weight-complex="normal"/>
    </style:style>
    <style:style style:name="CharStyle61" style:family="text" style:parent-style-name="CharStyle19">
      <style:text-properties fo:color="#000000" style:text-position="0% 100%" fo:font-size="16pt" fo:letter-spacing="normal" fo:language="en" fo:country="US" fo:font-weight="bold" style:font-size-asian="16pt" style:language-asian="en" style:country-asian="US" style:font-weight-asian="bold" style:font-size-complex="16pt" style:language-complex="en" style:country-complex="US" style:font-weight-complex="bold" style:text-scale="100%"/>
    </style:style>
    <style:style style:name="CharStyle62" style:family="text" style:parent-style-name="CharStyle29">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46in" fo:margin-left="0in" fo:margin-right="0in" fo:margin-bottom="0in"/>
      </style:header-style>
      <style:footer-style>
        <style:header-footer-properties fo:min-height="3.6575in" fo:margin-left="0in" fo:margin-right="0in" fo:margin-top="3.657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43in" fo:margin-left="0in" fo:margin-right="0in" fo:margin-bottom="0in"/>
      </style:header-style>
      <style:footer-style>
        <style:header-footer-properties fo:min-height="3.6654in" fo:margin-left="0in" fo:margin-right="0in" fo:margin-top="3.6654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764in" fo:margin-left="0in" fo:margin-right="0in" fo:margin-bottom="0in"/>
      </style:header-style>
      <style:footer-style>
        <style:header-footer-properties fo:min-height="3.5in" fo:margin-left="0in" fo:margin-right="0in" fo:margin-top="3.5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91in" fo:margin-left="0in" fo:margin-right="0in" fo:margin-bottom="0in"/>
      </style:header-style>
      <style:footer-style>
        <style:header-footer-properties fo:min-height="3.5902in" fo:margin-left="0in" fo:margin-right="0in" fo:margin-top="3.5902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2602in" svg:y="0.4882in" draw:z-index="0"><draw:text-box fo:min-height="0.1134in" fo:min-width="2.3902in"><text:p text:style-name="MP3"><text:page-number text:select-page="current">45</text:page-number><text:span text:style-name="CharStyle20"><text:tab/>S. MARK 2</text:span></text:p></draw:text-box></draw:frame></text:p>
      </style:header>
      <style:header-left>
        <text:p text:style-name="MP1"><draw:frame draw:style-name="Mfr1" draw:name="1" text:anchor-type="paragraph" svg:x="2.2602in" svg:y="0.4882in" draw:z-index="16"><draw:text-box fo:min-height="0.1134in" fo:min-width="2.3902in"><text:p text:style-name="MP3"><text:page-number text:select-page="current">44</text:page-number><text:span text:style-name="CharStyle20"><text:tab/>S. MARK 2</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9866in" svg:y="0.5047in" draw:z-index="17"><draw:text-box fo:min-height="0.0965in" fo:min-width="2.3598in"><text:p text:style-name="MP4"><text:span text:style-name="CharStyle20">S. MARK 3<text:tab/></text:span><text:page-number text:select-page="current">47</text:page-number></text:p></draw:text-box></draw:frame></text:p>
      </style:header>
      <style:header-left>
        <text:p text:style-name="MP1"><draw:frame draw:style-name="Mfr1" draw:name="3" text:anchor-type="paragraph" svg:x="2.2638in" svg:y="0.4945in" draw:z-index="18"><draw:text-box fo:min-height="0.1035in" fo:min-width="2.3929in"><text:p text:style-name="MP5"><text:page-number text:select-page="current">46</text:page-number><text:span text:style-name="CharStyle20"><text:tab/>S. MARK 5</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9437in" svg:y="0.5016in" draw:z-index="19"><draw:text-box fo:min-height="0.1in" fo:min-width="2.3571in"><text:p text:style-name="MP6"><text:span text:style-name="CharStyle20">S. MARK 4<text:tab/></text:span><text:page-number text:select-page="current">47</text:page-number></text:p></draw:text-box></draw:frame></text:p>
      </style:header>
      <style:header-left>
        <text:p text:style-name="MP1"><draw:frame draw:style-name="Mfr1" draw:name="5" text:anchor-type="paragraph" svg:x="3.9437in" svg:y="0.5016in" draw:z-index="0"><draw:text-box fo:min-height="0.1in" fo:min-width="2.3571in"><text:p text:style-name="MP6"><text:span text:style-name="CharStyle20">S. MARK 4<text:tab/></text:span><text:page-number text:select-page="current">48</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3.9425in" svg:y="0.511in" draw:z-index="22"><draw:text-box fo:min-height="0.1in" fo:min-width="2.3665in"><text:p text:style-name="MP7"><text:span text:style-name="CharStyle20">S. MARK 5<text:tab/></text:span><text:page-number text:select-page="current">51</text:page-number></text:p></draw:text-box></draw:frame></text:p>
      </style:header>
      <style:header-left>
        <text:p text:style-name="MP1"><draw:frame draw:style-name="Mfr1" draw:name="7" text:anchor-type="paragraph" svg:x="2.2638in" svg:y="0.4945in" draw:z-index="21"><draw:text-box fo:min-height="0.1035in" fo:min-width="2.3929in"><text:p text:style-name="MP5"><text:page-number text:select-page="current">50</text:page-number><text:span text:style-name="CharStyle20"><text:tab/>S. MARK 5</text:span></text:p></draw:text-box></draw:frame></text:p>
      </style:header-left>
      <style:footer>
        <text:p text:style-name="MP2"/>
      </style:footer>
      <style:footer-left>
        <text:p text:style-name="MP2"/>
      </style:footer-left>
    </style:master-page>
    <style:master-page style:name="PageStyle5" style:page-layout-name="Mpm4">
      <style:header>
        <text:p text:style-name="MP1"><draw:frame draw:style-name="Mfr1" draw:name="8" text:anchor-type="paragraph" svg:x="3.7563in" svg:y="0.6465in" draw:z-index="23"><draw:text-box fo:min-height="0.1in" fo:min-width="2.3764in"><text:p text:style-name="MP8"><text:span text:style-name="CharStyle20">S. MARK 8<text:tab/></text:span><text:page-number text:select-page="current">53</text:page-number></text:p></draw:text-box></draw:frame></text:p>
      </style:header>
      <style:header-left>
        <text:p text:style-name="MP1"><draw:frame draw:style-name="Mfr1" draw:name="9" text:anchor-type="paragraph" svg:x="2.0492in" svg:y="0.6835in" draw:z-index="24"><draw:text-box fo:min-height="0.1in" fo:min-width="2.3929in"><text:p text:style-name="MP5"><text:page-number text:select-page="current">52</text:page-number><text:span text:style-name="CharStyle20"><text:tab/>S. MARK 9</text:span></text:p></draw:text-box></draw:frame></text:p>
      </style:header-left>
      <style:footer>
        <text:p text:style-name="MP2"/>
      </style:footer>
      <style:footer-left>
        <text:p text:style-name="MP2"/>
      </style:footer-left>
    </style:master-page>
    <style:master-page style:name="PageStyle6" style:page-layout-name="Mpm4">
      <style:header>
        <text:p text:style-name="MP1"><draw:frame draw:style-name="Mfr1" draw:name="10" text:anchor-type="paragraph" svg:x="3.7563in" svg:y="0.6465in" draw:z-index="25"><draw:text-box fo:min-height="0.1in" fo:min-width="2.3764in"><text:p text:style-name="MP8"><text:span text:style-name="CharStyle20">S. MARK 8<text:tab/></text:span><text:page-number text:select-page="current">53</text:page-number></text:p></draw:text-box></draw:frame></text:p>
      </style:header>
      <style:header-left>
        <text:p text:style-name="MP1"><draw:frame draw:style-name="Mfr1" draw:name="11" text:anchor-type="paragraph" svg:x="3.7563in" svg:y="0.6465in" draw:z-index="0"><draw:text-box fo:min-height="0.1in" fo:min-width="2.3764in"><text:p text:style-name="MP8"><text:span text:style-name="CharStyle20">S. MARK 8<text:tab/></text:span><text:page-number text:select-page="current">54</text:page-number></text:p></draw:text-box></draw:frame></text:p>
      </style:header-left>
      <style:footer>
        <text:p text:style-name="MP2"/>
      </style:footer>
      <style:footer-left>
        <text:p text:style-name="MP2"/>
      </style:footer-left>
    </style:master-page>
    <style:master-page style:name="PageStyle7" style:page-layout-name="Mpm4">
      <style:header>
        <text:p text:style-name="MP1"><draw:frame draw:style-name="Mfr1" draw:name="12" text:anchor-type="paragraph" svg:x="3.7445in" svg:y="0.6465in" draw:z-index="28"><draw:text-box fo:min-height="0.1in" fo:min-width="2.3764in"><text:p text:style-name="MP8"><text:span text:style-name="CharStyle20">S. MARK 9<text:tab/></text:span><text:page-number text:select-page="current">0</text:page-number></text:p></draw:text-box></draw:frame></text:p>
      </style:header>
      <style:header-left>
        <text:p text:style-name="MP1"><draw:frame draw:style-name="Mfr1" draw:name="13" text:anchor-type="paragraph" svg:x="2.0492in" svg:y="0.6835in" draw:z-index="26"><draw:text-box fo:min-height="0.1in" fo:min-width="2.3929in"><text:p text:style-name="MP5"><text:page-number text:select-page="current">54</text:page-number><text:span text:style-name="CharStyle20"><text:tab/>S. MARK 9</text:span></text:p></draw:text-box></draw:frame></text:p>
      </style:header-left>
      <style:footer>
        <text:p text:style-name="MP2"/>
      </style:footer>
      <style:footer-left>
        <text:p text:style-name="MP2"/>
      </style:footer-left>
    </style:master-page>
    <style:master-page style:name="PageStyle8" style:page-layout-name="Mpm4">
      <style:header>
        <text:p text:style-name="MP1"><draw:frame draw:style-name="Mfr1" draw:name="14" text:anchor-type="paragraph" svg:x="2.0563in" svg:y="0.6701in" draw:z-index="0"><draw:text-box fo:min-height="0.1035in" fo:min-width="2.4299in"><text:p text:style-name="MP9"><text:page-number text:select-page="current">0</text:page-number><text:span text:style-name="CharStyle20"><text:tab/>S. MARK 10</text:span></text:p></draw:text-box></draw:frame></text:p>
      </style:header>
      <style:header-left>
        <text:p text:style-name="MP1"><draw:frame draw:style-name="Mfr1" draw:name="15" text:anchor-type="paragraph" svg:x="2.0563in" svg:y="0.6701in" draw:z-index="1"><draw:text-box fo:min-height="0.1035in" fo:min-width="2.4299in"><text:p text:style-name="MP9"><text:page-number text:select-page="current">0</text:page-number><text:span text:style-name="CharStyle20"><text:tab/>S. MARK 10</text:span></text:p></draw:text-box></draw:frame></text:p>
      </style:header-left>
      <style:footer>
        <text:p text:style-name="MP2"/>
      </style:footer>
      <style:footer-left>
        <text:p text:style-name="MP2"/>
      </style:footer-left>
    </style:master-page>
    <style:master-page style:name="PageStyle9" style:page-layout-name="Mpm4">
      <style:header>
        <text:p text:style-name="MP1"><draw:frame draw:style-name="Mfr1" draw:name="16" text:anchor-type="paragraph" svg:x="3.7091in" svg:y="0.6465in" draw:z-index="2"><draw:text-box fo:min-height="0.1in" fo:min-width="2.4098in"><text:p text:style-name="MP10"><text:span text:style-name="CharStyle20">S. MARK 12<text:tab/></text:span><text:page-number text:select-page="current">0</text:page-number></text:p></draw:text-box></draw:frame></text:p>
      </style:header>
      <style:header-left>
        <text:p text:style-name="MP1"><draw:frame draw:style-name="Mfr1" draw:name="17" text:anchor-type="paragraph" svg:x="2.0563in" svg:y="0.6736in" draw:z-index="4"><draw:text-box fo:min-height="0.1035in" fo:min-width="2.4201in"><text:p text:style-name="MP11"><text:page-number text:select-page="current">0</text:page-number><text:span text:style-name="CharStyle20"><text:tab/>S. MARK 11</text:span></text:p></draw:text-box></draw:frame></text:p>
      </style:header-left>
      <style:footer>
        <text:p text:style-name="MP2"/>
      </style:footer>
      <style:footer-left>
        <text:p text:style-name="MP2"/>
      </style:footer-left>
    </style:master-page>
    <style:master-page style:name="PageStyle10" style:page-layout-name="Mpm4">
      <style:header>
        <text:p text:style-name="MP1"><draw:frame draw:style-name="Mfr1" draw:name="18" text:anchor-type="paragraph" svg:x="3.7291in" svg:y="0.6799in" draw:z-index="5"><draw:text-box fo:min-height="0.1035in" fo:min-width="2.4071in"><text:p text:style-name="MP12"><text:span text:style-name="CharStyle20">S. MARK 13<text:tab/></text:span><text:page-number text:select-page="current">0</text:page-number></text:p></draw:text-box></draw:frame></text:p>
      </style:header>
      <style:header-left>
        <text:p text:style-name="MP1"><draw:frame draw:style-name="Mfr1" draw:name="19" text:anchor-type="paragraph" svg:x="2.0374in" svg:y="0.6299in" draw:z-index="6"><draw:text-box fo:min-height="0.1165in" fo:min-width="2.4402in"><text:p text:style-name="MP13"><text:page-number text:select-page="current">0</text:page-number><text:span text:style-name="CharStyle20"><text:tab/>S. MARK 14</text:span></text:p></draw:text-box></draw:frame></text:p>
      </style:header-left>
      <style:footer>
        <text:p text:style-name="MP2"/>
      </style:footer>
      <style:footer-left>
        <text:p text:style-name="MP2"/>
      </style:footer-left>
    </style:master-page>
    <style:master-page style:name="PageStyle11" style:page-layout-name="Mpm5">
      <style:header>
        <text:p text:style-name="MP1"><draw:frame draw:style-name="Mfr1" draw:name="20" text:anchor-type="paragraph" svg:x="3.8563in" svg:y="0.5528in" draw:z-index="8"><draw:text-box fo:min-height="0.1071in" fo:min-width="2.4134in"><text:p text:style-name="MP14"><text:span text:style-name="CharStyle20">S. MARK 14<text:tab/></text:span><text:page-number text:select-page="current">0</text:page-number></text:p></draw:text-box></draw:frame></text:p>
      </style:header>
      <style:header-left>
        <text:p text:style-name="MP1"><draw:frame draw:style-name="Mfr1" draw:name="21" text:anchor-type="paragraph" svg:x="3.8563in" svg:y="0.5528in" draw:z-index="0"><draw:text-box fo:min-height="0.1071in" fo:min-width="2.4134in"><text:p text:style-name="MP14"><text:span text:style-name="CharStyle20">S. MARK 14<text:tab/></text:span><text:page-number text:select-page="current">0</text:page-number></text:p></draw:text-box></draw:frame></text:p>
      </style:header-left>
      <style:footer>
        <text:p text:style-name="MP2"/>
      </style:footer>
      <style:footer-left>
        <text:p text:style-name="MP2"/>
      </style:footer-left>
    </style:master-page>
    <style:master-page style:name="PageStyle12" style:page-layout-name="Mpm5">
      <style:header>
        <text:p text:style-name="MP1"><draw:frame draw:style-name="Mfr1" draw:name="22" text:anchor-type="paragraph" svg:x="3.8791in" svg:y="0.5563in" draw:z-index="9"><draw:text-box fo:min-height="0.1035in" fo:min-width="2.4035in"><text:p text:style-name="MP15"><text:span text:style-name="CharStyle20">S. MARK IS<text:tab/></text:span><text:page-number text:select-page="current">0</text:page-number></text:p></draw:text-box></draw:frame></text:p>
      </style:header>
      <style:header-left>
        <text:p text:style-name="MP1"><draw:frame draw:style-name="Mfr1" draw:name="23" text:anchor-type="paragraph" svg:x="2.1744in" svg:y="0.5528in" draw:z-index="10"><draw:text-box fo:min-height="0.1071in" fo:min-width="2.4701in"><text:p text:style-name="MP16"><text:page-number text:select-page="current">0</text:page-number><text:span text:style-name="CharStyle20"><text:tab/>S. MARK 14</text:span></text:p></draw:text-box></draw:frame></text:p>
      </style:header-left>
      <style:footer>
        <text:p text:style-name="MP2"/>
      </style:footer>
      <style:footer-left>
        <text:p text:style-name="MP2"/>
      </style:footer-left>
    </style:master-page>
    <style:master-page style:name="PageStyle13" style:page-layout-name="Mpm5">
      <style:header>
        <text:p text:style-name="MP1"><draw:frame draw:style-name="Mfr1" draw:name="24" text:anchor-type="paragraph" svg:x="2.1811in" svg:y="0.5528in" draw:z-index="0"><draw:text-box fo:min-height="0.1071in" fo:min-width="2.4402in"><text:p text:style-name="MP13"><text:page-number text:select-page="current">0</text:page-number><text:span text:style-name="CharStyle20"><text:tab/>S. MARK 15</text:span></text:p></draw:text-box></draw:frame></text:p>
      </style:header>
      <style:header-left>
        <text:p text:style-name="MP1"><draw:frame draw:style-name="Mfr1" draw:name="25" text:anchor-type="paragraph" svg:x="2.1811in" svg:y="0.5528in" draw:z-index="11"><draw:text-box fo:min-height="0.1071in" fo:min-width="2.4402in"><text:p text:style-name="MP13"><text:page-number text:select-page="current">0</text:page-number><text:span text:style-name="CharStyle20"><text:tab/>S. MARK 15</text:span></text:p></draw:text-box></draw:frame></text:p>
      </style:header-left>
      <style:footer>
        <text:p text:style-name="MP2"/>
      </style:footer>
      <style:footer-left>
        <text:p text:style-name="MP2"/>
      </style:footer-left>
    </style:master-page>
    <style:master-page style:name="PageStyle14" style:page-layout-name="Mpm5">
      <style:header>
        <text:p text:style-name="MP1"><draw:frame draw:style-name="Mfr1" draw:name="26" text:anchor-type="paragraph" svg:x="3.8429in" svg:y="0.5161in" draw:z-index="12"><draw:text-box fo:min-height="0.1429in" fo:min-width="2.4264in"><text:p text:style-name="MP17"><text:span text:style-name="CharStyle56">S, MARK 16<text:tab/></text:span><text:page-number text:select-page="current">0</text:page-number></text:p></draw:text-box></draw:frame></text:p>
      </style:header>
      <style:header-left>
        <text:p text:style-name="MP1"><draw:frame draw:style-name="Mfr1" draw:name="27" text:anchor-type="paragraph" svg:x="2.2181in" svg:y="0.5126in" draw:z-index="13"><draw:text-box fo:min-height="0.1465in" fo:min-width="2.4429in"><text:p text:style-name="MP18"><text:page-number text:select-page="current">0</text:page-number><text:span text:style-name="CharStyle20"><text:tab/></text:span><text:span text:style-name="CharStyle61">S. MARK 16</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2" meta:object-count="0" meta:page-count="30" meta:paragraph-count="526" meta:word-count="15252" meta:character-count="77095" meta:non-whitespace-character-count="62397"/>
    <meta:generator>LibreOffice/4.4.5.2$Windows_x86 LibreOffice_project/a22f674fd25a3b6f45bdebf25400ed2adff0ff99</meta:generator>
  </office:meta>
</office:document-meta>
</file>